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94pt"/>
    </style:style>
    <style:style style:name="co4" style:family="table-column">
      <style:table-column-properties fo:break-before="auto" style:column-width="48.25pt"/>
    </style:style>
    <style:style style:name="co5" style:family="table-column">
      <style:table-column-properties fo:break-before="auto" style:column-width="94.59pt"/>
    </style:style>
    <style:style style:name="co6" style:family="table-column">
      <style:table-column-properties fo:break-before="auto" style:column-width="6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0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 office:value-type="string" calcext:value-type="string">
            <text:p>U:0</text:p>
          </table:table-cell>
          <table:table-cell office:value-type="string" calcext:value-type="string">
            <text:p>U0_avg</text:p>
          </table:table-cell>
          <table:table-cell office:value-type="string" calcext:value-type="string">
            <text:p>adim_U0_avg</text:p>
          </table:table-cell>
          <table:table-cell/>
          <table:table-cell office:value-type="string" calcext:value-type="string">
            <text:p>Points:0</text:p>
          </table:table-cell>
          <table:table-cell/>
        </table:table-row>
        <table:table-row table:style-name="ro1">
          <table:table-cell office:value-type="float" office:value="9.5402" calcext:value-type="float">
            <text:p>9.5402</text:p>
          </table:table-cell>
          <table:table-cell office:value-type="float" office:value="9.5429" calcext:value-type="float">
            <text:p>9.5429</text:p>
          </table:table-cell>
          <table:table-cell office:value-type="float" office:value="9.5426" calcext:value-type="float">
            <text:p>9.5426</text:p>
          </table:table-cell>
          <table:table-cell table:formula="of:=AVERAGE([.A2:.C2])" office:value-type="float" office:value="9.5419" calcext:value-type="float">
            <text:p>9.5419</text:p>
          </table:table-cell>
          <table:table-cell table:formula="of:=[.D2]/[.$D$2]" office:value-type="float" office:value="1" calcext:value-type="float">
            <text:p>1</text:p>
          </table:table-cell>
          <table:table-cell/>
          <table:table-cell office:value-type="float" office:value="4.68" calcext:value-type="float">
            <text:p>4.68</text:p>
          </table:table-cell>
          <table:table-cell table:formula="of:=([.G2]-9)/4.5"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9.5207" calcext:value-type="float">
            <text:p>9.5207</text:p>
          </table:table-cell>
          <table:table-cell office:value-type="float" office:value="9.5235" calcext:value-type="float">
            <text:p>9.5235</text:p>
          </table:table-cell>
          <table:table-cell office:value-type="float" office:value="9.5232" calcext:value-type="float">
            <text:p>9.5232</text:p>
          </table:table-cell>
          <table:table-cell table:formula="of:=AVERAGE([.A3:.C3])" office:value-type="float" office:value="9.52246666666667" calcext:value-type="float">
            <text:p>9.52246666666667</text:p>
          </table:table-cell>
          <table:table-cell table:formula="of:=[.D3]/[.$D$2]" office:value-type="float" office:value="0.99796336858138" calcext:value-type="float">
            <text:p>0.99796336858138</text:p>
          </table:table-cell>
          <table:table-cell/>
          <table:table-cell office:value-type="float" office:value="4.7804" calcext:value-type="float">
            <text:p>4.7804</text:p>
          </table:table-cell>
          <table:table-cell table:formula="of:=([.G3]-9)/4.5" office:value-type="float" office:value="-0.937688888888889" calcext:value-type="float">
            <text:p>-0.937688888888889</text:p>
          </table:table-cell>
        </table:table-row>
        <table:table-row table:style-name="ro1">
          <table:table-cell office:value-type="float" office:value="9.5012" calcext:value-type="float">
            <text:p>9.5012</text:p>
          </table:table-cell>
          <table:table-cell office:value-type="float" office:value="9.5041" calcext:value-type="float">
            <text:p>9.5041</text:p>
          </table:table-cell>
          <table:table-cell office:value-type="float" office:value="9.5038" calcext:value-type="float">
            <text:p>9.5038</text:p>
          </table:table-cell>
          <table:table-cell table:formula="of:=AVERAGE([.A4:.C4])" office:value-type="float" office:value="9.50303333333333" calcext:value-type="float">
            <text:p>9.50303333333333</text:p>
          </table:table-cell>
          <table:table-cell table:formula="of:=[.D4]/[.$D$2]" office:value-type="float" office:value="0.995926737162759" calcext:value-type="float">
            <text:p>0.995926737162759</text:p>
          </table:table-cell>
          <table:table-cell/>
          <table:table-cell office:value-type="float" office:value="4.8807" calcext:value-type="float">
            <text:p>4.8807</text:p>
          </table:table-cell>
          <table:table-cell table:formula="of:=([.G4]-9)/4.5" office:value-type="float" office:value="-0.9154" calcext:value-type="float">
            <text:p>-0.9154</text:p>
          </table:table-cell>
        </table:table-row>
        <table:table-row table:style-name="ro1">
          <table:table-cell office:value-type="float" office:value="9.4816" calcext:value-type="float">
            <text:p>9.4816</text:p>
          </table:table-cell>
          <table:table-cell office:value-type="float" office:value="9.4847" calcext:value-type="float">
            <text:p>9.4847</text:p>
          </table:table-cell>
          <table:table-cell office:value-type="float" office:value="9.4844" calcext:value-type="float">
            <text:p>9.4844</text:p>
          </table:table-cell>
          <table:table-cell table:formula="of:=AVERAGE([.A5:.C5])" office:value-type="float" office:value="9.48356666666667" calcext:value-type="float">
            <text:p>9.48356666666667</text:p>
          </table:table-cell>
          <table:table-cell table:formula="of:=[.D5]/[.$D$2]" office:value-type="float" office:value="0.993886612379785" calcext:value-type="float">
            <text:p>0.993886612379785</text:p>
          </table:table-cell>
          <table:table-cell/>
          <table:table-cell office:value-type="float" office:value="4.9811" calcext:value-type="float">
            <text:p>4.9811</text:p>
          </table:table-cell>
          <table:table-cell table:formula="of:=([.G5]-9)/4.5" office:value-type="float" office:value="-0.893088888888889" calcext:value-type="float">
            <text:p>-0.893088888888889</text:p>
          </table:table-cell>
        </table:table-row>
        <table:table-row table:style-name="ro1">
          <table:table-cell office:value-type="float" office:value="9.4621" calcext:value-type="float">
            <text:p>9.4621</text:p>
          </table:table-cell>
          <table:table-cell office:value-type="float" office:value="9.4653" calcext:value-type="float">
            <text:p>9.4653</text:p>
          </table:table-cell>
          <table:table-cell office:value-type="float" office:value="9.465" calcext:value-type="float">
            <text:p>9.465</text:p>
          </table:table-cell>
          <table:table-cell table:formula="of:=AVERAGE([.A6:.C6])" office:value-type="float" office:value="9.46413333333333" calcext:value-type="float">
            <text:p>9.46413333333333</text:p>
          </table:table-cell>
          <table:table-cell table:formula="of:=[.D6]/[.$D$2]" office:value-type="float" office:value="0.991849980961164" calcext:value-type="float">
            <text:p>0.991849980961164</text:p>
          </table:table-cell>
          <table:table-cell/>
          <table:table-cell office:value-type="float" office:value="5.0814" calcext:value-type="float">
            <text:p>5.0814</text:p>
          </table:table-cell>
          <table:table-cell table:formula="of:=([.G6]-9)/4.5" office:value-type="float" office:value="-0.8708" calcext:value-type="float">
            <text:p>-0.8708</text:p>
          </table:table-cell>
        </table:table-row>
        <table:table-row table:style-name="ro1">
          <table:table-cell office:value-type="float" office:value="9.4425" calcext:value-type="float">
            <text:p>9.4425</text:p>
          </table:table-cell>
          <table:table-cell office:value-type="float" office:value="9.4459" calcext:value-type="float">
            <text:p>9.4459</text:p>
          </table:table-cell>
          <table:table-cell office:value-type="float" office:value="9.4456" calcext:value-type="float">
            <text:p>9.4456</text:p>
          </table:table-cell>
          <table:table-cell table:formula="of:=AVERAGE([.A7:.C7])" office:value-type="float" office:value="9.44466666666667" calcext:value-type="float">
            <text:p>9.44466666666667</text:p>
          </table:table-cell>
          <table:table-cell table:formula="of:=[.D7]/[.$D$2]" office:value-type="float" office:value="0.98980985617819" calcext:value-type="float">
            <text:p>0.98980985617819</text:p>
          </table:table-cell>
          <table:table-cell/>
          <table:table-cell office:value-type="float" office:value="5.1817" calcext:value-type="float">
            <text:p>5.1817</text:p>
          </table:table-cell>
          <table:table-cell table:formula="of:=([.G7]-9)/4.5" office:value-type="float" office:value="-0.848511111111111" calcext:value-type="float">
            <text:p>-0.848511111111111</text:p>
          </table:table-cell>
        </table:table-row>
        <table:table-row table:style-name="ro1">
          <table:table-cell office:value-type="float" office:value="9.423" calcext:value-type="float">
            <text:p>9.423</text:p>
          </table:table-cell>
          <table:table-cell office:value-type="float" office:value="9.4265" calcext:value-type="float">
            <text:p>9.4265</text:p>
          </table:table-cell>
          <table:table-cell office:value-type="float" office:value="9.4262" calcext:value-type="float">
            <text:p>9.4262</text:p>
          </table:table-cell>
          <table:table-cell table:formula="of:=AVERAGE([.A8:.C8])" office:value-type="float" office:value="9.42523333333333" calcext:value-type="float">
            <text:p>9.42523333333333</text:p>
          </table:table-cell>
          <table:table-cell table:formula="of:=[.D8]/[.$D$2]" office:value-type="float" office:value="0.987773224759569" calcext:value-type="float">
            <text:p>0.987773224759569</text:p>
          </table:table-cell>
          <table:table-cell/>
          <table:table-cell office:value-type="float" office:value="5.2821" calcext:value-type="float">
            <text:p>5.2821</text:p>
          </table:table-cell>
          <table:table-cell table:formula="of:=([.G8]-9)/4.5" office:value-type="float" office:value="-0.8262" calcext:value-type="float">
            <text:p>-0.8262</text:p>
          </table:table-cell>
        </table:table-row>
        <table:table-row table:style-name="ro1">
          <table:table-cell office:value-type="float" office:value="9.4034" calcext:value-type="float">
            <text:p>9.4034</text:p>
          </table:table-cell>
          <table:table-cell office:value-type="float" office:value="9.407" calcext:value-type="float">
            <text:p>9.407</text:p>
          </table:table-cell>
          <table:table-cell office:value-type="float" office:value="9.4068" calcext:value-type="float">
            <text:p>9.4068</text:p>
          </table:table-cell>
          <table:table-cell table:formula="of:=AVERAGE([.A9:.C9])" office:value-type="float" office:value="9.40573333333333" calcext:value-type="float">
            <text:p>9.40573333333333</text:p>
          </table:table-cell>
          <table:table-cell table:formula="of:=[.D9]/[.$D$2]" office:value-type="float" office:value="0.98572960661224" calcext:value-type="float">
            <text:p>0.98572960661224</text:p>
          </table:table-cell>
          <table:table-cell/>
          <table:table-cell office:value-type="float" office:value="5.3825" calcext:value-type="float">
            <text:p>5.3825</text:p>
          </table:table-cell>
          <table:table-cell table:formula="of:=([.G9]-9)/4.5" office:value-type="float" office:value="-0.803888888888889" calcext:value-type="float">
            <text:p>-0.803888888888889</text:p>
          </table:table-cell>
        </table:table-row>
        <table:table-row table:style-name="ro1">
          <table:table-cell office:value-type="float" office:value="9.3839" calcext:value-type="float">
            <text:p>9.3839</text:p>
          </table:table-cell>
          <table:table-cell office:value-type="float" office:value="9.3876" calcext:value-type="float">
            <text:p>9.3876</text:p>
          </table:table-cell>
          <table:table-cell office:value-type="float" office:value="9.3874" calcext:value-type="float">
            <text:p>9.3874</text:p>
          </table:table-cell>
          <table:table-cell table:formula="of:=AVERAGE([.A10:.C10])" office:value-type="float" office:value="9.3863" calcext:value-type="float">
            <text:p>9.3863</text:p>
          </table:table-cell>
          <table:table-cell table:formula="of:=[.D10]/[.$D$2]" office:value-type="float" office:value="0.98369297519362" calcext:value-type="float">
            <text:p>0.98369297519362</text:p>
          </table:table-cell>
          <table:table-cell/>
          <table:table-cell office:value-type="float" office:value="5.4828" calcext:value-type="float">
            <text:p>5.4828</text:p>
          </table:table-cell>
          <table:table-cell table:formula="of:=([.G10]-9)/4.5" office:value-type="float" office:value="-0.7816" calcext:value-type="float">
            <text:p>-0.7816</text:p>
          </table:table-cell>
        </table:table-row>
        <table:table-row table:style-name="ro1">
          <table:table-cell office:value-type="float" office:value="9.3505" calcext:value-type="float">
            <text:p>9.3505</text:p>
          </table:table-cell>
          <table:table-cell office:value-type="float" office:value="9.3546" calcext:value-type="float">
            <text:p>9.3546</text:p>
          </table:table-cell>
          <table:table-cell office:value-type="float" office:value="9.3542" calcext:value-type="float">
            <text:p>9.3542</text:p>
          </table:table-cell>
          <table:table-cell table:formula="of:=AVERAGE([.A11:.C11])" office:value-type="float" office:value="9.3531" calcext:value-type="float">
            <text:p>9.3531</text:p>
          </table:table-cell>
          <table:table-cell table:formula="of:=[.D11]/[.$D$2]" office:value-type="float" office:value="0.980213584296629" calcext:value-type="float">
            <text:p>0.980213584296629</text:p>
          </table:table-cell>
          <table:table-cell/>
          <table:table-cell office:value-type="float" office:value="5.5831" calcext:value-type="float">
            <text:p>5.5831</text:p>
          </table:table-cell>
          <table:table-cell table:formula="of:=([.G11]-9)/4.5" office:value-type="float" office:value="-0.759311111111111" calcext:value-type="float">
            <text:p>-0.759311111111111</text:p>
          </table:table-cell>
        </table:table-row>
        <table:table-row table:style-name="ro1">
          <table:table-cell office:value-type="float" office:value="9.2667" calcext:value-type="float">
            <text:p>9.2667</text:p>
          </table:table-cell>
          <table:table-cell office:value-type="float" office:value="9.2719" calcext:value-type="float">
            <text:p>9.2719</text:p>
          </table:table-cell>
          <table:table-cell office:value-type="float" office:value="9.2711" calcext:value-type="float">
            <text:p>9.2711</text:p>
          </table:table-cell>
          <table:table-cell table:formula="of:=AVERAGE([.A12:.C12])" office:value-type="float" office:value="9.2699" calcext:value-type="float">
            <text:p>9.2699</text:p>
          </table:table-cell>
          <table:table-cell table:formula="of:=[.D12]/[.$D$2]" office:value-type="float" office:value="0.971494146868024" calcext:value-type="float">
            <text:p>0.971494146868024</text:p>
          </table:table-cell>
          <table:table-cell/>
          <table:table-cell office:value-type="float" office:value="5.6835" calcext:value-type="float">
            <text:p>5.6835</text:p>
          </table:table-cell>
          <table:table-cell table:formula="of:=([.G12]-9)/4.5" office:value-type="float" office:value="-0.737" calcext:value-type="float">
            <text:p>-0.737</text:p>
          </table:table-cell>
        </table:table-row>
        <table:table-row table:style-name="ro1">
          <table:table-cell office:value-type="float" office:value="9.183" calcext:value-type="float">
            <text:p>9.183</text:p>
          </table:table-cell>
          <table:table-cell office:value-type="float" office:value="9.1892" calcext:value-type="float">
            <text:p>9.1892</text:p>
          </table:table-cell>
          <table:table-cell office:value-type="float" office:value="9.1879" calcext:value-type="float">
            <text:p>9.1879</text:p>
          </table:table-cell>
          <table:table-cell table:formula="of:=AVERAGE([.A13:.C13])" office:value-type="float" office:value="9.1867" calcext:value-type="float">
            <text:p>9.1867</text:p>
          </table:table-cell>
          <table:table-cell table:formula="of:=[.D13]/[.$D$2]" office:value-type="float" office:value="0.96277470943942" calcext:value-type="float">
            <text:p>0.96277470943942</text:p>
          </table:table-cell>
          <table:table-cell/>
          <table:table-cell office:value-type="float" office:value="5.7839" calcext:value-type="float">
            <text:p>5.7839</text:p>
          </table:table-cell>
          <table:table-cell table:formula="of:=([.G13]-9)/4.5" office:value-type="float" office:value="-0.714688888888889" calcext:value-type="float">
            <text:p>-0.714688888888889</text:p>
          </table:table-cell>
        </table:table-row>
        <table:table-row table:style-name="ro1">
          <table:table-cell office:value-type="float" office:value="9.0992" calcext:value-type="float">
            <text:p>9.0992</text:p>
          </table:table-cell>
          <table:table-cell office:value-type="float" office:value="9.1065" calcext:value-type="float">
            <text:p>9.1065</text:p>
          </table:table-cell>
          <table:table-cell office:value-type="float" office:value="9.1047" calcext:value-type="float">
            <text:p>9.1047</text:p>
          </table:table-cell>
          <table:table-cell table:formula="of:=AVERAGE([.A14:.C14])" office:value-type="float" office:value="9.10346666666667" calcext:value-type="float">
            <text:p>9.10346666666667</text:p>
          </table:table-cell>
          <table:table-cell table:formula="of:=[.D14]/[.$D$2]" office:value-type="float" office:value="0.954051778646461" calcext:value-type="float">
            <text:p>0.954051778646461</text:p>
          </table:table-cell>
          <table:table-cell/>
          <table:table-cell office:value-type="float" office:value="5.8842" calcext:value-type="float">
            <text:p>5.8842</text:p>
          </table:table-cell>
          <table:table-cell table:formula="of:=([.G14]-9)/4.5" office:value-type="float" office:value="-0.6924" calcext:value-type="float">
            <text:p>-0.6924</text:p>
          </table:table-cell>
        </table:table-row>
        <table:table-row table:style-name="ro1">
          <table:table-cell office:value-type="float" office:value="9.0155" calcext:value-type="float">
            <text:p>9.0155</text:p>
          </table:table-cell>
          <table:table-cell office:value-type="float" office:value="9.0239" calcext:value-type="float">
            <text:p>9.0239</text:p>
          </table:table-cell>
          <table:table-cell office:value-type="float" office:value="9.0216" calcext:value-type="float">
            <text:p>9.0216</text:p>
          </table:table-cell>
          <table:table-cell table:formula="of:=AVERAGE([.A15:.C15])" office:value-type="float" office:value="9.02033333333333" calcext:value-type="float">
            <text:p>9.02033333333333</text:p>
          </table:table-cell>
          <table:table-cell table:formula="of:=[.D15]/[.$D$2]" office:value-type="float" office:value="0.945339327946565" calcext:value-type="float">
            <text:p>0.945339327946565</text:p>
          </table:table-cell>
          <table:table-cell/>
          <table:table-cell office:value-type="float" office:value="5.9845" calcext:value-type="float">
            <text:p>5.9845</text:p>
          </table:table-cell>
          <table:table-cell table:formula="of:=([.G15]-9)/4.5" office:value-type="float" office:value="-0.670111111111111" calcext:value-type="float">
            <text:p>-0.670111111111111</text:p>
          </table:table-cell>
        </table:table-row>
        <table:table-row table:style-name="ro1">
          <table:table-cell office:value-type="float" office:value="8.9318" calcext:value-type="float">
            <text:p>8.9318</text:p>
          </table:table-cell>
          <table:table-cell office:value-type="float" office:value="8.9412" calcext:value-type="float">
            <text:p>8.9412</text:p>
          </table:table-cell>
          <table:table-cell office:value-type="float" office:value="8.9384" calcext:value-type="float">
            <text:p>8.9384</text:p>
          </table:table-cell>
          <table:table-cell table:formula="of:=AVERAGE([.A16:.C16])" office:value-type="float" office:value="8.93713333333333" calcext:value-type="float">
            <text:p>8.93713333333333</text:p>
          </table:table-cell>
          <table:table-cell table:formula="of:=[.D16]/[.$D$2]" office:value-type="float" office:value="0.936619890517961" calcext:value-type="float">
            <text:p>0.936619890517961</text:p>
          </table:table-cell>
          <table:table-cell/>
          <table:table-cell office:value-type="float" office:value="6.0849" calcext:value-type="float">
            <text:p>6.0849</text:p>
          </table:table-cell>
          <table:table-cell table:formula="of:=([.G16]-9)/4.5" office:value-type="float" office:value="-0.6478" calcext:value-type="float">
            <text:p>-0.6478</text:p>
          </table:table-cell>
        </table:table-row>
        <table:table-row table:style-name="ro1">
          <table:table-cell office:value-type="float" office:value="8.848" calcext:value-type="float">
            <text:p>8.848</text:p>
          </table:table-cell>
          <table:table-cell office:value-type="float" office:value="8.8585" calcext:value-type="float">
            <text:p>8.8585</text:p>
          </table:table-cell>
          <table:table-cell office:value-type="float" office:value="8.8553" calcext:value-type="float">
            <text:p>8.8553</text:p>
          </table:table-cell>
          <table:table-cell table:formula="of:=AVERAGE([.A17:.C17])" office:value-type="float" office:value="8.85393333333333" calcext:value-type="float">
            <text:p>8.85393333333333</text:p>
          </table:table-cell>
          <table:table-cell table:formula="of:=[.D17]/[.$D$2]" office:value-type="float" office:value="0.927900453089357" calcext:value-type="float">
            <text:p>0.927900453089357</text:p>
          </table:table-cell>
          <table:table-cell/>
          <table:table-cell office:value-type="float" office:value="6.1852" calcext:value-type="float">
            <text:p>6.1852</text:p>
          </table:table-cell>
          <table:table-cell table:formula="of:=([.G17]-9)/4.5" office:value-type="float" office:value="-0.625511111111111" calcext:value-type="float">
            <text:p>-0.625511111111111</text:p>
          </table:table-cell>
        </table:table-row>
        <table:table-row table:style-name="ro1">
          <table:table-cell office:value-type="float" office:value="8.7643" calcext:value-type="float">
            <text:p>8.7643</text:p>
          </table:table-cell>
          <table:table-cell office:value-type="float" office:value="8.7759" calcext:value-type="float">
            <text:p>8.7759</text:p>
          </table:table-cell>
          <table:table-cell office:value-type="float" office:value="8.7721" calcext:value-type="float">
            <text:p>8.7721</text:p>
          </table:table-cell>
          <table:table-cell table:formula="of:=AVERAGE([.A18:.C18])" office:value-type="float" office:value="8.77076666666667" calcext:value-type="float">
            <text:p>8.77076666666667</text:p>
          </table:table-cell>
          <table:table-cell table:formula="of:=[.D18]/[.$D$2]" office:value-type="float" office:value="0.919184509025107" calcext:value-type="float">
            <text:p>0.919184509025107</text:p>
          </table:table-cell>
          <table:table-cell/>
          <table:table-cell office:value-type="float" office:value="6.2856" calcext:value-type="float">
            <text:p>6.2856</text:p>
          </table:table-cell>
          <table:table-cell table:formula="of:=([.G18]-9)/4.5" office:value-type="float" office:value="-0.6032" calcext:value-type="float">
            <text:p>-0.6032</text:p>
          </table:table-cell>
        </table:table-row>
        <table:table-row table:style-name="ro1">
          <table:table-cell office:value-type="float" office:value="8.6805" calcext:value-type="float">
            <text:p>8.6805</text:p>
          </table:table-cell>
          <table:table-cell office:value-type="float" office:value="8.6932" calcext:value-type="float">
            <text:p>8.6932</text:p>
          </table:table-cell>
          <table:table-cell office:value-type="float" office:value="8.6889" calcext:value-type="float">
            <text:p>8.6889</text:p>
          </table:table-cell>
          <table:table-cell table:formula="of:=AVERAGE([.A19:.C19])" office:value-type="float" office:value="8.68753333333333" calcext:value-type="float">
            <text:p>8.68753333333333</text:p>
          </table:table-cell>
          <table:table-cell table:formula="of:=[.D19]/[.$D$2]" office:value-type="float" office:value="0.910461578232148" calcext:value-type="float">
            <text:p>0.910461578232148</text:p>
          </table:table-cell>
          <table:table-cell/>
          <table:table-cell office:value-type="float" office:value="6.386" calcext:value-type="float">
            <text:p>6.386</text:p>
          </table:table-cell>
          <table:table-cell table:formula="of:=([.G19]-9)/4.5" office:value-type="float" office:value="-0.580888888888889" calcext:value-type="float">
            <text:p>-0.580888888888889</text:p>
          </table:table-cell>
        </table:table-row>
        <table:table-row table:style-name="ro1">
          <table:table-cell office:value-type="float" office:value="8.5968" calcext:value-type="float">
            <text:p>8.5968</text:p>
          </table:table-cell>
          <table:table-cell office:value-type="float" office:value="8.6105" calcext:value-type="float">
            <text:p>8.6105</text:p>
          </table:table-cell>
          <table:table-cell office:value-type="float" office:value="8.6058" calcext:value-type="float">
            <text:p>8.6058</text:p>
          </table:table-cell>
          <table:table-cell table:formula="of:=AVERAGE([.A20:.C20])" office:value-type="float" office:value="8.60436666666667" calcext:value-type="float">
            <text:p>8.60436666666667</text:p>
          </table:table-cell>
          <table:table-cell table:formula="of:=[.D20]/[.$D$2]" office:value-type="float" office:value="0.901745634167898" calcext:value-type="float">
            <text:p>0.901745634167898</text:p>
          </table:table-cell>
          <table:table-cell/>
          <table:table-cell office:value-type="float" office:value="6.4863" calcext:value-type="float">
            <text:p>6.4863</text:p>
          </table:table-cell>
          <table:table-cell table:formula="of:=([.G20]-9)/4.5" office:value-type="float" office:value="-0.5586" calcext:value-type="float">
            <text:p>-0.5586</text:p>
          </table:table-cell>
        </table:table-row>
        <table:table-row table:style-name="ro1">
          <table:table-cell office:value-type="float" office:value="8.513" calcext:value-type="float">
            <text:p>8.513</text:p>
          </table:table-cell>
          <table:table-cell office:value-type="float" office:value="8.5279" calcext:value-type="float">
            <text:p>8.5279</text:p>
          </table:table-cell>
          <table:table-cell office:value-type="float" office:value="8.5226" calcext:value-type="float">
            <text:p>8.5226</text:p>
          </table:table-cell>
          <table:table-cell table:formula="of:=AVERAGE([.A21:.C21])" office:value-type="float" office:value="8.52116666666667" calcext:value-type="float">
            <text:p>8.52116666666667</text:p>
          </table:table-cell>
          <table:table-cell table:formula="of:=[.D21]/[.$D$2]" office:value-type="float" office:value="0.893026196739294" calcext:value-type="float">
            <text:p>0.893026196739294</text:p>
          </table:table-cell>
          <table:table-cell/>
          <table:table-cell office:value-type="float" office:value="6.5866" calcext:value-type="float">
            <text:p>6.5866</text:p>
          </table:table-cell>
          <table:table-cell table:formula="of:=([.G21]-9)/4.5" office:value-type="float" office:value="-0.536311111111111" calcext:value-type="float">
            <text:p>-0.536311111111111</text:p>
          </table:table-cell>
        </table:table-row>
        <table:table-row table:style-name="ro1">
          <table:table-cell office:value-type="float" office:value="8.451" calcext:value-type="float">
            <text:p>8.451</text:p>
          </table:table-cell>
          <table:table-cell office:value-type="float" office:value="8.4667" calcext:value-type="float">
            <text:p>8.4667</text:p>
          </table:table-cell>
          <table:table-cell office:value-type="float" office:value="8.4611" calcext:value-type="float">
            <text:p>8.4611</text:p>
          </table:table-cell>
          <table:table-cell table:formula="of:=AVERAGE([.A22:.C22])" office:value-type="float" office:value="8.4596" calcext:value-type="float">
            <text:p>8.4596</text:p>
          </table:table-cell>
          <table:table-cell table:formula="of:=[.D22]/[.$D$2]" office:value-type="float" office:value="0.886573952776701" calcext:value-type="float">
            <text:p>0.886573952776701</text:p>
          </table:table-cell>
          <table:table-cell/>
          <table:table-cell office:value-type="float" office:value="6.687" calcext:value-type="float">
            <text:p>6.687</text:p>
          </table:table-cell>
          <table:table-cell table:formula="of:=([.G22]-9)/4.5"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8.4227" calcext:value-type="float">
            <text:p>8.4227</text:p>
          </table:table-cell>
          <table:table-cell office:value-type="float" office:value="8.4387" calcext:value-type="float">
            <text:p>8.4387</text:p>
          </table:table-cell>
          <table:table-cell office:value-type="float" office:value="8.4331" calcext:value-type="float">
            <text:p>8.4331</text:p>
          </table:table-cell>
          <table:table-cell table:formula="of:=AVERAGE([.A23:.C23])" office:value-type="float" office:value="8.4315" calcext:value-type="float">
            <text:p>8.4315</text:p>
          </table:table-cell>
          <table:table-cell table:formula="of:=[.D23]/[.$D$2]" office:value-type="float" office:value="0.883629046625934" calcext:value-type="float">
            <text:p>0.883629046625934</text:p>
          </table:table-cell>
          <table:table-cell/>
          <table:table-cell office:value-type="float" office:value="6.7874" calcext:value-type="float">
            <text:p>6.7874</text:p>
          </table:table-cell>
          <table:table-cell table:formula="of:=([.G23]-9)/4.5" office:value-type="float" office:value="-0.491688888888889" calcext:value-type="float">
            <text:p>-0.491688888888889</text:p>
          </table:table-cell>
        </table:table-row>
        <table:table-row table:style-name="ro1">
          <table:table-cell office:value-type="float" office:value="8.3944" calcext:value-type="float">
            <text:p>8.3944</text:p>
          </table:table-cell>
          <table:table-cell office:value-type="float" office:value="8.4108" calcext:value-type="float">
            <text:p>8.4108</text:p>
          </table:table-cell>
          <table:table-cell office:value-type="float" office:value="8.4051" calcext:value-type="float">
            <text:p>8.4051</text:p>
          </table:table-cell>
          <table:table-cell table:formula="of:=AVERAGE([.A24:.C24])" office:value-type="float" office:value="8.40343333333333" calcext:value-type="float">
            <text:p>8.40343333333333</text:p>
          </table:table-cell>
          <table:table-cell table:formula="of:=[.D24]/[.$D$2]" office:value-type="float" office:value="0.880687633839522" calcext:value-type="float">
            <text:p>0.880687633839522</text:p>
          </table:table-cell>
          <table:table-cell/>
          <table:table-cell office:value-type="float" office:value="6.8877" calcext:value-type="float">
            <text:p>6.8877</text:p>
          </table:table-cell>
          <table:table-cell table:formula="of:=([.G24]-9)/4.5" office:value-type="float" office:value="-0.4694" calcext:value-type="float">
            <text:p>-0.4694</text:p>
          </table:table-cell>
        </table:table-row>
        <table:table-row table:style-name="ro1">
          <table:table-cell office:value-type="float" office:value="8.3661" calcext:value-type="float">
            <text:p>8.3661</text:p>
          </table:table-cell>
          <table:table-cell office:value-type="float" office:value="8.3828" calcext:value-type="float">
            <text:p>8.3828</text:p>
          </table:table-cell>
          <table:table-cell office:value-type="float" office:value="8.3771" calcext:value-type="float">
            <text:p>8.3771</text:p>
          </table:table-cell>
          <table:table-cell table:formula="of:=AVERAGE([.A25:.C25])" office:value-type="float" office:value="8.37533333333333" calcext:value-type="float">
            <text:p>8.37533333333333</text:p>
          </table:table-cell>
          <table:table-cell table:formula="of:=[.D25]/[.$D$2]" office:value-type="float" office:value="0.877742727688755" calcext:value-type="float">
            <text:p>0.877742727688755</text:p>
          </table:table-cell>
          <table:table-cell/>
          <table:table-cell office:value-type="float" office:value="6.988" calcext:value-type="float">
            <text:p>6.988</text:p>
          </table:table-cell>
          <table:table-cell table:formula="of:=([.G25]-9)/4.5" office:value-type="float" office:value="-0.447111111111111" calcext:value-type="float">
            <text:p>-0.447111111111111</text:p>
          </table:table-cell>
        </table:table-row>
        <table:table-row table:style-name="ro1">
          <table:table-cell office:value-type="float" office:value="8.3378" calcext:value-type="float">
            <text:p>8.3378</text:p>
          </table:table-cell>
          <table:table-cell office:value-type="float" office:value="8.3549" calcext:value-type="float">
            <text:p>8.3549</text:p>
          </table:table-cell>
          <table:table-cell office:value-type="float" office:value="8.349" calcext:value-type="float">
            <text:p>8.349</text:p>
          </table:table-cell>
          <table:table-cell table:formula="of:=AVERAGE([.A26:.C26])" office:value-type="float" office:value="8.34723333333333" calcext:value-type="float">
            <text:p>8.34723333333333</text:p>
          </table:table-cell>
          <table:table-cell table:formula="of:=[.D26]/[.$D$2]" office:value-type="float" office:value="0.874797821537988" calcext:value-type="float">
            <text:p>0.874797821537988</text:p>
          </table:table-cell>
          <table:table-cell/>
          <table:table-cell office:value-type="float" office:value="7.0884" calcext:value-type="float">
            <text:p>7.0884</text:p>
          </table:table-cell>
          <table:table-cell table:formula="of:=([.G26]-9)/4.5" office:value-type="float" office:value="-0.4248" calcext:value-type="float">
            <text:p>-0.4248</text:p>
          </table:table-cell>
        </table:table-row>
        <table:table-row table:style-name="ro1">
          <table:table-cell office:value-type="float" office:value="8.3095" calcext:value-type="float">
            <text:p>8.3095</text:p>
          </table:table-cell>
          <table:table-cell office:value-type="float" office:value="8.3269" calcext:value-type="float">
            <text:p>8.3269</text:p>
          </table:table-cell>
          <table:table-cell office:value-type="float" office:value="8.321" calcext:value-type="float">
            <text:p>8.321</text:p>
          </table:table-cell>
          <table:table-cell table:formula="of:=AVERAGE([.A27:.C27])" office:value-type="float" office:value="8.31913333333333" calcext:value-type="float">
            <text:p>8.31913333333333</text:p>
          </table:table-cell>
          <table:table-cell table:formula="of:=[.D27]/[.$D$2]" office:value-type="float" office:value="0.871852915387222" calcext:value-type="float">
            <text:p>0.871852915387222</text:p>
          </table:table-cell>
          <table:table-cell/>
          <table:table-cell office:value-type="float" office:value="7.1887" calcext:value-type="float">
            <text:p>7.1887</text:p>
          </table:table-cell>
          <table:table-cell table:formula="of:=([.G27]-9)/4.5" office:value-type="float" office:value="-0.402511111111111" calcext:value-type="float">
            <text:p>-0.402511111111111</text:p>
          </table:table-cell>
        </table:table-row>
        <table:table-row table:style-name="ro1">
          <table:table-cell office:value-type="float" office:value="8.2812" calcext:value-type="float">
            <text:p>8.2812</text:p>
          </table:table-cell>
          <table:table-cell office:value-type="float" office:value="8.299" calcext:value-type="float">
            <text:p>8.299</text:p>
          </table:table-cell>
          <table:table-cell office:value-type="float" office:value="8.293" calcext:value-type="float">
            <text:p>8.293</text:p>
          </table:table-cell>
          <table:table-cell table:formula="of:=AVERAGE([.A28:.C28])" office:value-type="float" office:value="8.29106666666667" calcext:value-type="float">
            <text:p>8.29106666666667</text:p>
          </table:table-cell>
          <table:table-cell table:formula="of:=[.D28]/[.$D$2]" office:value-type="float" office:value="0.86891150260081" calcext:value-type="float">
            <text:p>0.86891150260081</text:p>
          </table:table-cell>
          <table:table-cell/>
          <table:table-cell office:value-type="float" office:value="7.2891" calcext:value-type="float">
            <text:p>7.2891</text:p>
          </table:table-cell>
          <table:table-cell table:formula="of:=([.G28]-9)/4.5" office:value-type="float" office:value="-0.3802" calcext:value-type="float">
            <text:p>-0.3802</text:p>
          </table:table-cell>
        </table:table-row>
        <table:table-row table:style-name="ro1">
          <table:table-cell office:value-type="float" office:value="8.2529" calcext:value-type="float">
            <text:p>8.2529</text:p>
          </table:table-cell>
          <table:table-cell office:value-type="float" office:value="8.271" calcext:value-type="float">
            <text:p>8.271</text:p>
          </table:table-cell>
          <table:table-cell office:value-type="float" office:value="8.265" calcext:value-type="float">
            <text:p>8.265</text:p>
          </table:table-cell>
          <table:table-cell table:formula="of:=AVERAGE([.A29:.C29])" office:value-type="float" office:value="8.26296666666667" calcext:value-type="float">
            <text:p>8.26296666666667</text:p>
          </table:table-cell>
          <table:table-cell table:formula="of:=[.D29]/[.$D$2]" office:value-type="float" office:value="0.865966596450043" calcext:value-type="float">
            <text:p>0.865966596450043</text:p>
          </table:table-cell>
          <table:table-cell/>
          <table:table-cell office:value-type="float" office:value="7.3895" calcext:value-type="float">
            <text:p>7.3895</text:p>
          </table:table-cell>
          <table:table-cell table:formula="of:=([.G29]-9)/4.5" office:value-type="float" office:value="-0.357888888888889" calcext:value-type="float">
            <text:p>-0.357888888888889</text:p>
          </table:table-cell>
        </table:table-row>
        <table:table-row table:style-name="ro1">
          <table:table-cell office:value-type="float" office:value="8.2246" calcext:value-type="float">
            <text:p>8.2246</text:p>
          </table:table-cell>
          <table:table-cell office:value-type="float" office:value="8.2431" calcext:value-type="float">
            <text:p>8.2431</text:p>
          </table:table-cell>
          <table:table-cell office:value-type="float" office:value="8.237" calcext:value-type="float">
            <text:p>8.237</text:p>
          </table:table-cell>
          <table:table-cell table:formula="of:=AVERAGE([.A30:.C30])" office:value-type="float" office:value="8.2349" calcext:value-type="float">
            <text:p>8.2349</text:p>
          </table:table-cell>
          <table:table-cell table:formula="of:=[.D30]/[.$D$2]" office:value-type="float" office:value="0.863025183663631" calcext:value-type="float">
            <text:p>0.863025183663631</text:p>
          </table:table-cell>
          <table:table-cell/>
          <table:table-cell office:value-type="float" office:value="7.4898" calcext:value-type="float">
            <text:p>7.4898</text:p>
          </table:table-cell>
          <table:table-cell table:formula="of:=([.G30]-9)/4.5" office:value-type="float" office:value="-0.3356" calcext:value-type="float">
            <text:p>-0.3356</text:p>
          </table:table-cell>
        </table:table-row>
        <table:table-row table:style-name="ro1">
          <table:table-cell office:value-type="float" office:value="8.1963" calcext:value-type="float">
            <text:p>8.1963</text:p>
          </table:table-cell>
          <table:table-cell office:value-type="float" office:value="8.2151" calcext:value-type="float">
            <text:p>8.2151</text:p>
          </table:table-cell>
          <table:table-cell office:value-type="float" office:value="8.209" calcext:value-type="float">
            <text:p>8.209</text:p>
          </table:table-cell>
          <table:table-cell table:formula="of:=AVERAGE([.A31:.C31])" office:value-type="float" office:value="8.2068" calcext:value-type="float">
            <text:p>8.2068</text:p>
          </table:table-cell>
          <table:table-cell table:formula="of:=[.D31]/[.$D$2]" office:value-type="float" office:value="0.860080277512864" calcext:value-type="float">
            <text:p>0.860080277512864</text:p>
          </table:table-cell>
          <table:table-cell/>
          <table:table-cell office:value-type="float" office:value="7.5901" calcext:value-type="float">
            <text:p>7.5901</text:p>
          </table:table-cell>
          <table:table-cell table:formula="of:=([.G31]-9)/4.5" office:value-type="float" office:value="-0.313311111111111" calcext:value-type="float">
            <text:p>-0.313311111111111</text:p>
          </table:table-cell>
        </table:table-row>
        <table:table-row table:style-name="ro1">
          <table:table-cell office:value-type="float" office:value="7.9618" calcext:value-type="float">
            <text:p>7.9618</text:p>
          </table:table-cell>
          <table:table-cell office:value-type="float" office:value="7.9767" calcext:value-type="float">
            <text:p>7.9767</text:p>
          </table:table-cell>
          <table:table-cell office:value-type="float" office:value="7.9799" calcext:value-type="float">
            <text:p>7.9799</text:p>
          </table:table-cell>
          <table:table-cell table:formula="of:=AVERAGE([.A32:.C32])" office:value-type="float" office:value="7.9728" calcext:value-type="float">
            <text:p>7.9728</text:p>
          </table:table-cell>
          <table:table-cell table:formula="of:=[.D32]/[.$D$2]" office:value-type="float" office:value="0.835556859744914" calcext:value-type="float">
            <text:p>0.835556859744914</text:p>
          </table:table-cell>
          <table:table-cell/>
          <table:table-cell office:value-type="float" office:value="7.6905" calcext:value-type="float">
            <text:p>7.6905</text:p>
          </table:table-cell>
          <table:table-cell table:formula="of:=([.G32]-9)/4.5" office:value-type="float" office:value="-0.291" calcext:value-type="float">
            <text:p>-0.291</text:p>
          </table:table-cell>
        </table:table-row>
        <table:table-row table:style-name="ro1">
          <table:table-cell office:value-type="float" office:value="7.5679" calcext:value-type="float">
            <text:p>7.5679</text:p>
          </table:table-cell>
          <table:table-cell office:value-type="float" office:value="7.5758" calcext:value-type="float">
            <text:p>7.5758</text:p>
          </table:table-cell>
          <table:table-cell office:value-type="float" office:value="7.5953" calcext:value-type="float">
            <text:p>7.5953</text:p>
          </table:table-cell>
          <table:table-cell table:formula="of:=AVERAGE([.A33:.C33])" office:value-type="float" office:value="7.57966666666667" calcext:value-type="float">
            <text:p>7.57966666666667</text:p>
          </table:table-cell>
          <table:table-cell table:formula="of:=[.D33]/[.$D$2]" office:value-type="float" office:value="0.794356120549017" calcext:value-type="float">
            <text:p>0.794356120549017</text:p>
          </table:table-cell>
          <table:table-cell/>
          <table:table-cell office:value-type="float" office:value="7.7909" calcext:value-type="float">
            <text:p>7.7909</text:p>
          </table:table-cell>
          <table:table-cell table:formula="of:=([.G33]-9)/4.5" office:value-type="float" office:value="-0.268688888888889" calcext:value-type="float">
            <text:p>-0.268688888888889</text:p>
          </table:table-cell>
        </table:table-row>
        <table:table-row table:style-name="ro1">
          <table:table-cell office:value-type="float" office:value="7.174" calcext:value-type="float">
            <text:p>7.174</text:p>
          </table:table-cell>
          <table:table-cell office:value-type="float" office:value="7.1748" calcext:value-type="float">
            <text:p>7.1748</text:p>
          </table:table-cell>
          <table:table-cell office:value-type="float" office:value="7.2108" calcext:value-type="float">
            <text:p>7.2108</text:p>
          </table:table-cell>
          <table:table-cell table:formula="of:=AVERAGE([.A34:.C34])" office:value-type="float" office:value="7.18653333333333" calcext:value-type="float">
            <text:p>7.18653333333333</text:p>
          </table:table-cell>
          <table:table-cell table:formula="of:=[.D34]/[.$D$2]" office:value-type="float" office:value="0.75315538135312" calcext:value-type="float">
            <text:p>0.75315538135312</text:p>
          </table:table-cell>
          <table:table-cell/>
          <table:table-cell office:value-type="float" office:value="7.8912" calcext:value-type="float">
            <text:p>7.8912</text:p>
          </table:table-cell>
          <table:table-cell table:formula="of:=([.G34]-9)/4.5" office:value-type="float" office:value="-0.2464" calcext:value-type="float">
            <text:p>-0.2464</text:p>
          </table:table-cell>
        </table:table-row>
        <table:table-row table:style-name="ro1">
          <table:table-cell office:value-type="float" office:value="6.7801" calcext:value-type="float">
            <text:p>6.7801</text:p>
          </table:table-cell>
          <table:table-cell office:value-type="float" office:value="6.7738" calcext:value-type="float">
            <text:p>6.7738</text:p>
          </table:table-cell>
          <table:table-cell office:value-type="float" office:value="6.8263" calcext:value-type="float">
            <text:p>6.8263</text:p>
          </table:table-cell>
          <table:table-cell table:formula="of:=AVERAGE([.A35:.C35])" office:value-type="float" office:value="6.7934" calcext:value-type="float">
            <text:p>6.7934</text:p>
          </table:table-cell>
          <table:table-cell table:formula="of:=[.D35]/[.$D$2]" office:value-type="float" office:value="0.711954642157222" calcext:value-type="float">
            <text:p>0.711954642157222</text:p>
          </table:table-cell>
          <table:table-cell/>
          <table:table-cell office:value-type="float" office:value="7.9915" calcext:value-type="float">
            <text:p>7.9915</text:p>
          </table:table-cell>
          <table:table-cell table:formula="of:=([.G35]-9)/4.5" office:value-type="float" office:value="-0.224111111111111" calcext:value-type="float">
            <text:p>-0.224111111111111</text:p>
          </table:table-cell>
        </table:table-row>
        <table:table-row table:style-name="ro1">
          <table:table-cell office:value-type="float" office:value="6.3862" calcext:value-type="float">
            <text:p>6.3862</text:p>
          </table:table-cell>
          <table:table-cell office:value-type="float" office:value="6.3728" calcext:value-type="float">
            <text:p>6.3728</text:p>
          </table:table-cell>
          <table:table-cell office:value-type="float" office:value="6.4418" calcext:value-type="float">
            <text:p>6.4418</text:p>
          </table:table-cell>
          <table:table-cell table:formula="of:=AVERAGE([.A36:.C36])" office:value-type="float" office:value="6.40026666666667" calcext:value-type="float">
            <text:p>6.40026666666667</text:p>
          </table:table-cell>
          <table:table-cell table:formula="of:=[.D36]/[.$D$2]" office:value-type="float" office:value="0.670753902961325" calcext:value-type="float">
            <text:p>0.670753902961325</text:p>
          </table:table-cell>
          <table:table-cell/>
          <table:table-cell office:value-type="float" office:value="8.0919" calcext:value-type="float">
            <text:p>8.0919</text:p>
          </table:table-cell>
          <table:table-cell table:formula="of:=([.G36]-9)/4.5" office:value-type="float" office:value="-0.2018" calcext:value-type="float">
            <text:p>-0.2018</text:p>
          </table:table-cell>
        </table:table-row>
        <table:table-row table:style-name="ro1">
          <table:table-cell office:value-type="float" office:value="5.9922" calcext:value-type="float">
            <text:p>5.9922</text:p>
          </table:table-cell>
          <table:table-cell office:value-type="float" office:value="5.9718" calcext:value-type="float">
            <text:p>5.9718</text:p>
          </table:table-cell>
          <table:table-cell office:value-type="float" office:value="6.0573" calcext:value-type="float">
            <text:p>6.0573</text:p>
          </table:table-cell>
          <table:table-cell table:formula="of:=AVERAGE([.A37:.C37])" office:value-type="float" office:value="6.0071" calcext:value-type="float">
            <text:p>6.0071</text:p>
          </table:table-cell>
          <table:table-cell table:formula="of:=[.D37]/[.$D$2]" office:value-type="float" office:value="0.629549670401073" calcext:value-type="float">
            <text:p>0.629549670401073</text:p>
          </table:table-cell>
          <table:table-cell/>
          <table:table-cell office:value-type="float" office:value="8.1923" calcext:value-type="float">
            <text:p>8.1923</text:p>
          </table:table-cell>
          <table:table-cell table:formula="of:=([.G37]-9)/4.5" office:value-type="float" office:value="-0.179488888888889" calcext:value-type="float">
            <text:p>-0.179488888888889</text:p>
          </table:table-cell>
        </table:table-row>
        <table:table-row table:style-name="ro1">
          <table:table-cell office:value-type="float" office:value="5.5983" calcext:value-type="float">
            <text:p>5.5983</text:p>
          </table:table-cell>
          <table:table-cell office:value-type="float" office:value="5.5708" calcext:value-type="float">
            <text:p>5.5708</text:p>
          </table:table-cell>
          <table:table-cell office:value-type="float" office:value="5.6728" calcext:value-type="float">
            <text:p>5.6728</text:p>
          </table:table-cell>
          <table:table-cell table:formula="of:=AVERAGE([.A38:.C38])" office:value-type="float" office:value="5.61396666666667" calcext:value-type="float">
            <text:p>5.61396666666667</text:p>
          </table:table-cell>
          <table:table-cell table:formula="of:=[.D38]/[.$D$2]" office:value-type="float" office:value="0.588348931205176" calcext:value-type="float">
            <text:p>0.588348931205176</text:p>
          </table:table-cell>
          <table:table-cell/>
          <table:table-cell office:value-type="float" office:value="8.2926" calcext:value-type="float">
            <text:p>8.2926</text:p>
          </table:table-cell>
          <table:table-cell table:formula="of:=([.G38]-9)/4.5" office:value-type="float" office:value="-0.1572" calcext:value-type="float">
            <text:p>-0.1572</text:p>
          </table:table-cell>
        </table:table-row>
        <table:table-row table:style-name="ro1">
          <table:table-cell office:value-type="float" office:value="5.2044" calcext:value-type="float">
            <text:p>5.2044</text:p>
          </table:table-cell>
          <table:table-cell office:value-type="float" office:value="5.1698" calcext:value-type="float">
            <text:p>5.1698</text:p>
          </table:table-cell>
          <table:table-cell office:value-type="float" office:value="5.2882" calcext:value-type="float">
            <text:p>5.2882</text:p>
          </table:table-cell>
          <table:table-cell table:formula="of:=AVERAGE([.A39:.C39])" office:value-type="float" office:value="5.2208" calcext:value-type="float">
            <text:p>5.2208</text:p>
          </table:table-cell>
          <table:table-cell table:formula="of:=[.D39]/[.$D$2]" office:value-type="float" office:value="0.547144698644924" calcext:value-type="float">
            <text:p>0.547144698644924</text:p>
          </table:table-cell>
          <table:table-cell/>
          <table:table-cell office:value-type="float" office:value="8.393" calcext:value-type="float">
            <text:p>8.393</text:p>
          </table:table-cell>
          <table:table-cell table:formula="of:=([.G39]-9)/4.5" office:value-type="float" office:value="-0.134888888888889" calcext:value-type="float">
            <text:p>-0.134888888888889</text:p>
          </table:table-cell>
        </table:table-row>
        <table:table-row table:style-name="ro1">
          <table:table-cell office:value-type="float" office:value="4.8105" calcext:value-type="float">
            <text:p>4.8105</text:p>
          </table:table-cell>
          <table:table-cell office:value-type="float" office:value="4.7688" calcext:value-type="float">
            <text:p>4.7688</text:p>
          </table:table-cell>
          <table:table-cell office:value-type="float" office:value="4.9037" calcext:value-type="float">
            <text:p>4.9037</text:p>
          </table:table-cell>
          <table:table-cell table:formula="of:=AVERAGE([.A40:.C40])" office:value-type="float" office:value="4.82766666666667" calcext:value-type="float">
            <text:p>4.82766666666667</text:p>
          </table:table-cell>
          <table:table-cell table:formula="of:=[.D40]/[.$D$2]" office:value-type="float" office:value="0.505943959449027" calcext:value-type="float">
            <text:p>0.505943959449027</text:p>
          </table:table-cell>
          <table:table-cell/>
          <table:table-cell office:value-type="float" office:value="8.4933" calcext:value-type="float">
            <text:p>8.4933</text:p>
          </table:table-cell>
          <table:table-cell table:formula="of:=([.G40]-9)/4.5" office:value-type="float" office:value="-0.1126" calcext:value-type="float">
            <text:p>-0.1126</text:p>
          </table:table-cell>
        </table:table-row>
        <table:table-row table:style-name="ro1">
          <table:table-cell office:value-type="float" office:value="4.5117" calcext:value-type="float">
            <text:p>4.5117</text:p>
          </table:table-cell>
          <table:table-cell office:value-type="float" office:value="4.4692" calcext:value-type="float">
            <text:p>4.4692</text:p>
          </table:table-cell>
          <table:table-cell office:value-type="float" office:value="4.6082" calcext:value-type="float">
            <text:p>4.6082</text:p>
          </table:table-cell>
          <table:table-cell table:formula="of:=AVERAGE([.A41:.C41])" office:value-type="float" office:value="4.5297" calcext:value-type="float">
            <text:p>4.5297</text:p>
          </table:table-cell>
          <table:table-cell table:formula="of:=[.D41]/[.$D$2]" office:value-type="float" office:value="0.474716775484966" calcext:value-type="float">
            <text:p>0.474716775484966</text:p>
          </table:table-cell>
          <table:table-cell/>
          <table:table-cell office:value-type="float" office:value="8.5936" calcext:value-type="float">
            <text:p>8.5936</text:p>
          </table:table-cell>
          <table:table-cell table:formula="of:=([.G41]-9)/4.5" office:value-type="float" office:value="-0.090311111111111" calcext:value-type="float">
            <text:p>-0.090311111111111</text:p>
          </table:table-cell>
        </table:table-row>
        <table:table-row table:style-name="ro1">
          <table:table-cell office:value-type="float" office:value="4.2666" calcext:value-type="float">
            <text:p>4.2666</text:p>
          </table:table-cell>
          <table:table-cell office:value-type="float" office:value="4.2266" calcext:value-type="float">
            <text:p>4.2266</text:p>
          </table:table-cell>
          <table:table-cell office:value-type="float" office:value="4.363" calcext:value-type="float">
            <text:p>4.363</text:p>
          </table:table-cell>
          <table:table-cell table:formula="of:=AVERAGE([.A42:.C42])" office:value-type="float" office:value="4.2854" calcext:value-type="float">
            <text:p>4.2854</text:p>
          </table:table-cell>
          <table:table-cell table:formula="of:=[.D42]/[.$D$2]" office:value-type="float" office:value="0.449113908131504" calcext:value-type="float">
            <text:p>0.449113908131504</text:p>
          </table:table-cell>
          <table:table-cell/>
          <table:table-cell office:value-type="float" office:value="8.694" calcext:value-type="float">
            <text:p>8.694</text:p>
          </table:table-cell>
          <table:table-cell table:formula="of:=([.G42]-9)/4.5" office:value-type="float" office:value="-0.0679999999999998" calcext:value-type="float">
            <text:p>-0.068</text:p>
          </table:table-cell>
        </table:table-row>
        <table:table-row table:style-name="ro1">
          <table:table-cell office:value-type="float" office:value="4.0214" calcext:value-type="float">
            <text:p>4.0214</text:p>
          </table:table-cell>
          <table:table-cell office:value-type="float" office:value="3.9841" calcext:value-type="float">
            <text:p>3.9841</text:p>
          </table:table-cell>
          <table:table-cell office:value-type="float" office:value="4.1177" calcext:value-type="float">
            <text:p>4.1177</text:p>
          </table:table-cell>
          <table:table-cell table:formula="of:=AVERAGE([.A43:.C43])" office:value-type="float" office:value="4.04106666666667" calcext:value-type="float">
            <text:p>4.04106666666667</text:p>
          </table:table-cell>
          <table:table-cell table:formula="of:=[.D43]/[.$D$2]" office:value-type="float" office:value="0.423507547413688" calcext:value-type="float">
            <text:p>0.423507547413688</text:p>
          </table:table-cell>
          <table:table-cell/>
          <table:table-cell office:value-type="float" office:value="8.7943" calcext:value-type="float">
            <text:p>8.7943</text:p>
          </table:table-cell>
          <table:table-cell table:formula="of:=([.G43]-9)/4.5" office:value-type="float" office:value="-0.0457111111111112" calcext:value-type="float">
            <text:p>-0.045711111111111</text:p>
          </table:table-cell>
        </table:table-row>
        <table:table-row table:style-name="ro1">
          <table:table-cell office:value-type="float" office:value="3.7763" calcext:value-type="float">
            <text:p>3.7763</text:p>
          </table:table-cell>
          <table:table-cell office:value-type="float" office:value="3.7416" calcext:value-type="float">
            <text:p>3.7416</text:p>
          </table:table-cell>
          <table:table-cell office:value-type="float" office:value="3.8724" calcext:value-type="float">
            <text:p>3.8724</text:p>
          </table:table-cell>
          <table:table-cell table:formula="of:=AVERAGE([.A44:.C44])" office:value-type="float" office:value="3.79676666666667" calcext:value-type="float">
            <text:p>3.79676666666667</text:p>
          </table:table-cell>
          <table:table-cell table:formula="of:=[.D44]/[.$D$2]" office:value-type="float" office:value="0.397904680060226" calcext:value-type="float">
            <text:p>0.397904680060226</text:p>
          </table:table-cell>
          <table:table-cell/>
          <table:table-cell office:value-type="float" office:value="8.8947" calcext:value-type="float">
            <text:p>8.8947</text:p>
          </table:table-cell>
          <table:table-cell table:formula="of:=([.G44]-9)/4.5" office:value-type="float" office:value="-0.0233999999999999" calcext:value-type="float">
            <text:p>-0.0234</text:p>
          </table:table-cell>
        </table:table-row>
        <table:table-row table:style-name="ro1">
          <table:table-cell office:value-type="float" office:value="3.5311" calcext:value-type="float">
            <text:p>3.5311</text:p>
          </table:table-cell>
          <table:table-cell office:value-type="float" office:value="3.499" calcext:value-type="float">
            <text:p>3.499</text:p>
          </table:table-cell>
          <table:table-cell office:value-type="float" office:value="3.6271" calcext:value-type="float">
            <text:p>3.6271</text:p>
          </table:table-cell>
          <table:table-cell table:formula="of:=AVERAGE([.A45:.C45])" office:value-type="float" office:value="3.5524" calcext:value-type="float">
            <text:p>3.5524</text:p>
          </table:table-cell>
          <table:table-cell table:formula="of:=[.D45]/[.$D$2]" office:value-type="float" office:value="0.372294825978055" calcext:value-type="float">
            <text:p>0.372294825978055</text:p>
          </table:table-cell>
          <table:table-cell/>
          <table:table-cell office:value-type="float" office:value="8.9951" calcext:value-type="float">
            <text:p>8.9951</text:p>
          </table:table-cell>
          <table:table-cell table:formula="of:=([.G45]-9)/4.5" office:value-type="float" office:value="-0.00108888888888872" calcext:value-type="float">
            <text:p>-0.001088888888889</text:p>
          </table:table-cell>
        </table:table-row>
        <table:table-row table:style-name="ro1">
          <table:table-cell office:value-type="float" office:value="3.286" calcext:value-type="float">
            <text:p>3.286</text:p>
          </table:table-cell>
          <table:table-cell office:value-type="float" office:value="3.2565" calcext:value-type="float">
            <text:p>3.2565</text:p>
          </table:table-cell>
          <table:table-cell office:value-type="float" office:value="3.3819" calcext:value-type="float">
            <text:p>3.3819</text:p>
          </table:table-cell>
          <table:table-cell table:formula="of:=AVERAGE([.A46:.C46])" office:value-type="float" office:value="3.30813333333333" calcext:value-type="float">
            <text:p>3.30813333333333</text:p>
          </table:table-cell>
          <table:table-cell table:formula="of:=[.D46]/[.$D$2]" office:value-type="float" office:value="0.346695451988947" calcext:value-type="float">
            <text:p>0.346695451988947</text:p>
          </table:table-cell>
          <table:table-cell/>
          <table:table-cell office:value-type="float" office:value="9.0954" calcext:value-type="float">
            <text:p>9.0954</text:p>
          </table:table-cell>
          <table:table-cell table:formula="of:=([.G46]-9)/4.5" office:value-type="float" office:value="0.0211999999999999" calcext:value-type="float">
            <text:p>0.0212</text:p>
          </table:table-cell>
        </table:table-row>
        <table:table-row table:style-name="ro1">
          <table:table-cell office:value-type="float" office:value="3.0408" calcext:value-type="float">
            <text:p>3.0408</text:p>
          </table:table-cell>
          <table:table-cell office:value-type="float" office:value="3.014" calcext:value-type="float">
            <text:p>3.014</text:p>
          </table:table-cell>
          <table:table-cell office:value-type="float" office:value="3.1366" calcext:value-type="float">
            <text:p>3.1366</text:p>
          </table:table-cell>
          <table:table-cell table:formula="of:=AVERAGE([.A47:.C47])" office:value-type="float" office:value="3.0638" calcext:value-type="float">
            <text:p>3.0638</text:p>
          </table:table-cell>
          <table:table-cell table:formula="of:=[.D47]/[.$D$2]" office:value-type="float" office:value="0.32108909127113" calcext:value-type="float">
            <text:p>0.32108909127113</text:p>
          </table:table-cell>
          <table:table-cell/>
          <table:table-cell office:value-type="float" office:value="9.1958" calcext:value-type="float">
            <text:p>9.1958</text:p>
          </table:table-cell>
          <table:table-cell table:formula="of:=([.G47]-9)/4.5" office:value-type="float" office:value="0.0435111111111112" calcext:value-type="float">
            <text:p>0.043511111111111</text:p>
          </table:table-cell>
        </table:table-row>
        <table:table-row table:style-name="ro1">
          <table:table-cell office:value-type="float" office:value="2.7957" calcext:value-type="float">
            <text:p>2.7957</text:p>
          </table:table-cell>
          <table:table-cell office:value-type="float" office:value="2.7714" calcext:value-type="float">
            <text:p>2.7714</text:p>
          </table:table-cell>
          <table:table-cell office:value-type="float" office:value="2.8913" calcext:value-type="float">
            <text:p>2.8913</text:p>
          </table:table-cell>
          <table:table-cell table:formula="of:=AVERAGE([.A48:.C48])" office:value-type="float" office:value="2.81946666666667" calcext:value-type="float">
            <text:p>2.81946666666667</text:p>
          </table:table-cell>
          <table:table-cell table:formula="of:=[.D48]/[.$D$2]" office:value-type="float" office:value="0.295482730553314" calcext:value-type="float">
            <text:p>0.295482730553314</text:p>
          </table:table-cell>
          <table:table-cell/>
          <table:table-cell office:value-type="float" office:value="9.2961" calcext:value-type="float">
            <text:p>9.2961</text:p>
          </table:table-cell>
          <table:table-cell table:formula="of:=([.G48]-9)/4.5" office:value-type="float" office:value="0.0657999999999998" calcext:value-type="float">
            <text:p>0.0658</text:p>
          </table:table-cell>
        </table:table-row>
        <table:table-row table:style-name="ro1">
          <table:table-cell office:value-type="float" office:value="2.6963" calcext:value-type="float">
            <text:p>2.6963</text:p>
          </table:table-cell>
          <table:table-cell office:value-type="float" office:value="2.6837" calcext:value-type="float">
            <text:p>2.6837</text:p>
          </table:table-cell>
          <table:table-cell office:value-type="float" office:value="2.7764" calcext:value-type="float">
            <text:p>2.7764</text:p>
          </table:table-cell>
          <table:table-cell table:formula="of:=AVERAGE([.A49:.C49])" office:value-type="float" office:value="2.7188" calcext:value-type="float">
            <text:p>2.7188</text:p>
          </table:table-cell>
          <table:table-cell table:formula="of:=[.D49]/[.$D$2]" office:value-type="float" office:value="0.284932770202999" calcext:value-type="float">
            <text:p>0.284932770202999</text:p>
          </table:table-cell>
          <table:table-cell/>
          <table:table-cell office:value-type="float" office:value="9.3965" calcext:value-type="float">
            <text:p>9.3965</text:p>
          </table:table-cell>
          <table:table-cell table:formula="of:=([.G49]-9)/4.5" office:value-type="float" office:value="0.088111111111111" calcext:value-type="float">
            <text:p>0.088111111111111</text:p>
          </table:table-cell>
        </table:table-row>
        <table:table-row table:style-name="ro1">
          <table:table-cell office:value-type="float" office:value="2.7234" calcext:value-type="float">
            <text:p>2.7234</text:p>
          </table:table-cell>
          <table:table-cell office:value-type="float" office:value="2.7303" calcext:value-type="float">
            <text:p>2.7303</text:p>
          </table:table-cell>
          <table:table-cell office:value-type="float" office:value="2.7746" calcext:value-type="float">
            <text:p>2.7746</text:p>
          </table:table-cell>
          <table:table-cell table:formula="of:=AVERAGE([.A50:.C50])" office:value-type="float" office:value="2.74276666666667" calcext:value-type="float">
            <text:p>2.74276666666667</text:p>
          </table:table-cell>
          <table:table-cell table:formula="of:=[.D50]/[.$D$2]" office:value-type="float" office:value="0.287444499173819" calcext:value-type="float">
            <text:p>0.287444499173819</text:p>
          </table:table-cell>
          <table:table-cell/>
          <table:table-cell office:value-type="float" office:value="9.4968" calcext:value-type="float">
            <text:p>9.4968</text:p>
          </table:table-cell>
          <table:table-cell table:formula="of:=([.G50]-9)/4.5" office:value-type="float" office:value="0.1104" calcext:value-type="float">
            <text:p>0.1104</text:p>
          </table:table-cell>
        </table:table-row>
        <table:table-row table:style-name="ro1">
          <table:table-cell office:value-type="float" office:value="2.7506" calcext:value-type="float">
            <text:p>2.7506</text:p>
          </table:table-cell>
          <table:table-cell office:value-type="float" office:value="2.7769" calcext:value-type="float">
            <text:p>2.7769</text:p>
          </table:table-cell>
          <table:table-cell office:value-type="float" office:value="2.7728" calcext:value-type="float">
            <text:p>2.7728</text:p>
          </table:table-cell>
          <table:table-cell table:formula="of:=AVERAGE([.A51:.C51])" office:value-type="float" office:value="2.76676666666667" calcext:value-type="float">
            <text:p>2.76676666666667</text:p>
          </table:table-cell>
          <table:table-cell table:formula="of:=[.D51]/[.$D$2]" office:value-type="float" office:value="0.289959721508994" calcext:value-type="float">
            <text:p>0.289959721508994</text:p>
          </table:table-cell>
          <table:table-cell/>
          <table:table-cell office:value-type="float" office:value="9.5971" calcext:value-type="float">
            <text:p>9.5971</text:p>
          </table:table-cell>
          <table:table-cell table:formula="of:=([.G51]-9)/4.5" office:value-type="float" office:value="0.132688888888889" calcext:value-type="float">
            <text:p>0.132688888888889</text:p>
          </table:table-cell>
        </table:table-row>
        <table:table-row table:style-name="ro1">
          <table:table-cell office:value-type="float" office:value="2.7777" calcext:value-type="float">
            <text:p>2.7777</text:p>
          </table:table-cell>
          <table:table-cell office:value-type="float" office:value="2.8235" calcext:value-type="float">
            <text:p>2.8235</text:p>
          </table:table-cell>
          <table:table-cell office:value-type="float" office:value="2.771" calcext:value-type="float">
            <text:p>2.771</text:p>
          </table:table-cell>
          <table:table-cell table:formula="of:=AVERAGE([.A52:.C52])" office:value-type="float" office:value="2.79073333333333" calcext:value-type="float">
            <text:p>2.79073333333333</text:p>
          </table:table-cell>
          <table:table-cell table:formula="of:=[.D52]/[.$D$2]" office:value-type="float" office:value="0.292471450479814" calcext:value-type="float">
            <text:p>0.292471450479814</text:p>
          </table:table-cell>
          <table:table-cell/>
          <table:table-cell office:value-type="float" office:value="9.6975" calcext:value-type="float">
            <text:p>9.6975</text:p>
          </table:table-cell>
          <table:table-cell table:formula="of:=([.G52]-9)/4.5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2.8049" calcext:value-type="float">
            <text:p>2.8049</text:p>
          </table:table-cell>
          <table:table-cell office:value-type="float" office:value="2.8702" calcext:value-type="float">
            <text:p>2.8702</text:p>
          </table:table-cell>
          <table:table-cell office:value-type="float" office:value="2.7692" calcext:value-type="float">
            <text:p>2.7692</text:p>
          </table:table-cell>
          <table:table-cell table:formula="of:=AVERAGE([.A53:.C53])" office:value-type="float" office:value="2.81476666666667" calcext:value-type="float">
            <text:p>2.81476666666667</text:p>
          </table:table-cell>
          <table:table-cell table:formula="of:=[.D53]/[.$D$2]" office:value-type="float" office:value="0.294990166179342" calcext:value-type="float">
            <text:p>0.294990166179342</text:p>
          </table:table-cell>
          <table:table-cell/>
          <table:table-cell office:value-type="float" office:value="9.7978" calcext:value-type="float">
            <text:p>9.7978</text:p>
          </table:table-cell>
          <table:table-cell table:formula="of:=([.G53]-9)/4.5" office:value-type="float" office:value="0.177288888888889" calcext:value-type="float">
            <text:p>0.177288888888889</text:p>
          </table:table-cell>
        </table:table-row>
        <table:table-row table:style-name="ro1">
          <table:table-cell office:value-type="float" office:value="2.8321" calcext:value-type="float">
            <text:p>2.8321</text:p>
          </table:table-cell>
          <table:table-cell office:value-type="float" office:value="2.9168" calcext:value-type="float">
            <text:p>2.9168</text:p>
          </table:table-cell>
          <table:table-cell office:value-type="float" office:value="2.7674" calcext:value-type="float">
            <text:p>2.7674</text:p>
          </table:table-cell>
          <table:table-cell table:formula="of:=AVERAGE([.A54:.C54])" office:value-type="float" office:value="2.83876666666667" calcext:value-type="float">
            <text:p>2.83876666666667</text:p>
          </table:table-cell>
          <table:table-cell table:formula="of:=[.D54]/[.$D$2]" office:value-type="float" office:value="0.297505388514517" calcext:value-type="float">
            <text:p>0.297505388514517</text:p>
          </table:table-cell>
          <table:table-cell/>
          <table:table-cell office:value-type="float" office:value="9.8982" calcext:value-type="float">
            <text:p>9.8982</text:p>
          </table:table-cell>
          <table:table-cell table:formula="of:=([.G54]-9)/4.5"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2.8592" calcext:value-type="float">
            <text:p>2.8592</text:p>
          </table:table-cell>
          <table:table-cell office:value-type="float" office:value="2.9635" calcext:value-type="float">
            <text:p>2.9635</text:p>
          </table:table-cell>
          <table:table-cell office:value-type="float" office:value="2.7656" calcext:value-type="float">
            <text:p>2.7656</text:p>
          </table:table-cell>
          <table:table-cell table:formula="of:=AVERAGE([.A55:.C55])" office:value-type="float" office:value="2.86276666666667" calcext:value-type="float">
            <text:p>2.86276666666667</text:p>
          </table:table-cell>
          <table:table-cell table:formula="of:=[.D55]/[.$D$2]" office:value-type="float" office:value="0.300020610849691" calcext:value-type="float">
            <text:p>0.300020610849691</text:p>
          </table:table-cell>
          <table:table-cell/>
          <table:table-cell office:value-type="float" office:value="9.9986" calcext:value-type="float">
            <text:p>9.9986</text:p>
          </table:table-cell>
          <table:table-cell table:formula="of:=([.G55]-9)/4.5" office:value-type="float" office:value="0.221911111111111" calcext:value-type="float">
            <text:p>0.221911111111111</text:p>
          </table:table-cell>
        </table:table-row>
        <table:table-row table:style-name="ro1">
          <table:table-cell office:value-type="float" office:value="2.8579" calcext:value-type="float">
            <text:p>2.8579</text:p>
          </table:table-cell>
          <table:table-cell office:value-type="float" office:value="2.9792" calcext:value-type="float">
            <text:p>2.9792</text:p>
          </table:table-cell>
          <table:table-cell office:value-type="float" office:value="2.74" calcext:value-type="float">
            <text:p>2.74</text:p>
          </table:table-cell>
          <table:table-cell table:formula="of:=AVERAGE([.A56:.C56])" office:value-type="float" office:value="2.85903333333333" calcext:value-type="float">
            <text:p>2.85903333333333</text:p>
          </table:table-cell>
          <table:table-cell table:formula="of:=[.D56]/[.$D$2]" office:value-type="float" office:value="0.299629354041997" calcext:value-type="float">
            <text:p>0.299629354041997</text:p>
          </table:table-cell>
          <table:table-cell/>
          <table:table-cell office:value-type="float" office:value="10.099" calcext:value-type="float">
            <text:p>10.099</text:p>
          </table:table-cell>
          <table:table-cell table:formula="of:=([.G56]-9)/4.5" office:value-type="float" office:value="0.244222222222222" calcext:value-type="float">
            <text:p>0.244222222222222</text:p>
          </table:table-cell>
        </table:table-row>
        <table:table-row table:style-name="ro1">
          <table:table-cell office:value-type="float" office:value="2.7239" calcext:value-type="float">
            <text:p>2.7239</text:p>
          </table:table-cell>
          <table:table-cell office:value-type="float" office:value="2.8506" calcext:value-type="float">
            <text:p>2.8506</text:p>
          </table:table-cell>
          <table:table-cell office:value-type="float" office:value="2.6032" calcext:value-type="float">
            <text:p>2.6032</text:p>
          </table:table-cell>
          <table:table-cell table:formula="of:=AVERAGE([.A57:.C57])" office:value-type="float" office:value="2.7259" calcext:value-type="float">
            <text:p>2.7259</text:p>
          </table:table-cell>
          <table:table-cell table:formula="of:=[.D57]/[.$D$2]" office:value-type="float" office:value="0.285676856810488" calcext:value-type="float">
            <text:p>0.285676856810488</text:p>
          </table:table-cell>
          <table:table-cell/>
          <table:table-cell office:value-type="float" office:value="10.199" calcext:value-type="float">
            <text:p>10.199</text:p>
          </table:table-cell>
          <table:table-cell table:formula="of:=([.G57]-9)/4.5" office:value-type="float" office:value="0.266444444444444" calcext:value-type="float">
            <text:p>0.266444444444444</text:p>
          </table:table-cell>
        </table:table-row>
        <table:table-row table:style-name="ro1">
          <table:table-cell office:value-type="float" office:value="2.5898" calcext:value-type="float">
            <text:p>2.5898</text:p>
          </table:table-cell>
          <table:table-cell office:value-type="float" office:value="2.7219" calcext:value-type="float">
            <text:p>2.7219</text:p>
          </table:table-cell>
          <table:table-cell office:value-type="float" office:value="2.4664" calcext:value-type="float">
            <text:p>2.4664</text:p>
          </table:table-cell>
          <table:table-cell table:formula="of:=AVERAGE([.A58:.C58])" office:value-type="float" office:value="2.5927" calcext:value-type="float">
            <text:p>2.5927</text:p>
          </table:table-cell>
          <table:table-cell table:formula="of:=[.D58]/[.$D$2]" office:value-type="float" office:value="0.271717372850271" calcext:value-type="float">
            <text:p>0.271717372850271</text:p>
          </table:table-cell>
          <table:table-cell/>
          <table:table-cell office:value-type="float" office:value="10.3" calcext:value-type="float">
            <text:p>10.3</text:p>
          </table:table-cell>
          <table:table-cell table:formula="of:=([.G58]-9)/4.5"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2.4557" calcext:value-type="float">
            <text:p>2.4557</text:p>
          </table:table-cell>
          <table:table-cell office:value-type="float" office:value="2.5933" calcext:value-type="float">
            <text:p>2.5933</text:p>
          </table:table-cell>
          <table:table-cell office:value-type="float" office:value="2.3296" calcext:value-type="float">
            <text:p>2.3296</text:p>
          </table:table-cell>
          <table:table-cell table:formula="of:=AVERAGE([.A59:.C59])" office:value-type="float" office:value="2.45953333333333" calcext:value-type="float">
            <text:p>2.45953333333333</text:p>
          </table:table-cell>
          <table:table-cell table:formula="of:=[.D59]/[.$D$2]" office:value-type="float" office:value="0.257761382254408" calcext:value-type="float">
            <text:p>0.257761382254408</text:p>
          </table:table-cell>
          <table:table-cell/>
          <table:table-cell office:value-type="float" office:value="10.4" calcext:value-type="float">
            <text:p>10.4</text:p>
          </table:table-cell>
          <table:table-cell table:formula="of:=([.G59]-9)/4.5"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2.3217" calcext:value-type="float">
            <text:p>2.3217</text:p>
          </table:table-cell>
          <table:table-cell office:value-type="float" office:value="2.4646" calcext:value-type="float">
            <text:p>2.4646</text:p>
          </table:table-cell>
          <table:table-cell office:value-type="float" office:value="2.1929" calcext:value-type="float">
            <text:p>2.1929</text:p>
          </table:table-cell>
          <table:table-cell table:formula="of:=AVERAGE([.A60:.C60])" office:value-type="float" office:value="2.3264" calcext:value-type="float">
            <text:p>2.3264</text:p>
          </table:table-cell>
          <table:table-cell table:formula="of:=[.D60]/[.$D$2]" office:value-type="float" office:value="0.243808885022899" calcext:value-type="float">
            <text:p>0.243808885022899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([.G60]-9)/4.5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.1876" calcext:value-type="float">
            <text:p>2.1876</text:p>
          </table:table-cell>
          <table:table-cell office:value-type="float" office:value="2.336" calcext:value-type="float">
            <text:p>2.336</text:p>
          </table:table-cell>
          <table:table-cell office:value-type="float" office:value="2.0561" calcext:value-type="float">
            <text:p>2.0561</text:p>
          </table:table-cell>
          <table:table-cell table:formula="of:=AVERAGE([.A61:.C61])" office:value-type="float" office:value="2.19323333333333" calcext:value-type="float">
            <text:p>2.19323333333333</text:p>
          </table:table-cell>
          <table:table-cell table:formula="of:=[.D61]/[.$D$2]" office:value-type="float" office:value="0.229852894427036" calcext:value-type="float">
            <text:p>0.229852894427036</text:p>
          </table:table-cell>
          <table:table-cell/>
          <table:table-cell office:value-type="float" office:value="10.601" calcext:value-type="float">
            <text:p>10.601</text:p>
          </table:table-cell>
          <table:table-cell table:formula="of:=([.G61]-9)/4.5" office:value-type="float" office:value="0.355777777777778" calcext:value-type="float">
            <text:p>0.355777777777778</text:p>
          </table:table-cell>
        </table:table-row>
        <table:table-row table:style-name="ro1">
          <table:table-cell office:value-type="float" office:value="2.0535" calcext:value-type="float">
            <text:p>2.0535</text:p>
          </table:table-cell>
          <table:table-cell office:value-type="float" office:value="2.2074" calcext:value-type="float">
            <text:p>2.2074</text:p>
          </table:table-cell>
          <table:table-cell office:value-type="float" office:value="1.9193" calcext:value-type="float">
            <text:p>1.9193</text:p>
          </table:table-cell>
          <table:table-cell table:formula="of:=AVERAGE([.A62:.C62])" office:value-type="float" office:value="2.06006666666667" calcext:value-type="float">
            <text:p>2.06006666666667</text:p>
          </table:table-cell>
          <table:table-cell table:formula="of:=[.D62]/[.$D$2]" office:value-type="float" office:value="0.215896903831173" calcext:value-type="float">
            <text:p>0.215896903831173</text:p>
          </table:table-cell>
          <table:table-cell/>
          <table:table-cell office:value-type="float" office:value="10.701" calcext:value-type="float">
            <text:p>10.701</text:p>
          </table:table-cell>
          <table:table-cell table:formula="of:=([.G62]-9)/4.5"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1.9927" calcext:value-type="float">
            <text:p>1.9927</text:p>
          </table:table-cell>
          <table:table-cell office:value-type="float" office:value="2.1493" calcext:value-type="float">
            <text:p>2.1493</text:p>
          </table:table-cell>
          <table:table-cell office:value-type="float" office:value="1.8597" calcext:value-type="float">
            <text:p>1.8597</text:p>
          </table:table-cell>
          <table:table-cell table:formula="of:=AVERAGE([.A63:.C63])" office:value-type="float" office:value="2.00056666666667" calcext:value-type="float">
            <text:p>2.00056666666667</text:p>
          </table:table-cell>
          <table:table-cell table:formula="of:=[.D63]/[.$D$2]" office:value-type="float" office:value="0.209661248458553" calcext:value-type="float">
            <text:p>0.209661248458553</text:p>
          </table:table-cell>
          <table:table-cell/>
          <table:table-cell office:value-type="float" office:value="10.801" calcext:value-type="float">
            <text:p>10.801</text:p>
          </table:table-cell>
          <table:table-cell table:formula="of:=([.G63]-9)/4.5" office:value-type="float" office:value="0.400222222222222" calcext:value-type="float">
            <text:p>0.400222222222222</text:p>
          </table:table-cell>
        </table:table-row>
        <table:table-row table:style-name="ro1">
          <table:table-cell office:value-type="float" office:value="2.0069" calcext:value-type="float">
            <text:p>2.0069</text:p>
          </table:table-cell>
          <table:table-cell office:value-type="float" office:value="2.1633" calcext:value-type="float">
            <text:p>2.1633</text:p>
          </table:table-cell>
          <table:table-cell office:value-type="float" office:value="1.8791" calcext:value-type="float">
            <text:p>1.8791</text:p>
          </table:table-cell>
          <table:table-cell table:formula="of:=AVERAGE([.A64:.C64])" office:value-type="float" office:value="2.01643333333333" calcext:value-type="float">
            <text:p>2.01643333333333</text:p>
          </table:table-cell>
          <table:table-cell table:formula="of:=[.D64]/[.$D$2]" office:value-type="float" office:value="0.211324089891252" calcext:value-type="float">
            <text:p>0.211324089891252</text:p>
          </table:table-cell>
          <table:table-cell/>
          <table:table-cell office:value-type="float" office:value="10.902" calcext:value-type="float">
            <text:p>10.902</text:p>
          </table:table-cell>
          <table:table-cell table:formula="of:=([.G64]-9)/4.5" office:value-type="float" office:value="0.422666666666667" calcext:value-type="float">
            <text:p>0.422666666666667</text:p>
          </table:table-cell>
        </table:table-row>
        <table:table-row table:style-name="ro1">
          <table:table-cell office:value-type="float" office:value="2.0212" calcext:value-type="float">
            <text:p>2.0212</text:p>
          </table:table-cell>
          <table:table-cell office:value-type="float" office:value="2.1774" calcext:value-type="float">
            <text:p>2.1774</text:p>
          </table:table-cell>
          <table:table-cell office:value-type="float" office:value="1.8985" calcext:value-type="float">
            <text:p>1.8985</text:p>
          </table:table-cell>
          <table:table-cell table:formula="of:=AVERAGE([.A65:.C65])" office:value-type="float" office:value="2.03236666666667" calcext:value-type="float">
            <text:p>2.03236666666667</text:p>
          </table:table-cell>
          <table:table-cell table:formula="of:=[.D65]/[.$D$2]" office:value-type="float" office:value="0.212993918052659" calcext:value-type="float">
            <text:p>0.212993918052659</text:p>
          </table:table-cell>
          <table:table-cell/>
          <table:table-cell office:value-type="float" office:value="11.002" calcext:value-type="float">
            <text:p>11.002</text:p>
          </table:table-cell>
          <table:table-cell table:formula="of:=([.G65]-9)/4.5" office:value-type="float" office:value="0.444888888888889" calcext:value-type="float">
            <text:p>0.444888888888889</text:p>
          </table:table-cell>
        </table:table-row>
        <table:table-row table:style-name="ro1">
          <table:table-cell office:value-type="float" office:value="2.0354" calcext:value-type="float">
            <text:p>2.0354</text:p>
          </table:table-cell>
          <table:table-cell office:value-type="float" office:value="2.1915" calcext:value-type="float">
            <text:p>2.1915</text:p>
          </table:table-cell>
          <table:table-cell office:value-type="float" office:value="1.9179" calcext:value-type="float">
            <text:p>1.9179</text:p>
          </table:table-cell>
          <table:table-cell table:formula="of:=AVERAGE([.A66:.C66])" office:value-type="float" office:value="2.04826666666667" calcext:value-type="float">
            <text:p>2.04826666666667</text:p>
          </table:table-cell>
          <table:table-cell table:formula="of:=[.D66]/[.$D$2]" office:value-type="float" office:value="0.214660252849712" calcext:value-type="float">
            <text:p>0.214660252849712</text:p>
          </table:table-cell>
          <table:table-cell/>
          <table:table-cell office:value-type="float" office:value="11.102" calcext:value-type="float">
            <text:p>11.102</text:p>
          </table:table-cell>
          <table:table-cell table:formula="of:=([.G66]-9)/4.5" office:value-type="float" office:value="0.467111111111111" calcext:value-type="float">
            <text:p>0.467111111111111</text:p>
          </table:table-cell>
        </table:table-row>
        <table:table-row table:style-name="ro1">
          <table:table-cell office:value-type="float" office:value="2.0496" calcext:value-type="float">
            <text:p>2.0496</text:p>
          </table:table-cell>
          <table:table-cell office:value-type="float" office:value="2.2056" calcext:value-type="float">
            <text:p>2.2056</text:p>
          </table:table-cell>
          <table:table-cell office:value-type="float" office:value="1.9374" calcext:value-type="float">
            <text:p>1.9374</text:p>
          </table:table-cell>
          <table:table-cell table:formula="of:=AVERAGE([.A67:.C67])" office:value-type="float" office:value="2.0642" calcext:value-type="float">
            <text:p>2.0642</text:p>
          </table:table-cell>
          <table:table-cell table:formula="of:=[.D67]/[.$D$2]" office:value-type="float" office:value="0.216330081011119" calcext:value-type="float">
            <text:p>0.216330081011119</text:p>
          </table:table-cell>
          <table:table-cell/>
          <table:table-cell office:value-type="float" office:value="11.203" calcext:value-type="float">
            <text:p>11.203</text:p>
          </table:table-cell>
          <table:table-cell table:formula="of:=([.G67]-9)/4.5" office:value-type="float" office:value="0.489555555555555" calcext:value-type="float">
            <text:p>0.489555555555555</text:p>
          </table:table-cell>
        </table:table-row>
        <table:table-row table:style-name="ro1">
          <table:table-cell office:value-type="float" office:value="2.0638" calcext:value-type="float">
            <text:p>2.0638</text:p>
          </table:table-cell>
          <table:table-cell office:value-type="float" office:value="2.2197" calcext:value-type="float">
            <text:p>2.2197</text:p>
          </table:table-cell>
          <table:table-cell office:value-type="float" office:value="1.9568" calcext:value-type="float">
            <text:p>1.9568</text:p>
          </table:table-cell>
          <table:table-cell table:formula="of:=AVERAGE([.A68:.C68])" office:value-type="float" office:value="2.0801" calcext:value-type="float">
            <text:p>2.0801</text:p>
          </table:table-cell>
          <table:table-cell table:formula="of:=[.D68]/[.$D$2]" office:value-type="float" office:value="0.217996415808172" calcext:value-type="float">
            <text:p>0.217996415808172</text:p>
          </table:table-cell>
          <table:table-cell/>
          <table:table-cell office:value-type="float" office:value="11.303" calcext:value-type="float">
            <text:p>11.303</text:p>
          </table:table-cell>
          <table:table-cell table:formula="of:=([.G68]-9)/4.5" office:value-type="float" office:value="0.511777777777778" calcext:value-type="float">
            <text:p>0.511777777777778</text:p>
          </table:table-cell>
        </table:table-row>
        <table:table-row table:style-name="ro1">
          <table:table-cell office:value-type="float" office:value="2.0555" calcext:value-type="float">
            <text:p>2.0555</text:p>
          </table:table-cell>
          <table:table-cell office:value-type="float" office:value="2.2118" calcext:value-type="float">
            <text:p>2.2118</text:p>
          </table:table-cell>
          <table:table-cell office:value-type="float" office:value="1.9486" calcext:value-type="float">
            <text:p>1.9486</text:p>
          </table:table-cell>
          <table:table-cell table:formula="of:=AVERAGE([.A69:.C69])" office:value-type="float" office:value="2.07196666666667" calcext:value-type="float">
            <text:p>2.07196666666667</text:p>
          </table:table-cell>
          <table:table-cell table:formula="of:=[.D69]/[.$D$2]" office:value-type="float" office:value="0.217144034905697" calcext:value-type="float">
            <text:p>0.217144034905697</text:p>
          </table:table-cell>
          <table:table-cell/>
          <table:table-cell office:value-type="float" office:value="11.403" calcext:value-type="float">
            <text:p>11.403</text:p>
          </table:table-cell>
          <table:table-cell table:formula="of:=([.G69]-9)/4.5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2.0167" calcext:value-type="float">
            <text:p>2.0167</text:p>
          </table:table-cell>
          <table:table-cell office:value-type="float" office:value="2.1743" calcext:value-type="float">
            <text:p>2.1743</text:p>
          </table:table-cell>
          <table:table-cell office:value-type="float" office:value="1.9032" calcext:value-type="float">
            <text:p>1.9032</text:p>
          </table:table-cell>
          <table:table-cell table:formula="of:=AVERAGE([.A70:.C70])" office:value-type="float" office:value="2.0314" calcext:value-type="float">
            <text:p>2.0314</text:p>
          </table:table-cell>
          <table:table-cell table:formula="of:=[.D70]/[.$D$2]" office:value-type="float" office:value="0.212892610486381" calcext:value-type="float">
            <text:p>0.212892610486381</text:p>
          </table:table-cell>
          <table:table-cell/>
          <table:table-cell office:value-type="float" office:value="11.504" calcext:value-type="float">
            <text:p>11.504</text:p>
          </table:table-cell>
          <table:table-cell table:formula="of:=([.G70]-9)/4.5" office:value-type="float" office:value="0.556444444444444" calcext:value-type="float">
            <text:p>0.556444444444444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2.1369" calcext:value-type="float">
            <text:p>2.1369</text:p>
          </table:table-cell>
          <table:table-cell office:value-type="float" office:value="1.8579" calcext:value-type="float">
            <text:p>1.8579</text:p>
          </table:table-cell>
          <table:table-cell table:formula="of:=AVERAGE([.A71:.C71])" office:value-type="float" office:value="1.99093333333333" calcext:value-type="float">
            <text:p>1.99093333333333</text:p>
          </table:table-cell>
          <table:table-cell table:formula="of:=[.D71]/[.$D$2]" office:value-type="float" office:value="0.208651666160129" calcext:value-type="float">
            <text:p>0.208651666160129</text:p>
          </table:table-cell>
          <table:table-cell/>
          <table:table-cell office:value-type="float" office:value="11.604" calcext:value-type="float">
            <text:p>11.604</text:p>
          </table:table-cell>
          <table:table-cell table:formula="of:=([.G71]-9)/4.5" office:value-type="float" office:value="0.578666666666666" calcext:value-type="float">
            <text:p>0.578666666666666</text:p>
          </table:table-cell>
        </table:table-row>
        <table:table-row table:style-name="ro1">
          <table:table-cell office:value-type="float" office:value="1.9392" calcext:value-type="float">
            <text:p>1.9392</text:p>
          </table:table-cell>
          <table:table-cell office:value-type="float" office:value="2.0994" calcext:value-type="float">
            <text:p>2.0994</text:p>
          </table:table-cell>
          <table:table-cell office:value-type="float" office:value="1.8125" calcext:value-type="float">
            <text:p>1.8125</text:p>
          </table:table-cell>
          <table:table-cell table:formula="of:=AVERAGE([.A72:.C72])" office:value-type="float" office:value="1.95036666666667" calcext:value-type="float">
            <text:p>1.95036666666667</text:p>
          </table:table-cell>
          <table:table-cell table:formula="of:=[.D72]/[.$D$2]" office:value-type="float" office:value="0.204400241740813" calcext:value-type="float">
            <text:p>0.204400241740813</text:p>
          </table:table-cell>
          <table:table-cell/>
          <table:table-cell office:value-type="float" office:value="11.705" calcext:value-type="float">
            <text:p>11.705</text:p>
          </table:table-cell>
          <table:table-cell table:formula="of:=([.G72]-9)/4.5" office:value-type="float" office:value="0.601111111111111" calcext:value-type="float">
            <text:p>0.601111111111111</text:p>
          </table:table-cell>
        </table:table-row>
        <table:table-row table:style-name="ro1">
          <table:table-cell office:value-type="float" office:value="1.9004" calcext:value-type="float">
            <text:p>1.9004</text:p>
          </table:table-cell>
          <table:table-cell office:value-type="float" office:value="2.062" calcext:value-type="float">
            <text:p>2.062</text:p>
          </table:table-cell>
          <table:table-cell office:value-type="float" office:value="1.7671" calcext:value-type="float">
            <text:p>1.7671</text:p>
          </table:table-cell>
          <table:table-cell table:formula="of:=AVERAGE([.A73:.C73])" office:value-type="float" office:value="1.90983333333333" calcext:value-type="float">
            <text:p>1.90983333333333</text:p>
          </table:table-cell>
          <table:table-cell table:formula="of:=[.D73]/[.$D$2]" office:value-type="float" office:value="0.200152310685852" calcext:value-type="float">
            <text:p>0.200152310685852</text:p>
          </table:table-cell>
          <table:table-cell/>
          <table:table-cell office:value-type="float" office:value="11.805" calcext:value-type="float">
            <text:p>11.805</text:p>
          </table:table-cell>
          <table:table-cell table:formula="of:=([.G73]-9)/4.5" office:value-type="float" office:value="0.623333333333333" calcext:value-type="float">
            <text:p>0.623333333333333</text:p>
          </table:table-cell>
        </table:table-row>
        <table:table-row table:style-name="ro1">
          <table:table-cell office:value-type="float" office:value="1.8617" calcext:value-type="float">
            <text:p>1.8617</text:p>
          </table:table-cell>
          <table:table-cell office:value-type="float" office:value="2.0245" calcext:value-type="float">
            <text:p>2.0245</text:p>
          </table:table-cell>
          <table:table-cell office:value-type="float" office:value="1.7217" calcext:value-type="float">
            <text:p>1.7217</text:p>
          </table:table-cell>
          <table:table-cell table:formula="of:=AVERAGE([.A74:.C74])" office:value-type="float" office:value="1.8693" calcext:value-type="float">
            <text:p>1.8693</text:p>
          </table:table-cell>
          <table:table-cell table:formula="of:=[.D74]/[.$D$2]" office:value-type="float" office:value="0.195904379630891" calcext:value-type="float">
            <text:p>0.195904379630891</text:p>
          </table:table-cell>
          <table:table-cell/>
          <table:table-cell office:value-type="float" office:value="11.905" calcext:value-type="float">
            <text:p>11.905</text:p>
          </table:table-cell>
          <table:table-cell table:formula="of:=([.G74]-9)/4.5" office:value-type="float" office:value="0.645555555555555" calcext:value-type="float">
            <text:p>0.645555555555555</text:p>
          </table:table-cell>
        </table:table-row>
        <table:table-row table:style-name="ro1">
          <table:table-cell office:value-type="float" office:value="1.8733" calcext:value-type="float">
            <text:p>1.8733</text:p>
          </table:table-cell>
          <table:table-cell office:value-type="float" office:value="2.0331" calcext:value-type="float">
            <text:p>2.0331</text:p>
          </table:table-cell>
          <table:table-cell office:value-type="float" office:value="1.7367" calcext:value-type="float">
            <text:p>1.7367</text:p>
          </table:table-cell>
          <table:table-cell table:formula="of:=AVERAGE([.A75:.C75])" office:value-type="float" office:value="1.88103333333333" calcext:value-type="float">
            <text:p>1.88103333333333</text:p>
          </table:table-cell>
          <table:table-cell table:formula="of:=[.D75]/[.$D$2]" office:value-type="float" office:value="0.197134043883643" calcext:value-type="float">
            <text:p>0.197134043883643</text:p>
          </table:table-cell>
          <table:table-cell/>
          <table:table-cell office:value-type="float" office:value="12.006" calcext:value-type="float">
            <text:p>12.006</text:p>
          </table:table-cell>
          <table:table-cell table:formula="of:=([.G75]-9)/4.5"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.8896" calcext:value-type="float">
            <text:p>1.8896</text:p>
          </table:table-cell>
          <table:table-cell office:value-type="float" office:value="2.0459" calcext:value-type="float">
            <text:p>2.0459</text:p>
          </table:table-cell>
          <table:table-cell office:value-type="float" office:value="1.7573" calcext:value-type="float">
            <text:p>1.7573</text:p>
          </table:table-cell>
          <table:table-cell table:formula="of:=AVERAGE([.A76:.C76])" office:value-type="float" office:value="1.8976" calcext:value-type="float">
            <text:p>1.8976</text:p>
          </table:table-cell>
          <table:table-cell table:formula="of:=[.D76]/[.$D$2]" office:value-type="float" office:value="0.198870245967784" calcext:value-type="float">
            <text:p>0.198870245967784</text:p>
          </table:table-cell>
          <table:table-cell/>
          <table:table-cell office:value-type="float" office:value="12.106" calcext:value-type="float">
            <text:p>12.106</text:p>
          </table:table-cell>
          <table:table-cell table:formula="of:=([.G76]-9)/4.5" office:value-type="float" office:value="0.690222222222222" calcext:value-type="float">
            <text:p>0.690222222222222</text:p>
          </table:table-cell>
        </table:table-row>
        <table:table-row table:style-name="ro1">
          <table:table-cell office:value-type="float" office:value="1.9059" calcext:value-type="float">
            <text:p>1.9059</text:p>
          </table:table-cell>
          <table:table-cell office:value-type="float" office:value="2.0587" calcext:value-type="float">
            <text:p>2.0587</text:p>
          </table:table-cell>
          <table:table-cell office:value-type="float" office:value="1.7778" calcext:value-type="float">
            <text:p>1.7778</text:p>
          </table:table-cell>
          <table:table-cell table:formula="of:=AVERAGE([.A77:.C77])" office:value-type="float" office:value="1.91413333333333" calcext:value-type="float">
            <text:p>1.91413333333333</text:p>
          </table:table-cell>
          <table:table-cell table:formula="of:=[.D77]/[.$D$2]" office:value-type="float" office:value="0.200602954687571" calcext:value-type="float">
            <text:p>0.200602954687571</text:p>
          </table:table-cell>
          <table:table-cell/>
          <table:table-cell office:value-type="float" office:value="12.206" calcext:value-type="float">
            <text:p>12.206</text:p>
          </table:table-cell>
          <table:table-cell table:formula="of:=([.G77]-9)/4.5" office:value-type="float" office:value="0.712444444444444" calcext:value-type="float">
            <text:p>0.712444444444444</text:p>
          </table:table-cell>
        </table:table-row>
        <table:table-row table:style-name="ro1">
          <table:table-cell office:value-type="float" office:value="1.9222" calcext:value-type="float">
            <text:p>1.9222</text:p>
          </table:table-cell>
          <table:table-cell office:value-type="float" office:value="2.0715" calcext:value-type="float">
            <text:p>2.0715</text:p>
          </table:table-cell>
          <table:table-cell office:value-type="float" office:value="1.7983" calcext:value-type="float">
            <text:p>1.7983</text:p>
          </table:table-cell>
          <table:table-cell table:formula="of:=AVERAGE([.A78:.C78])" office:value-type="float" office:value="1.93066666666667" calcext:value-type="float">
            <text:p>1.93066666666667</text:p>
          </table:table-cell>
          <table:table-cell table:formula="of:=[.D78]/[.$D$2]" office:value-type="float" office:value="0.202335663407358" calcext:value-type="float">
            <text:p>0.202335663407358</text:p>
          </table:table-cell>
          <table:table-cell/>
          <table:table-cell office:value-type="float" office:value="12.307" calcext:value-type="float">
            <text:p>12.307</text:p>
          </table:table-cell>
          <table:table-cell table:formula="of:=([.G78]-9)/4.5" office:value-type="float" office:value="0.734888888888889" calcext:value-type="float">
            <text:p>0.734888888888889</text:p>
          </table:table-cell>
        </table:table-row>
        <table:table-row table:style-name="ro1">
          <table:table-cell office:value-type="float" office:value="1.9385" calcext:value-type="float">
            <text:p>1.9385</text:p>
          </table:table-cell>
          <table:table-cell office:value-type="float" office:value="2.0843" calcext:value-type="float">
            <text:p>2.0843</text:p>
          </table:table-cell>
          <table:table-cell office:value-type="float" office:value="1.8189" calcext:value-type="float">
            <text:p>1.8189</text:p>
          </table:table-cell>
          <table:table-cell table:formula="of:=AVERAGE([.A79:.C79])" office:value-type="float" office:value="1.94723333333333" calcext:value-type="float">
            <text:p>1.94723333333333</text:p>
          </table:table-cell>
          <table:table-cell table:formula="of:=[.D79]/[.$D$2]" office:value-type="float" office:value="0.204071865491499" calcext:value-type="float">
            <text:p>0.204071865491499</text:p>
          </table:table-cell>
          <table:table-cell/>
          <table:table-cell office:value-type="float" office:value="12.407" calcext:value-type="float">
            <text:p>12.407</text:p>
          </table:table-cell>
          <table:table-cell table:formula="of:=([.G79]-9)/4.5" office:value-type="float" office:value="0.757111111111111" calcext:value-type="float">
            <text:p>0.757111111111111</text:p>
          </table:table-cell>
        </table:table-row>
        <table:table-row table:style-name="ro1">
          <table:table-cell office:value-type="float" office:value="1.9424" calcext:value-type="float">
            <text:p>1.9424</text:p>
          </table:table-cell>
          <table:table-cell office:value-type="float" office:value="2.0877" calcext:value-type="float">
            <text:p>2.0877</text:p>
          </table:table-cell>
          <table:table-cell office:value-type="float" office:value="1.8229" calcext:value-type="float">
            <text:p>1.8229</text:p>
          </table:table-cell>
          <table:table-cell table:formula="of:=AVERAGE([.A80:.C80])" office:value-type="float" office:value="1.951" calcext:value-type="float">
            <text:p>1.951</text:p>
          </table:table-cell>
          <table:table-cell table:formula="of:=[.D80]/[.$D$2]" office:value-type="float" office:value="0.204466615663547" calcext:value-type="float">
            <text:p>0.204466615663547</text:p>
          </table:table-cell>
          <table:table-cell/>
          <table:table-cell office:value-type="float" office:value="12.507" calcext:value-type="float">
            <text:p>12.507</text:p>
          </table:table-cell>
          <table:table-cell table:formula="of:=([.G80]-9)/4.5" office:value-type="float" office:value="0.779333333333333" calcext:value-type="float">
            <text:p>0.779333333333333</text:p>
          </table:table-cell>
        </table:table-row>
        <table:table-row table:style-name="ro1">
          <table:table-cell office:value-type="float" office:value="1.9452" calcext:value-type="float">
            <text:p>1.9452</text:p>
          </table:table-cell>
          <table:table-cell office:value-type="float" office:value="2.0902" calcext:value-type="float">
            <text:p>2.0902</text:p>
          </table:table-cell>
          <table:table-cell office:value-type="float" office:value="1.8253" calcext:value-type="float">
            <text:p>1.8253</text:p>
          </table:table-cell>
          <table:table-cell table:formula="of:=AVERAGE([.A81:.C81])" office:value-type="float" office:value="1.95356666666667" calcext:value-type="float">
            <text:p>1.95356666666667</text:p>
          </table:table-cell>
          <table:table-cell table:formula="of:=[.D81]/[.$D$2]" office:value-type="float" office:value="0.204735604718837" calcext:value-type="float">
            <text:p>0.204735604718837</text:p>
          </table:table-cell>
          <table:table-cell/>
          <table:table-cell office:value-type="float" office:value="12.608" calcext:value-type="float">
            <text:p>12.608</text:p>
          </table:table-cell>
          <table:table-cell table:formula="of:=([.G81]-9)/4.5" office:value-type="float" office:value="0.801777777777778" calcext:value-type="float">
            <text:p>0.801777777777778</text:p>
          </table:table-cell>
        </table:table-row>
        <table:table-row table:style-name="ro1">
          <table:table-cell office:value-type="float" office:value="1.9479" calcext:value-type="float">
            <text:p>1.9479</text:p>
          </table:table-cell>
          <table:table-cell office:value-type="float" office:value="2.0927" calcext:value-type="float">
            <text:p>2.0927</text:p>
          </table:table-cell>
          <table:table-cell office:value-type="float" office:value="1.8277" calcext:value-type="float">
            <text:p>1.8277</text:p>
          </table:table-cell>
          <table:table-cell table:formula="of:=AVERAGE([.A82:.C82])" office:value-type="float" office:value="1.9561" calcext:value-type="float">
            <text:p>1.9561</text:p>
          </table:table-cell>
          <table:table-cell table:formula="of:=[.D82]/[.$D$2]" office:value-type="float" office:value="0.205001100409772" calcext:value-type="float">
            <text:p>0.205001100409772</text:p>
          </table:table-cell>
          <table:table-cell/>
          <table:table-cell office:value-type="float" office:value="12.708" calcext:value-type="float">
            <text:p>12.708</text:p>
          </table:table-cell>
          <table:table-cell table:formula="of:=([.G82]-9)/4.5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.9507" calcext:value-type="float">
            <text:p>1.9507</text:p>
          </table:table-cell>
          <table:table-cell office:value-type="float" office:value="2.0952" calcext:value-type="float">
            <text:p>2.0952</text:p>
          </table:table-cell>
          <table:table-cell office:value-type="float" office:value="1.8301" calcext:value-type="float">
            <text:p>1.8301</text:p>
          </table:table-cell>
          <table:table-cell table:formula="of:=AVERAGE([.A83:.C83])" office:value-type="float" office:value="1.95866666666667" calcext:value-type="float">
            <text:p>1.95866666666667</text:p>
          </table:table-cell>
          <table:table-cell table:formula="of:=[.D83]/[.$D$2]" office:value-type="float" office:value="0.205270089465061" calcext:value-type="float">
            <text:p>0.205270089465061</text:p>
          </table:table-cell>
          <table:table-cell/>
          <table:table-cell office:value-type="float" office:value="12.808" calcext:value-type="float">
            <text:p>12.808</text:p>
          </table:table-cell>
          <table:table-cell table:formula="of:=([.G83]-9)/4.5" office:value-type="float" office:value="0.846222222222222" calcext:value-type="float">
            <text:p>0.846222222222222</text:p>
          </table:table-cell>
        </table:table-row>
        <table:table-row table:style-name="ro1">
          <table:table-cell office:value-type="float" office:value="1.9589" calcext:value-type="float">
            <text:p>1.9589</text:p>
          </table:table-cell>
          <table:table-cell office:value-type="float" office:value="2.1027" calcext:value-type="float">
            <text:p>2.1027</text:p>
          </table:table-cell>
          <table:table-cell office:value-type="float" office:value="1.8396" calcext:value-type="float">
            <text:p>1.8396</text:p>
          </table:table-cell>
          <table:table-cell table:formula="of:=AVERAGE([.A84:.C84])" office:value-type="float" office:value="1.96706666666667" calcext:value-type="float">
            <text:p>1.96706666666667</text:p>
          </table:table-cell>
          <table:table-cell table:formula="of:=[.D84]/[.$D$2]" office:value-type="float" office:value="0.206150417282372" calcext:value-type="float">
            <text:p>0.206150417282372</text:p>
          </table:table-cell>
          <table:table-cell/>
          <table:table-cell office:value-type="float" office:value="12.909" calcext:value-type="float">
            <text:p>12.909</text:p>
          </table:table-cell>
          <table:table-cell table:formula="of:=([.G84]-9)/4.5" office:value-type="float" office:value="0.868666666666667" calcext:value-type="float">
            <text:p>0.868666666666667</text:p>
          </table:table-cell>
        </table:table-row>
        <table:table-row table:style-name="ro1">
          <table:table-cell office:value-type="float" office:value="1.9767" calcext:value-type="float">
            <text:p>1.9767</text:p>
          </table:table-cell>
          <table:table-cell office:value-type="float" office:value="2.1188" calcext:value-type="float">
            <text:p>2.1188</text:p>
          </table:table-cell>
          <table:table-cell office:value-type="float" office:value="1.8612" calcext:value-type="float">
            <text:p>1.8612</text:p>
          </table:table-cell>
          <table:table-cell table:formula="of:=AVERAGE([.A85:.C85])" office:value-type="float" office:value="1.98556666666667" calcext:value-type="float">
            <text:p>1.98556666666667</text:p>
          </table:table-cell>
          <table:table-cell table:formula="of:=[.D85]/[.$D$2]" office:value-type="float" office:value="0.208089234499069" calcext:value-type="float">
            <text:p>0.208089234499069</text:p>
          </table:table-cell>
          <table:table-cell/>
          <table:table-cell office:value-type="float" office:value="13.009" calcext:value-type="float">
            <text:p>13.009</text:p>
          </table:table-cell>
          <table:table-cell table:formula="of:=([.G85]-9)/4.5" office:value-type="float" office:value="0.890888888888889" calcext:value-type="float">
            <text:p>0.890888888888889</text:p>
          </table:table-cell>
        </table:table-row>
        <table:table-row table:style-name="ro1">
          <table:table-cell office:value-type="float" office:value="1.9945" calcext:value-type="float">
            <text:p>1.9945</text:p>
          </table:table-cell>
          <table:table-cell office:value-type="float" office:value="2.1349" calcext:value-type="float">
            <text:p>2.1349</text:p>
          </table:table-cell>
          <table:table-cell office:value-type="float" office:value="1.8829" calcext:value-type="float">
            <text:p>1.8829</text:p>
          </table:table-cell>
          <table:table-cell table:formula="of:=AVERAGE([.A86:.C86])" office:value-type="float" office:value="2.0041" calcext:value-type="float">
            <text:p>2.0041</text:p>
          </table:table-cell>
          <table:table-cell table:formula="of:=[.D86]/[.$D$2]" office:value-type="float" office:value="0.21003154508012" calcext:value-type="float">
            <text:p>0.21003154508012</text:p>
          </table:table-cell>
          <table:table-cell/>
          <table:table-cell office:value-type="float" office:value="13.109" calcext:value-type="float">
            <text:p>13.109</text:p>
          </table:table-cell>
          <table:table-cell table:formula="of:=([.G86]-9)/4.5" office:value-type="float" office:value="0.913111111111111" calcext:value-type="float">
            <text:p>0.913111111111111</text:p>
          </table:table-cell>
        </table:table-row>
        <table:table-row table:style-name="ro1">
          <table:table-cell office:value-type="float" office:value="2.0122" calcext:value-type="float">
            <text:p>2.0122</text:p>
          </table:table-cell>
          <table:table-cell office:value-type="float" office:value="2.151" calcext:value-type="float">
            <text:p>2.151</text:p>
          </table:table-cell>
          <table:table-cell office:value-type="float" office:value="1.9045" calcext:value-type="float">
            <text:p>1.9045</text:p>
          </table:table-cell>
          <table:table-cell table:formula="of:=AVERAGE([.A87:.C87])" office:value-type="float" office:value="2.02256666666667" calcext:value-type="float">
            <text:p>2.02256666666667</text:p>
          </table:table-cell>
          <table:table-cell table:formula="of:=[.D87]/[.$D$2]" office:value-type="float" office:value="0.211966868932463" calcext:value-type="float">
            <text:p>0.211966868932463</text:p>
          </table:table-cell>
          <table:table-cell/>
          <table:table-cell office:value-type="float" office:value="13.21" calcext:value-type="float">
            <text:p>13.21</text:p>
          </table:table-cell>
          <table:table-cell table:formula="of:=([.G87]-9)/4.5" office:value-type="float" office:value="0.935555555555556" calcext:value-type="float">
            <text:p>0.935555555555556</text:p>
          </table:table-cell>
        </table:table-row>
        <table:table-row table:style-name="ro1">
          <table:table-cell office:value-type="float" office:value="2.0293" calcext:value-type="float">
            <text:p>2.0293</text:p>
          </table:table-cell>
          <table:table-cell office:value-type="float" office:value="2.166" calcext:value-type="float">
            <text:p>2.166</text:p>
          </table:table-cell>
          <table:table-cell office:value-type="float" office:value="1.9259" calcext:value-type="float">
            <text:p>1.9259</text:p>
          </table:table-cell>
          <table:table-cell table:formula="of:=AVERAGE([.A88:.C88])" office:value-type="float" office:value="2.0404" calcext:value-type="float">
            <text:p>2.0404</text:p>
          </table:table-cell>
          <table:table-cell table:formula="of:=[.D88]/[.$D$2]" office:value-type="float" office:value="0.213835818862071" calcext:value-type="float">
            <text:p>0.213835818862071</text:p>
          </table:table-cell>
          <table:table-cell/>
          <table:table-cell office:value-type="float" office:value="13.31" calcext:value-type="float">
            <text:p>13.31</text:p>
          </table:table-cell>
          <table:table-cell table:formula="of:=([.G88]-9)/4.5" office:value-type="float" office:value="0.957777777777778" calcext:value-type="float">
            <text:p>0.957777777777778</text:p>
          </table:table-cell>
        </table:table-row>
        <table:table-row table:style-name="ro1">
          <table:table-cell office:value-type="float" office:value="2.0444" calcext:value-type="float">
            <text:p>2.0444</text:p>
          </table:table-cell>
          <table:table-cell office:value-type="float" office:value="2.1779" calcext:value-type="float">
            <text:p>2.1779</text:p>
          </table:table-cell>
          <table:table-cell office:value-type="float" office:value="1.947" calcext:value-type="float">
            <text:p>1.947</text:p>
          </table:table-cell>
          <table:table-cell table:formula="of:=AVERAGE([.A89:.C89])" office:value-type="float" office:value="2.05643333333333" calcext:value-type="float">
            <text:p>2.05643333333333</text:p>
          </table:table-cell>
          <table:table-cell table:formula="of:=[.D89]/[.$D$2]" office:value-type="float" office:value="0.215516127116542" calcext:value-type="float">
            <text:p>0.215516127116542</text:p>
          </table:table-cell>
          <table:table-cell/>
          <table:table-cell office:value-type="float" office:value="13.41" calcext:value-type="float">
            <text:p>13.41</text:p>
          </table:table-cell>
          <table:table-cell table:formula="of:=([.G89]-9)/4.5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.0595" calcext:value-type="float">
            <text:p>2.0595</text:p>
          </table:table-cell>
          <table:table-cell office:value-type="float" office:value="2.1897" calcext:value-type="float">
            <text:p>2.1897</text:p>
          </table:table-cell>
          <table:table-cell office:value-type="float" office:value="1.9681" calcext:value-type="float">
            <text:p>1.9681</text:p>
          </table:table-cell>
          <table:table-cell table:formula="of:=AVERAGE([.A90:.C90])" office:value-type="float" office:value="2.07243333333333" calcext:value-type="float">
            <text:p>2.07243333333333</text:p>
          </table:table-cell>
          <table:table-cell table:formula="of:=[.D90]/[.$D$2]" office:value-type="float" office:value="0.217192942006658" calcext:value-type="float">
            <text:p>0.217192942006658</text:p>
          </table:table-cell>
          <table:table-cell/>
          <table:table-cell office:value-type="float" office:value="13.511" calcext:value-type="float">
            <text:p>13.511</text:p>
          </table:table-cell>
          <table:table-cell table:formula="of:=([.G90]-9)/4.5" office:value-type="float" office:value="1.00244444444444" calcext:value-type="float">
            <text:p>1.00244444444444</text:p>
          </table:table-cell>
        </table:table-row>
        <table:table-row table:style-name="ro1">
          <table:table-cell office:value-type="float" office:value="2.0745" calcext:value-type="float">
            <text:p>2.0745</text:p>
          </table:table-cell>
          <table:table-cell office:value-type="float" office:value="2.2016" calcext:value-type="float">
            <text:p>2.2016</text:p>
          </table:table-cell>
          <table:table-cell office:value-type="float" office:value="1.9892" calcext:value-type="float">
            <text:p>1.9892</text:p>
          </table:table-cell>
          <table:table-cell table:formula="of:=AVERAGE([.A91:.C91])" office:value-type="float" office:value="2.08843333333333" calcext:value-type="float">
            <text:p>2.08843333333333</text:p>
          </table:table-cell>
          <table:table-cell table:formula="of:=[.D91]/[.$D$2]" office:value-type="float" office:value="0.218869756896775" calcext:value-type="float">
            <text:p>0.218869756896775</text:p>
          </table:table-cell>
          <table:table-cell/>
          <table:table-cell office:value-type="float" office:value="13.611" calcext:value-type="float">
            <text:p>13.611</text:p>
          </table:table-cell>
          <table:table-cell table:formula="of:=([.G91]-9)/4.5" office:value-type="float" office:value="1.02466666666667" calcext:value-type="float">
            <text:p>1.02466666666667</text:p>
          </table:table-cell>
        </table:table-row>
        <table:table-row table:style-name="ro1">
          <table:table-cell office:value-type="float" office:value="2.0921" calcext:value-type="float">
            <text:p>2.0921</text:p>
          </table:table-cell>
          <table:table-cell office:value-type="float" office:value="2.2137" calcext:value-type="float">
            <text:p>2.2137</text:p>
          </table:table-cell>
          <table:table-cell office:value-type="float" office:value="2.0157" calcext:value-type="float">
            <text:p>2.0157</text:p>
          </table:table-cell>
          <table:table-cell table:formula="of:=AVERAGE([.A92:.C92])" office:value-type="float" office:value="2.10716666666667" calcext:value-type="float">
            <text:p>2.10716666666667</text:p>
          </table:table-cell>
          <table:table-cell table:formula="of:=[.D92]/[.$D$2]" office:value-type="float" office:value="0.220833027663952" calcext:value-type="float">
            <text:p>0.220833027663952</text:p>
          </table:table-cell>
          <table:table-cell/>
          <table:table-cell office:value-type="float" office:value="13.712" calcext:value-type="float">
            <text:p>13.712</text:p>
          </table:table-cell>
          <table:table-cell table:formula="of:=([.G92]-9)/4.5" office:value-type="float" office:value="1.04711111111111" calcext:value-type="float">
            <text:p>1.04711111111111</text:p>
          </table:table-cell>
        </table:table-row>
        <table:table-row table:style-name="ro1">
          <table:table-cell office:value-type="float" office:value="2.1122" calcext:value-type="float">
            <text:p>2.1122</text:p>
          </table:table-cell>
          <table:table-cell office:value-type="float" office:value="2.2262" calcext:value-type="float">
            <text:p>2.2262</text:p>
          </table:table-cell>
          <table:table-cell office:value-type="float" office:value="2.0479" calcext:value-type="float">
            <text:p>2.0479</text:p>
          </table:table-cell>
          <table:table-cell table:formula="of:=AVERAGE([.A93:.C93])" office:value-type="float" office:value="2.12876666666667" calcext:value-type="float">
            <text:p>2.12876666666667</text:p>
          </table:table-cell>
          <table:table-cell table:formula="of:=[.D93]/[.$D$2]" office:value-type="float" office:value="0.223096727765609" calcext:value-type="float">
            <text:p>0.223096727765609</text:p>
          </table:table-cell>
          <table:table-cell/>
          <table:table-cell office:value-type="float" office:value="13.812" calcext:value-type="float">
            <text:p>13.812</text:p>
          </table:table-cell>
          <table:table-cell table:formula="of:=([.G93]-9)/4.5" office:value-type="float" office:value="1.06933333333333" calcext:value-type="float">
            <text:p>1.06933333333333</text:p>
          </table:table-cell>
        </table:table-row>
        <table:table-row table:style-name="ro1">
          <table:table-cell office:value-type="float" office:value="2.1322" calcext:value-type="float">
            <text:p>2.1322</text:p>
          </table:table-cell>
          <table:table-cell office:value-type="float" office:value="2.2386" calcext:value-type="float">
            <text:p>2.2386</text:p>
          </table:table-cell>
          <table:table-cell office:value-type="float" office:value="2.08" calcext:value-type="float">
            <text:p>2.08</text:p>
          </table:table-cell>
          <table:table-cell table:formula="of:=AVERAGE([.A94:.C94])" office:value-type="float" office:value="2.15026666666667" calcext:value-type="float">
            <text:p>2.15026666666667</text:p>
          </table:table-cell>
          <table:table-cell table:formula="of:=[.D94]/[.$D$2]" office:value-type="float" office:value="0.225349947774203" calcext:value-type="float">
            <text:p>0.225349947774203</text:p>
          </table:table-cell>
          <table:table-cell/>
          <table:table-cell office:value-type="float" office:value="13.912" calcext:value-type="float">
            <text:p>13.912</text:p>
          </table:table-cell>
          <table:table-cell table:formula="of:=([.G94]-9)/4.5" office:value-type="float" office:value="1.09155555555556" calcext:value-type="float">
            <text:p>1.09155555555556</text:p>
          </table:table-cell>
        </table:table-row>
        <table:table-row table:style-name="ro1">
          <table:table-cell office:value-type="float" office:value="2.1534" calcext:value-type="float">
            <text:p>2.1534</text:p>
          </table:table-cell>
          <table:table-cell office:value-type="float" office:value="2.2518" calcext:value-type="float">
            <text:p>2.2518</text:p>
          </table:table-cell>
          <table:table-cell office:value-type="float" office:value="2.1139" calcext:value-type="float">
            <text:p>2.1139</text:p>
          </table:table-cell>
          <table:table-cell table:formula="of:=AVERAGE([.A95:.C95])" office:value-type="float" office:value="2.17303333333333" calcext:value-type="float">
            <text:p>2.17303333333333</text:p>
          </table:table-cell>
          <table:table-cell table:formula="of:=[.D95]/[.$D$2]" office:value-type="float" office:value="0.227735915628264" calcext:value-type="float">
            <text:p>0.227735915628264</text:p>
          </table:table-cell>
          <table:table-cell/>
          <table:table-cell office:value-type="float" office:value="14.013" calcext:value-type="float">
            <text:p>14.013</text:p>
          </table:table-cell>
          <table:table-cell table:formula="of:=([.G95]-9)/4.5"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2.1853" calcext:value-type="float">
            <text:p>2.1853</text:p>
          </table:table-cell>
          <table:table-cell office:value-type="float" office:value="2.2722" calcext:value-type="float">
            <text:p>2.2722</text:p>
          </table:table-cell>
          <table:table-cell office:value-type="float" office:value="2.1643" calcext:value-type="float">
            <text:p>2.1643</text:p>
          </table:table-cell>
          <table:table-cell table:formula="of:=AVERAGE([.A96:.C96])" office:value-type="float" office:value="2.20726666666667" calcext:value-type="float">
            <text:p>2.20726666666667</text:p>
          </table:table-cell>
          <table:table-cell table:formula="of:=[.D96]/[.$D$2]" office:value-type="float" office:value="0.231323600820242" calcext:value-type="float">
            <text:p>0.231323600820242</text:p>
          </table:table-cell>
          <table:table-cell/>
          <table:table-cell office:value-type="float" office:value="14.113" calcext:value-type="float">
            <text:p>14.113</text:p>
          </table:table-cell>
          <table:table-cell table:formula="of:=([.G96]-9)/4.5" office:value-type="float" office:value="1.13622222222222" calcext:value-type="float">
            <text:p>1.13622222222222</text:p>
          </table:table-cell>
        </table:table-row>
        <table:table-row table:style-name="ro1">
          <table:table-cell office:value-type="float" office:value="2.2171" calcext:value-type="float">
            <text:p>2.2171</text:p>
          </table:table-cell>
          <table:table-cell office:value-type="float" office:value="2.2926" calcext:value-type="float">
            <text:p>2.2926</text:p>
          </table:table-cell>
          <table:table-cell office:value-type="float" office:value="2.2147" calcext:value-type="float">
            <text:p>2.2147</text:p>
          </table:table-cell>
          <table:table-cell table:formula="of:=AVERAGE([.A97:.C97])" office:value-type="float" office:value="2.24146666666667" calcext:value-type="float">
            <text:p>2.24146666666667</text:p>
          </table:table-cell>
          <table:table-cell table:formula="of:=[.D97]/[.$D$2]" office:value-type="float" office:value="0.234907792647865" calcext:value-type="float">
            <text:p>0.234907792647865</text:p>
          </table:table-cell>
          <table:table-cell/>
          <table:table-cell office:value-type="float" office:value="14.213" calcext:value-type="float">
            <text:p>14.213</text:p>
          </table:table-cell>
          <table:table-cell table:formula="of:=([.G97]-9)/4.5" office:value-type="float" office:value="1.15844444444444" calcext:value-type="float">
            <text:p>1.15844444444444</text:p>
          </table:table-cell>
        </table:table-row>
        <table:table-row table:style-name="ro1">
          <table:table-cell office:value-type="float" office:value="2.2491" calcext:value-type="float">
            <text:p>2.2491</text:p>
          </table:table-cell>
          <table:table-cell office:value-type="float" office:value="2.3131" calcext:value-type="float">
            <text:p>2.3131</text:p>
          </table:table-cell>
          <table:table-cell office:value-type="float" office:value="2.2653" calcext:value-type="float">
            <text:p>2.2653</text:p>
          </table:table-cell>
          <table:table-cell table:formula="of:=AVERAGE([.A98:.C98])" office:value-type="float" office:value="2.27583333333333" calcext:value-type="float">
            <text:p>2.27583333333333</text:p>
          </table:table-cell>
          <table:table-cell table:formula="of:=[.D98]/[.$D$2]" office:value-type="float" office:value="0.238509451297261" calcext:value-type="float">
            <text:p>0.238509451297261</text:p>
          </table:table-cell>
          <table:table-cell/>
          <table:table-cell office:value-type="float" office:value="14.314" calcext:value-type="float">
            <text:p>14.314</text:p>
          </table:table-cell>
          <table:table-cell table:formula="of:=([.G98]-9)/4.5" office:value-type="float" office:value="1.18088888888889" calcext:value-type="float">
            <text:p>1.18088888888889</text:p>
          </table:table-cell>
        </table:table-row>
        <table:table-row table:style-name="ro1">
          <table:table-cell office:value-type="float" office:value="2.3079" calcext:value-type="float">
            <text:p>2.3079</text:p>
          </table:table-cell>
          <table:table-cell office:value-type="float" office:value="2.3597" calcext:value-type="float">
            <text:p>2.3597</text:p>
          </table:table-cell>
          <table:table-cell office:value-type="float" office:value="2.3454" calcext:value-type="float">
            <text:p>2.3454</text:p>
          </table:table-cell>
          <table:table-cell table:formula="of:=AVERAGE([.A99:.C99])" office:value-type="float" office:value="2.33766666666667" calcext:value-type="float">
            <text:p>2.33766666666667</text:p>
          </table:table-cell>
          <table:table-cell table:formula="of:=[.D99]/[.$D$2]" office:value-type="float" office:value="0.244989642174689" calcext:value-type="float">
            <text:p>0.244989642174689</text:p>
          </table:table-cell>
          <table:table-cell/>
          <table:table-cell office:value-type="float" office:value="14.414" calcext:value-type="float">
            <text:p>14.414</text:p>
          </table:table-cell>
          <table:table-cell table:formula="of:=([.G99]-9)/4.5" office:value-type="float" office:value="1.20311111111111" calcext:value-type="float">
            <text:p>1.20311111111111</text:p>
          </table:table-cell>
        </table:table-row>
        <table:table-row table:style-name="ro1">
          <table:table-cell office:value-type="float" office:value="2.3666" calcext:value-type="float">
            <text:p>2.3666</text:p>
          </table:table-cell>
          <table:table-cell office:value-type="float" office:value="2.4062" calcext:value-type="float">
            <text:p>2.4062</text:p>
          </table:table-cell>
          <table:table-cell office:value-type="float" office:value="2.4256" calcext:value-type="float">
            <text:p>2.4256</text:p>
          </table:table-cell>
          <table:table-cell table:formula="of:=AVERAGE([.A100:.C100])" office:value-type="float" office:value="2.39946666666667" calcext:value-type="float">
            <text:p>2.39946666666667</text:p>
          </table:table-cell>
          <table:table-cell table:formula="of:=[.D100]/[.$D$2]" office:value-type="float" office:value="0.251466339687763" calcext:value-type="float">
            <text:p>0.251466339687763</text:p>
          </table:table-cell>
          <table:table-cell/>
          <table:table-cell office:value-type="float" office:value="14.514" calcext:value-type="float">
            <text:p>14.514</text:p>
          </table:table-cell>
          <table:table-cell table:formula="of:=([.G100]-9)/4.5" office:value-type="float" office:value="1.22533333333333" calcext:value-type="float">
            <text:p>1.22533333333333</text:p>
          </table:table-cell>
        </table:table-row>
        <table:table-row table:style-name="ro1">
          <table:table-cell office:value-type="float" office:value="2.4274" calcext:value-type="float">
            <text:p>2.4274</text:p>
          </table:table-cell>
          <table:table-cell office:value-type="float" office:value="2.4557" calcext:value-type="float">
            <text:p>2.4557</text:p>
          </table:table-cell>
          <table:table-cell office:value-type="float" office:value="2.5067" calcext:value-type="float">
            <text:p>2.5067</text:p>
          </table:table-cell>
          <table:table-cell table:formula="of:=AVERAGE([.A101:.C101])" office:value-type="float" office:value="2.46326666666667" calcext:value-type="float">
            <text:p>2.46326666666667</text:p>
          </table:table-cell>
          <table:table-cell table:formula="of:=[.D101]/[.$D$2]" office:value-type="float" office:value="0.258152639062102" calcext:value-type="float">
            <text:p>0.258152639062102</text:p>
          </table:table-cell>
          <table:table-cell/>
          <table:table-cell office:value-type="float" office:value="14.615" calcext:value-type="float">
            <text:p>14.615</text:p>
          </table:table-cell>
          <table:table-cell table:formula="of:=([.G101]-9)/4.5" office:value-type="float" office:value="1.24777777777778" calcext:value-type="float">
            <text:p>1.24777777777778</text:p>
          </table:table-cell>
        </table:table-row>
        <table:table-row table:style-name="ro1">
          <table:table-cell office:value-type="float" office:value="2.4963" calcext:value-type="float">
            <text:p>2.4963</text:p>
          </table:table-cell>
          <table:table-cell office:value-type="float" office:value="2.5166" calcext:value-type="float">
            <text:p>2.5166</text:p>
          </table:table-cell>
          <table:table-cell office:value-type="float" office:value="2.5914" calcext:value-type="float">
            <text:p>2.5914</text:p>
          </table:table-cell>
          <table:table-cell table:formula="of:=AVERAGE([.A102:.C102])" office:value-type="float" office:value="2.53476666666667" calcext:value-type="float">
            <text:p>2.53476666666667</text:p>
          </table:table-cell>
          <table:table-cell table:formula="of:=[.D102]/[.$D$2]" office:value-type="float" office:value="0.265645905602308" calcext:value-type="float">
            <text:p>0.265645905602308</text:p>
          </table:table-cell>
          <table:table-cell/>
          <table:table-cell office:value-type="float" office:value="14.715" calcext:value-type="float">
            <text:p>14.715</text:p>
          </table:table-cell>
          <table:table-cell table:formula="of:=([.G102]-9)/4.5" office:value-type="float" office:value="1.27" calcext:value-type="float">
            <text:p>1.27</text:p>
          </table:table-cell>
        </table:table-row>
      </table:table>
      <table:table table:name="U0_avg" table:style-name="ta1"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number-columns-repeated="3" office:value-type="string" calcext:value-type="string">
            <text:p>UMean:0</text:p>
          </table:table-cell>
          <table:table-cell office:value-type="string" calcext:value-type="string">
            <text:p>Umean0_avg</text:p>
          </table:table-cell>
          <table:table-cell office:value-type="string" calcext:value-type="string">
            <text:p>adim_Umean0_avg</text:p>
          </table:table-cell>
          <table:table-cell/>
          <table:table-cell office:value-type="string" calcext:value-type="string">
            <text:p>Points:0</text:p>
          </table:table-cell>
          <table:table-cell/>
        </table:table-row>
        <table:table-row table:style-name="ro1">
          <table:table-cell office:value-type="float" office:value="9.5856" calcext:value-type="float">
            <text:p>9.5856</text:p>
          </table:table-cell>
          <table:table-cell table:number-columns-repeated="2" office:value-type="float" office:value="9.5879" calcext:value-type="float">
            <text:p>9.5879</text:p>
          </table:table-cell>
          <table:table-cell table:formula="of:=AVERAGE([.A2:.C2])" office:value-type="float" office:value="9.58713333333333" calcext:value-type="float">
            <text:p>9.58713333333333</text:p>
          </table:table-cell>
          <table:table-cell table:formula="of:=[.D2]/[.$D$2]" office:value-type="float" office:value="1" calcext:value-type="float">
            <text:p>1</text:p>
          </table:table-cell>
          <table:table-cell/>
          <table:table-cell office:value-type="float" office:value="4.68" calcext:value-type="float">
            <text:p>4.68</text:p>
          </table:table-cell>
          <table:table-cell table:formula="of:=([.G2]-9)/4.5"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9.569" calcext:value-type="float">
            <text:p>9.569</text:p>
          </table:table-cell>
          <table:table-cell table:number-columns-repeated="2" office:value-type="float" office:value="9.5714" calcext:value-type="float">
            <text:p>9.5714</text:p>
          </table:table-cell>
          <table:table-cell table:formula="of:=AVERAGE([.A3:.C3])" office:value-type="float" office:value="9.5706" calcext:value-type="float">
            <text:p>9.5706</text:p>
          </table:table-cell>
          <table:table-cell table:formula="of:=[.D3]/[.$D$2]" office:value-type="float" office:value="0.998275466423749" calcext:value-type="float">
            <text:p>0.998275466423749</text:p>
          </table:table-cell>
          <table:table-cell/>
          <table:table-cell office:value-type="float" office:value="4.7804" calcext:value-type="float">
            <text:p>4.7804</text:p>
          </table:table-cell>
          <table:table-cell table:formula="of:=([.G3]-9)/4.5" office:value-type="float" office:value="-0.937688888888889" calcext:value-type="float">
            <text:p>-0.937688888888889</text:p>
          </table:table-cell>
        </table:table-row>
        <table:table-row table:style-name="ro1">
          <table:table-cell office:value-type="float" office:value="9.5524" calcext:value-type="float">
            <text:p>9.5524</text:p>
          </table:table-cell>
          <table:table-cell table:number-columns-repeated="2" office:value-type="float" office:value="9.5549" calcext:value-type="float">
            <text:p>9.5549</text:p>
          </table:table-cell>
          <table:table-cell table:formula="of:=AVERAGE([.A4:.C4])" office:value-type="float" office:value="9.55406666666667" calcext:value-type="float">
            <text:p>9.55406666666667</text:p>
          </table:table-cell>
          <table:table-cell table:formula="of:=[.D4]/[.$D$2]" office:value-type="float" office:value="0.996550932847497" calcext:value-type="float">
            <text:p>0.996550932847497</text:p>
          </table:table-cell>
          <table:table-cell/>
          <table:table-cell office:value-type="float" office:value="4.8807" calcext:value-type="float">
            <text:p>4.8807</text:p>
          </table:table-cell>
          <table:table-cell table:formula="of:=([.G4]-9)/4.5" office:value-type="float" office:value="-0.9154" calcext:value-type="float">
            <text:p>-0.9154</text:p>
          </table:table-cell>
        </table:table-row>
        <table:table-row table:style-name="ro1">
          <table:table-cell office:value-type="float" office:value="9.5358" calcext:value-type="float">
            <text:p>9.5358</text:p>
          </table:table-cell>
          <table:table-cell table:number-columns-repeated="2" office:value-type="float" office:value="9.5384" calcext:value-type="float">
            <text:p>9.5384</text:p>
          </table:table-cell>
          <table:table-cell table:formula="of:=AVERAGE([.A5:.C5])" office:value-type="float" office:value="9.53753333333333" calcext:value-type="float">
            <text:p>9.53753333333333</text:p>
          </table:table-cell>
          <table:table-cell table:formula="of:=[.D5]/[.$D$2]" office:value-type="float" office:value="0.994826399271246" calcext:value-type="float">
            <text:p>0.994826399271246</text:p>
          </table:table-cell>
          <table:table-cell/>
          <table:table-cell office:value-type="float" office:value="4.9811" calcext:value-type="float">
            <text:p>4.9811</text:p>
          </table:table-cell>
          <table:table-cell table:formula="of:=([.G5]-9)/4.5" office:value-type="float" office:value="-0.893088888888889" calcext:value-type="float">
            <text:p>-0.893088888888889</text:p>
          </table:table-cell>
        </table:table-row>
        <table:table-row table:style-name="ro1">
          <table:table-cell office:value-type="float" office:value="9.5191" calcext:value-type="float">
            <text:p>9.5191</text:p>
          </table:table-cell>
          <table:table-cell office:value-type="float" office:value="9.5219" calcext:value-type="float">
            <text:p>9.5219</text:p>
          </table:table-cell>
          <table:table-cell office:value-type="float" office:value="9.5218" calcext:value-type="float">
            <text:p>9.5218</text:p>
          </table:table-cell>
          <table:table-cell table:formula="of:=AVERAGE([.A6:.C6])" office:value-type="float" office:value="9.52093333333333" calcext:value-type="float">
            <text:p>9.52093333333333</text:p>
          </table:table-cell>
          <table:table-cell table:formula="of:=[.D6]/[.$D$2]" office:value-type="float" office:value="0.993094911930574" calcext:value-type="float">
            <text:p>0.993094911930574</text:p>
          </table:table-cell>
          <table:table-cell/>
          <table:table-cell office:value-type="float" office:value="5.0814" calcext:value-type="float">
            <text:p>5.0814</text:p>
          </table:table-cell>
          <table:table-cell table:formula="of:=([.G6]-9)/4.5" office:value-type="float" office:value="-0.8708" calcext:value-type="float">
            <text:p>-0.8708</text:p>
          </table:table-cell>
        </table:table-row>
        <table:table-row table:style-name="ro1">
          <table:table-cell office:value-type="float" office:value="9.5025" calcext:value-type="float">
            <text:p>9.5025</text:p>
          </table:table-cell>
          <table:table-cell office:value-type="float" office:value="9.5054" calcext:value-type="float">
            <text:p>9.5054</text:p>
          </table:table-cell>
          <table:table-cell office:value-type="float" office:value="9.5053" calcext:value-type="float">
            <text:p>9.5053</text:p>
          </table:table-cell>
          <table:table-cell table:formula="of:=AVERAGE([.A7:.C7])" office:value-type="float" office:value="9.5044" calcext:value-type="float">
            <text:p>9.5044</text:p>
          </table:table-cell>
          <table:table-cell table:formula="of:=[.D7]/[.$D$2]" office:value-type="float" office:value="0.991370378354322" calcext:value-type="float">
            <text:p>0.991370378354322</text:p>
          </table:table-cell>
          <table:table-cell/>
          <table:table-cell office:value-type="float" office:value="5.1817" calcext:value-type="float">
            <text:p>5.1817</text:p>
          </table:table-cell>
          <table:table-cell table:formula="of:=([.G7]-9)/4.5" office:value-type="float" office:value="-0.848511111111111" calcext:value-type="float">
            <text:p>-0.848511111111111</text:p>
          </table:table-cell>
        </table:table-row>
        <table:table-row table:style-name="ro1">
          <table:table-cell office:value-type="float" office:value="9.4859" calcext:value-type="float">
            <text:p>9.4859</text:p>
          </table:table-cell>
          <table:table-cell office:value-type="float" office:value="9.4889" calcext:value-type="float">
            <text:p>9.4889</text:p>
          </table:table-cell>
          <table:table-cell office:value-type="float" office:value="9.4888" calcext:value-type="float">
            <text:p>9.4888</text:p>
          </table:table-cell>
          <table:table-cell table:formula="of:=AVERAGE([.A8:.C8])" office:value-type="float" office:value="9.48786666666667" calcext:value-type="float">
            <text:p>9.48786666666667</text:p>
          </table:table-cell>
          <table:table-cell table:formula="of:=[.D8]/[.$D$2]" office:value-type="float" office:value="0.989645844778071" calcext:value-type="float">
            <text:p>0.989645844778071</text:p>
          </table:table-cell>
          <table:table-cell/>
          <table:table-cell office:value-type="float" office:value="5.2821" calcext:value-type="float">
            <text:p>5.2821</text:p>
          </table:table-cell>
          <table:table-cell table:formula="of:=([.G8]-9)/4.5" office:value-type="float" office:value="-0.8262" calcext:value-type="float">
            <text:p>-0.8262</text:p>
          </table:table-cell>
        </table:table-row>
        <table:table-row table:style-name="ro1">
          <table:table-cell office:value-type="float" office:value="9.4693" calcext:value-type="float">
            <text:p>9.4693</text:p>
          </table:table-cell>
          <table:table-cell office:value-type="float" office:value="9.4724" calcext:value-type="float">
            <text:p>9.4724</text:p>
          </table:table-cell>
          <table:table-cell office:value-type="float" office:value="9.4723" calcext:value-type="float">
            <text:p>9.4723</text:p>
          </table:table-cell>
          <table:table-cell table:formula="of:=AVERAGE([.A9:.C9])" office:value-type="float" office:value="9.47133333333333" calcext:value-type="float">
            <text:p>9.47133333333333</text:p>
          </table:table-cell>
          <table:table-cell table:formula="of:=[.D9]/[.$D$2]" office:value-type="float" office:value="0.987921311201819" calcext:value-type="float">
            <text:p>0.987921311201819</text:p>
          </table:table-cell>
          <table:table-cell/>
          <table:table-cell office:value-type="float" office:value="5.3825" calcext:value-type="float">
            <text:p>5.3825</text:p>
          </table:table-cell>
          <table:table-cell table:formula="of:=([.G9]-9)/4.5" office:value-type="float" office:value="-0.803888888888889" calcext:value-type="float">
            <text:p>-0.803888888888889</text:p>
          </table:table-cell>
        </table:table-row>
        <table:table-row table:style-name="ro1">
          <table:table-cell office:value-type="float" office:value="9.4527" calcext:value-type="float">
            <text:p>9.4527</text:p>
          </table:table-cell>
          <table:table-cell office:value-type="float" office:value="9.4559" calcext:value-type="float">
            <text:p>9.4559</text:p>
          </table:table-cell>
          <table:table-cell office:value-type="float" office:value="9.4558" calcext:value-type="float">
            <text:p>9.4558</text:p>
          </table:table-cell>
          <table:table-cell table:formula="of:=AVERAGE([.A10:.C10])" office:value-type="float" office:value="9.4548" calcext:value-type="float">
            <text:p>9.4548</text:p>
          </table:table-cell>
          <table:table-cell table:formula="of:=[.D10]/[.$D$2]" office:value-type="float" office:value="0.986196777625568" calcext:value-type="float">
            <text:p>0.986196777625568</text:p>
          </table:table-cell>
          <table:table-cell/>
          <table:table-cell office:value-type="float" office:value="5.4828" calcext:value-type="float">
            <text:p>5.4828</text:p>
          </table:table-cell>
          <table:table-cell table:formula="of:=([.G10]-9)/4.5" office:value-type="float" office:value="-0.7816" calcext:value-type="float">
            <text:p>-0.7816</text:p>
          </table:table-cell>
        </table:table-row>
        <table:table-row table:style-name="ro1">
          <table:table-cell office:value-type="float" office:value="9.423" calcext:value-type="float">
            <text:p>9.423</text:p>
          </table:table-cell>
          <table:table-cell office:value-type="float" office:value="9.4263" calcext:value-type="float">
            <text:p>9.4263</text:p>
          </table:table-cell>
          <table:table-cell office:value-type="float" office:value="9.4262" calcext:value-type="float">
            <text:p>9.4262</text:p>
          </table:table-cell>
          <table:table-cell table:formula="of:=AVERAGE([.A11:.C11])" office:value-type="float" office:value="9.42516666666667" calcext:value-type="float">
            <text:p>9.42516666666667</text:p>
          </table:table-cell>
          <table:table-cell table:formula="of:=[.D11]/[.$D$2]" office:value-type="float" office:value="0.983105829340714" calcext:value-type="float">
            <text:p>0.983105829340714</text:p>
          </table:table-cell>
          <table:table-cell/>
          <table:table-cell office:value-type="float" office:value="5.5831" calcext:value-type="float">
            <text:p>5.5831</text:p>
          </table:table-cell>
          <table:table-cell table:formula="of:=([.G11]-9)/4.5" office:value-type="float" office:value="-0.759311111111111" calcext:value-type="float">
            <text:p>-0.759311111111111</text:p>
          </table:table-cell>
        </table:table-row>
        <table:table-row table:style-name="ro1">
          <table:table-cell office:value-type="float" office:value="9.3456" calcext:value-type="float">
            <text:p>9.3456</text:p>
          </table:table-cell>
          <table:table-cell table:number-columns-repeated="2" office:value-type="float" office:value="9.3493" calcext:value-type="float">
            <text:p>9.3493</text:p>
          </table:table-cell>
          <table:table-cell table:formula="of:=AVERAGE([.A12:.C12])" office:value-type="float" office:value="9.34806666666667" calcext:value-type="float">
            <text:p>9.34806666666667</text:p>
          </table:table-cell>
          <table:table-cell table:formula="of:=[.D12]/[.$D$2]" office:value-type="float" office:value="0.975063800788557" calcext:value-type="float">
            <text:p>0.975063800788557</text:p>
          </table:table-cell>
          <table:table-cell/>
          <table:table-cell office:value-type="float" office:value="5.6835" calcext:value-type="float">
            <text:p>5.6835</text:p>
          </table:table-cell>
          <table:table-cell table:formula="of:=([.G12]-9)/4.5" office:value-type="float" office:value="-0.737" calcext:value-type="float">
            <text:p>-0.737</text:p>
          </table:table-cell>
        </table:table-row>
        <table:table-row table:style-name="ro1">
          <table:table-cell office:value-type="float" office:value="9.2682" calcext:value-type="float">
            <text:p>9.2682</text:p>
          </table:table-cell>
          <table:table-cell office:value-type="float" office:value="9.2723" calcext:value-type="float">
            <text:p>9.2723</text:p>
          </table:table-cell>
          <table:table-cell office:value-type="float" office:value="9.2724" calcext:value-type="float">
            <text:p>9.2724</text:p>
          </table:table-cell>
          <table:table-cell table:formula="of:=AVERAGE([.A13:.C13])" office:value-type="float" office:value="9.27096666666667" calcext:value-type="float">
            <text:p>9.27096666666667</text:p>
          </table:table-cell>
          <table:table-cell table:formula="of:=[.D13]/[.$D$2]" office:value-type="float" office:value="0.9670217722364" calcext:value-type="float">
            <text:p>0.9670217722364</text:p>
          </table:table-cell>
          <table:table-cell/>
          <table:table-cell office:value-type="float" office:value="5.7839" calcext:value-type="float">
            <text:p>5.7839</text:p>
          </table:table-cell>
          <table:table-cell table:formula="of:=([.G13]-9)/4.5" office:value-type="float" office:value="-0.714688888888889" calcext:value-type="float">
            <text:p>-0.714688888888889</text:p>
          </table:table-cell>
        </table:table-row>
        <table:table-row table:style-name="ro1">
          <table:table-cell office:value-type="float" office:value="9.1909" calcext:value-type="float">
            <text:p>9.1909</text:p>
          </table:table-cell>
          <table:table-cell office:value-type="float" office:value="9.1954" calcext:value-type="float">
            <text:p>9.1954</text:p>
          </table:table-cell>
          <table:table-cell office:value-type="float" office:value="9.1955" calcext:value-type="float">
            <text:p>9.1955</text:p>
          </table:table-cell>
          <table:table-cell table:formula="of:=AVERAGE([.A14:.C14])" office:value-type="float" office:value="9.19393333333333" calcext:value-type="float">
            <text:p>9.19393333333333</text:p>
          </table:table-cell>
          <table:table-cell table:formula="of:=[.D14]/[.$D$2]" office:value-type="float" office:value="0.958986697448664" calcext:value-type="float">
            <text:p>0.958986697448664</text:p>
          </table:table-cell>
          <table:table-cell/>
          <table:table-cell office:value-type="float" office:value="5.8842" calcext:value-type="float">
            <text:p>5.8842</text:p>
          </table:table-cell>
          <table:table-cell table:formula="of:=([.G14]-9)/4.5" office:value-type="float" office:value="-0.6924" calcext:value-type="float">
            <text:p>-0.6924</text:p>
          </table:table-cell>
        </table:table-row>
        <table:table-row table:style-name="ro1">
          <table:table-cell office:value-type="float" office:value="9.1135" calcext:value-type="float">
            <text:p>9.1135</text:p>
          </table:table-cell>
          <table:table-cell office:value-type="float" office:value="9.1184" calcext:value-type="float">
            <text:p>9.1184</text:p>
          </table:table-cell>
          <table:table-cell office:value-type="float" office:value="9.1186" calcext:value-type="float">
            <text:p>9.1186</text:p>
          </table:table-cell>
          <table:table-cell table:formula="of:=AVERAGE([.A15:.C15])" office:value-type="float" office:value="9.11683333333333" calcext:value-type="float">
            <text:p>9.11683333333333</text:p>
          </table:table-cell>
          <table:table-cell table:formula="of:=[.D15]/[.$D$2]" office:value-type="float" office:value="0.950944668896507" calcext:value-type="float">
            <text:p>0.950944668896507</text:p>
          </table:table-cell>
          <table:table-cell/>
          <table:table-cell office:value-type="float" office:value="5.9845" calcext:value-type="float">
            <text:p>5.9845</text:p>
          </table:table-cell>
          <table:table-cell table:formula="of:=([.G15]-9)/4.5" office:value-type="float" office:value="-0.670111111111111" calcext:value-type="float">
            <text:p>-0.670111111111111</text:p>
          </table:table-cell>
        </table:table-row>
        <table:table-row table:style-name="ro1">
          <table:table-cell office:value-type="float" office:value="9.0361" calcext:value-type="float">
            <text:p>9.0361</text:p>
          </table:table-cell>
          <table:table-cell office:value-type="float" office:value="9.0414" calcext:value-type="float">
            <text:p>9.0414</text:p>
          </table:table-cell>
          <table:table-cell office:value-type="float" office:value="9.0416" calcext:value-type="float">
            <text:p>9.0416</text:p>
          </table:table-cell>
          <table:table-cell table:formula="of:=AVERAGE([.A16:.C16])" office:value-type="float" office:value="9.0397" calcext:value-type="float">
            <text:p>9.0397</text:p>
          </table:table-cell>
          <table:table-cell table:formula="of:=[.D16]/[.$D$2]" office:value-type="float" office:value="0.94289916346214" calcext:value-type="float">
            <text:p>0.94289916346214</text:p>
          </table:table-cell>
          <table:table-cell/>
          <table:table-cell office:value-type="float" office:value="6.0849" calcext:value-type="float">
            <text:p>6.0849</text:p>
          </table:table-cell>
          <table:table-cell table:formula="of:=([.G16]-9)/4.5" office:value-type="float" office:value="-0.6478" calcext:value-type="float">
            <text:p>-0.6478</text:p>
          </table:table-cell>
        </table:table-row>
        <table:table-row table:style-name="ro1">
          <table:table-cell office:value-type="float" office:value="8.9588" calcext:value-type="float">
            <text:p>8.9588</text:p>
          </table:table-cell>
          <table:table-cell office:value-type="float" office:value="8.9644" calcext:value-type="float">
            <text:p>8.9644</text:p>
          </table:table-cell>
          <table:table-cell office:value-type="float" office:value="8.9647" calcext:value-type="float">
            <text:p>8.9647</text:p>
          </table:table-cell>
          <table:table-cell table:formula="of:=AVERAGE([.A17:.C17])" office:value-type="float" office:value="8.96263333333333" calcext:value-type="float">
            <text:p>8.96263333333333</text:p>
          </table:table-cell>
          <table:table-cell table:formula="of:=[.D17]/[.$D$2]" office:value-type="float" office:value="0.934860611792194" calcext:value-type="float">
            <text:p>0.934860611792194</text:p>
          </table:table-cell>
          <table:table-cell/>
          <table:table-cell office:value-type="float" office:value="6.1852" calcext:value-type="float">
            <text:p>6.1852</text:p>
          </table:table-cell>
          <table:table-cell table:formula="of:=([.G17]-9)/4.5" office:value-type="float" office:value="-0.625511111111111" calcext:value-type="float">
            <text:p>-0.625511111111111</text:p>
          </table:table-cell>
        </table:table-row>
        <table:table-row table:style-name="ro1">
          <table:table-cell office:value-type="float" office:value="8.8814" calcext:value-type="float">
            <text:p>8.8814</text:p>
          </table:table-cell>
          <table:table-cell office:value-type="float" office:value="8.8874" calcext:value-type="float">
            <text:p>8.8874</text:p>
          </table:table-cell>
          <table:table-cell office:value-type="float" office:value="8.8878" calcext:value-type="float">
            <text:p>8.8878</text:p>
          </table:table-cell>
          <table:table-cell table:formula="of:=AVERAGE([.A18:.C18])" office:value-type="float" office:value="8.88553333333333" calcext:value-type="float">
            <text:p>8.88553333333333</text:p>
          </table:table-cell>
          <table:table-cell table:formula="of:=[.D18]/[.$D$2]" office:value-type="float" office:value="0.926818583240037" calcext:value-type="float">
            <text:p>0.926818583240037</text:p>
          </table:table-cell>
          <table:table-cell/>
          <table:table-cell office:value-type="float" office:value="6.2856" calcext:value-type="float">
            <text:p>6.2856</text:p>
          </table:table-cell>
          <table:table-cell table:formula="of:=([.G18]-9)/4.5" office:value-type="float" office:value="-0.6032" calcext:value-type="float">
            <text:p>-0.6032</text:p>
          </table:table-cell>
        </table:table-row>
        <table:table-row table:style-name="ro1">
          <table:table-cell office:value-type="float" office:value="8.804" calcext:value-type="float">
            <text:p>8.804</text:p>
          </table:table-cell>
          <table:table-cell office:value-type="float" office:value="8.8104" calcext:value-type="float">
            <text:p>8.8104</text:p>
          </table:table-cell>
          <table:table-cell office:value-type="float" office:value="8.8109" calcext:value-type="float">
            <text:p>8.8109</text:p>
          </table:table-cell>
          <table:table-cell table:formula="of:=AVERAGE([.A19:.C19])" office:value-type="float" office:value="8.80843333333333" calcext:value-type="float">
            <text:p>8.80843333333333</text:p>
          </table:table-cell>
          <table:table-cell table:formula="of:=[.D19]/[.$D$2]" office:value-type="float" office:value="0.91877655468788" calcext:value-type="float">
            <text:p>0.91877655468788</text:p>
          </table:table-cell>
          <table:table-cell/>
          <table:table-cell office:value-type="float" office:value="6.386" calcext:value-type="float">
            <text:p>6.386</text:p>
          </table:table-cell>
          <table:table-cell table:formula="of:=([.G19]-9)/4.5" office:value-type="float" office:value="-0.580888888888889" calcext:value-type="float">
            <text:p>-0.580888888888889</text:p>
          </table:table-cell>
        </table:table-row>
        <table:table-row table:style-name="ro1">
          <table:table-cell office:value-type="float" office:value="8.7267" calcext:value-type="float">
            <text:p>8.7267</text:p>
          </table:table-cell>
          <table:table-cell office:value-type="float" office:value="8.7335" calcext:value-type="float">
            <text:p>8.7335</text:p>
          </table:table-cell>
          <table:table-cell office:value-type="float" office:value="8.734" calcext:value-type="float">
            <text:p>8.734</text:p>
          </table:table-cell>
          <table:table-cell table:formula="of:=AVERAGE([.A20:.C20])" office:value-type="float" office:value="8.7314" calcext:value-type="float">
            <text:p>8.7314</text:p>
          </table:table-cell>
          <table:table-cell table:formula="of:=[.D20]/[.$D$2]" office:value-type="float" office:value="0.910741479900144" calcext:value-type="float">
            <text:p>0.910741479900144</text:p>
          </table:table-cell>
          <table:table-cell/>
          <table:table-cell office:value-type="float" office:value="6.4863" calcext:value-type="float">
            <text:p>6.4863</text:p>
          </table:table-cell>
          <table:table-cell table:formula="of:=([.G20]-9)/4.5" office:value-type="float" office:value="-0.5586" calcext:value-type="float">
            <text:p>-0.5586</text:p>
          </table:table-cell>
        </table:table-row>
        <table:table-row table:style-name="ro1">
          <table:table-cell office:value-type="float" office:value="8.6493" calcext:value-type="float">
            <text:p>8.6493</text:p>
          </table:table-cell>
          <table:table-cell office:value-type="float" office:value="8.6565" calcext:value-type="float">
            <text:p>8.6565</text:p>
          </table:table-cell>
          <table:table-cell office:value-type="float" office:value="8.657" calcext:value-type="float">
            <text:p>8.657</text:p>
          </table:table-cell>
          <table:table-cell table:formula="of:=AVERAGE([.A21:.C21])" office:value-type="float" office:value="8.65426666666667" calcext:value-type="float">
            <text:p>8.65426666666667</text:p>
          </table:table-cell>
          <table:table-cell table:formula="of:=[.D21]/[.$D$2]" office:value-type="float" office:value="0.902695974465777" calcext:value-type="float">
            <text:p>0.902695974465777</text:p>
          </table:table-cell>
          <table:table-cell/>
          <table:table-cell office:value-type="float" office:value="6.5866" calcext:value-type="float">
            <text:p>6.5866</text:p>
          </table:table-cell>
          <table:table-cell table:formula="of:=([.G21]-9)/4.5" office:value-type="float" office:value="-0.536311111111111" calcext:value-type="float">
            <text:p>-0.536311111111111</text:p>
          </table:table-cell>
        </table:table-row>
        <table:table-row table:style-name="ro1">
          <table:table-cell office:value-type="float" office:value="8.594" calcext:value-type="float">
            <text:p>8.594</text:p>
          </table:table-cell>
          <table:table-cell office:value-type="float" office:value="8.6016" calcext:value-type="float">
            <text:p>8.6016</text:p>
          </table:table-cell>
          <table:table-cell office:value-type="float" office:value="8.6021" calcext:value-type="float">
            <text:p>8.6021</text:p>
          </table:table-cell>
          <table:table-cell table:formula="of:=AVERAGE([.A22:.C22])" office:value-type="float" office:value="8.59923333333333" calcext:value-type="float">
            <text:p>8.59923333333333</text:p>
          </table:table-cell>
          <table:table-cell table:formula="of:=[.D22]/[.$D$2]" office:value-type="float" office:value="0.896955641936762" calcext:value-type="float">
            <text:p>0.896955641936762</text:p>
          </table:table-cell>
          <table:table-cell/>
          <table:table-cell office:value-type="float" office:value="6.687" calcext:value-type="float">
            <text:p>6.687</text:p>
          </table:table-cell>
          <table:table-cell table:formula="of:=([.G22]-9)/4.5"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8.5727" calcext:value-type="float">
            <text:p>8.5727</text:p>
          </table:table-cell>
          <table:table-cell office:value-type="float" office:value="8.5808" calcext:value-type="float">
            <text:p>8.5808</text:p>
          </table:table-cell>
          <table:table-cell office:value-type="float" office:value="8.581" calcext:value-type="float">
            <text:p>8.581</text:p>
          </table:table-cell>
          <table:table-cell table:formula="of:=AVERAGE([.A23:.C23])" office:value-type="float" office:value="8.57816666666667" calcext:value-type="float">
            <text:p>8.57816666666667</text:p>
          </table:table-cell>
          <table:table-cell table:formula="of:=[.D23]/[.$D$2]" office:value-type="float" office:value="0.894758252379926" calcext:value-type="float">
            <text:p>0.894758252379926</text:p>
          </table:table-cell>
          <table:table-cell/>
          <table:table-cell office:value-type="float" office:value="6.7874" calcext:value-type="float">
            <text:p>6.7874</text:p>
          </table:table-cell>
          <table:table-cell table:formula="of:=([.G23]-9)/4.5" office:value-type="float" office:value="-0.491688888888889" calcext:value-type="float">
            <text:p>-0.491688888888889</text:p>
          </table:table-cell>
        </table:table-row>
        <table:table-row table:style-name="ro1">
          <table:table-cell office:value-type="float" office:value="8.5515" calcext:value-type="float">
            <text:p>8.5515</text:p>
          </table:table-cell>
          <table:table-cell office:value-type="float" office:value="8.5601" calcext:value-type="float">
            <text:p>8.5601</text:p>
          </table:table-cell>
          <table:table-cell office:value-type="float" office:value="8.5599" calcext:value-type="float">
            <text:p>8.5599</text:p>
          </table:table-cell>
          <table:table-cell table:formula="of:=AVERAGE([.A24:.C24])" office:value-type="float" office:value="8.55716666666667" calcext:value-type="float">
            <text:p>8.55716666666667</text:p>
          </table:table-cell>
          <table:table-cell table:formula="of:=[.D24]/[.$D$2]" office:value-type="float" office:value="0.89256781658751" calcext:value-type="float">
            <text:p>0.89256781658751</text:p>
          </table:table-cell>
          <table:table-cell/>
          <table:table-cell office:value-type="float" office:value="6.8877" calcext:value-type="float">
            <text:p>6.8877</text:p>
          </table:table-cell>
          <table:table-cell table:formula="of:=([.G24]-9)/4.5" office:value-type="float" office:value="-0.4694" calcext:value-type="float">
            <text:p>-0.4694</text:p>
          </table:table-cell>
        </table:table-row>
        <table:table-row table:style-name="ro1">
          <table:table-cell office:value-type="float" office:value="8.5303" calcext:value-type="float">
            <text:p>8.5303</text:p>
          </table:table-cell>
          <table:table-cell office:value-type="float" office:value="8.5393" calcext:value-type="float">
            <text:p>8.5393</text:p>
          </table:table-cell>
          <table:table-cell office:value-type="float" office:value="8.5389" calcext:value-type="float">
            <text:p>8.5389</text:p>
          </table:table-cell>
          <table:table-cell table:formula="of:=AVERAGE([.A25:.C25])" office:value-type="float" office:value="8.53616666666667" calcext:value-type="float">
            <text:p>8.53616666666667</text:p>
          </table:table-cell>
          <table:table-cell table:formula="of:=[.D25]/[.$D$2]" office:value-type="float" office:value="0.890377380795094" calcext:value-type="float">
            <text:p>0.890377380795094</text:p>
          </table:table-cell>
          <table:table-cell/>
          <table:table-cell office:value-type="float" office:value="6.988" calcext:value-type="float">
            <text:p>6.988</text:p>
          </table:table-cell>
          <table:table-cell table:formula="of:=([.G25]-9)/4.5" office:value-type="float" office:value="-0.447111111111111" calcext:value-type="float">
            <text:p>-0.447111111111111</text:p>
          </table:table-cell>
        </table:table-row>
        <table:table-row table:style-name="ro1">
          <table:table-cell office:value-type="float" office:value="8.509" calcext:value-type="float">
            <text:p>8.509</text:p>
          </table:table-cell>
          <table:table-cell office:value-type="float" office:value="8.5186" calcext:value-type="float">
            <text:p>8.5186</text:p>
          </table:table-cell>
          <table:table-cell office:value-type="float" office:value="8.5178" calcext:value-type="float">
            <text:p>8.5178</text:p>
          </table:table-cell>
          <table:table-cell table:formula="of:=AVERAGE([.A26:.C26])" office:value-type="float" office:value="8.51513333333333" calcext:value-type="float">
            <text:p>8.51513333333333</text:p>
          </table:table-cell>
          <table:table-cell table:formula="of:=[.D26]/[.$D$2]" office:value-type="float" office:value="0.888183468120467" calcext:value-type="float">
            <text:p>0.888183468120467</text:p>
          </table:table-cell>
          <table:table-cell/>
          <table:table-cell office:value-type="float" office:value="7.0884" calcext:value-type="float">
            <text:p>7.0884</text:p>
          </table:table-cell>
          <table:table-cell table:formula="of:=([.G26]-9)/4.5" office:value-type="float" office:value="-0.4248" calcext:value-type="float">
            <text:p>-0.4248</text:p>
          </table:table-cell>
        </table:table-row>
        <table:table-row table:style-name="ro1">
          <table:table-cell office:value-type="float" office:value="8.4878" calcext:value-type="float">
            <text:p>8.4878</text:p>
          </table:table-cell>
          <table:table-cell office:value-type="float" office:value="8.4978" calcext:value-type="float">
            <text:p>8.4978</text:p>
          </table:table-cell>
          <table:table-cell office:value-type="float" office:value="8.4968" calcext:value-type="float">
            <text:p>8.4968</text:p>
          </table:table-cell>
          <table:table-cell table:formula="of:=AVERAGE([.A27:.C27])" office:value-type="float" office:value="8.49413333333333" calcext:value-type="float">
            <text:p>8.49413333333333</text:p>
          </table:table-cell>
          <table:table-cell table:formula="of:=[.D27]/[.$D$2]" office:value-type="float" office:value="0.885993032328051" calcext:value-type="float">
            <text:p>0.885993032328051</text:p>
          </table:table-cell>
          <table:table-cell/>
          <table:table-cell office:value-type="float" office:value="7.1887" calcext:value-type="float">
            <text:p>7.1887</text:p>
          </table:table-cell>
          <table:table-cell table:formula="of:=([.G27]-9)/4.5" office:value-type="float" office:value="-0.402511111111111" calcext:value-type="float">
            <text:p>-0.402511111111111</text:p>
          </table:table-cell>
        </table:table-row>
        <table:table-row table:style-name="ro1">
          <table:table-cell office:value-type="float" office:value="8.4666" calcext:value-type="float">
            <text:p>8.4666</text:p>
          </table:table-cell>
          <table:table-cell office:value-type="float" office:value="8.4771" calcext:value-type="float">
            <text:p>8.4771</text:p>
          </table:table-cell>
          <table:table-cell office:value-type="float" office:value="8.4757" calcext:value-type="float">
            <text:p>8.4757</text:p>
          </table:table-cell>
          <table:table-cell table:formula="of:=AVERAGE([.A28:.C28])" office:value-type="float" office:value="8.47313333333333" calcext:value-type="float">
            <text:p>8.47313333333333</text:p>
          </table:table-cell>
          <table:table-cell table:formula="of:=[.D28]/[.$D$2]" office:value-type="float" office:value="0.883802596535635" calcext:value-type="float">
            <text:p>0.883802596535635</text:p>
          </table:table-cell>
          <table:table-cell/>
          <table:table-cell office:value-type="float" office:value="7.2891" calcext:value-type="float">
            <text:p>7.2891</text:p>
          </table:table-cell>
          <table:table-cell table:formula="of:=([.G28]-9)/4.5" office:value-type="float" office:value="-0.3802" calcext:value-type="float">
            <text:p>-0.3802</text:p>
          </table:table-cell>
        </table:table-row>
        <table:table-row table:style-name="ro1">
          <table:table-cell office:value-type="float" office:value="8.4453" calcext:value-type="float">
            <text:p>8.4453</text:p>
          </table:table-cell>
          <table:table-cell office:value-type="float" office:value="8.4564" calcext:value-type="float">
            <text:p>8.4564</text:p>
          </table:table-cell>
          <table:table-cell office:value-type="float" office:value="8.4547" calcext:value-type="float">
            <text:p>8.4547</text:p>
          </table:table-cell>
          <table:table-cell table:formula="of:=AVERAGE([.A29:.C29])" office:value-type="float" office:value="8.45213333333333" calcext:value-type="float">
            <text:p>8.45213333333333</text:p>
          </table:table-cell>
          <table:table-cell table:formula="of:=[.D29]/[.$D$2]" office:value-type="float" office:value="0.881612160743219" calcext:value-type="float">
            <text:p>0.881612160743219</text:p>
          </table:table-cell>
          <table:table-cell/>
          <table:table-cell office:value-type="float" office:value="7.3895" calcext:value-type="float">
            <text:p>7.3895</text:p>
          </table:table-cell>
          <table:table-cell table:formula="of:=([.G29]-9)/4.5" office:value-type="float" office:value="-0.357888888888889" calcext:value-type="float">
            <text:p>-0.357888888888889</text:p>
          </table:table-cell>
        </table:table-row>
        <table:table-row table:style-name="ro1">
          <table:table-cell office:value-type="float" office:value="8.4241" calcext:value-type="float">
            <text:p>8.4241</text:p>
          </table:table-cell>
          <table:table-cell office:value-type="float" office:value="8.4356" calcext:value-type="float">
            <text:p>8.4356</text:p>
          </table:table-cell>
          <table:table-cell office:value-type="float" office:value="8.4336" calcext:value-type="float">
            <text:p>8.4336</text:p>
          </table:table-cell>
          <table:table-cell table:formula="of:=AVERAGE([.A30:.C30])" office:value-type="float" office:value="8.4311" calcext:value-type="float">
            <text:p>8.4311</text:p>
          </table:table-cell>
          <table:table-cell table:formula="of:=[.D30]/[.$D$2]" office:value-type="float" office:value="0.879418248068592" calcext:value-type="float">
            <text:p>0.879418248068592</text:p>
          </table:table-cell>
          <table:table-cell/>
          <table:table-cell office:value-type="float" office:value="7.4898" calcext:value-type="float">
            <text:p>7.4898</text:p>
          </table:table-cell>
          <table:table-cell table:formula="of:=([.G30]-9)/4.5" office:value-type="float" office:value="-0.3356" calcext:value-type="float">
            <text:p>-0.3356</text:p>
          </table:table-cell>
        </table:table-row>
        <table:table-row table:style-name="ro1">
          <table:table-cell office:value-type="float" office:value="8.4029" calcext:value-type="float">
            <text:p>8.4029</text:p>
          </table:table-cell>
          <table:table-cell office:value-type="float" office:value="8.4149" calcext:value-type="float">
            <text:p>8.4149</text:p>
          </table:table-cell>
          <table:table-cell office:value-type="float" office:value="8.4125" calcext:value-type="float">
            <text:p>8.4125</text:p>
          </table:table-cell>
          <table:table-cell table:formula="of:=AVERAGE([.A31:.C31])" office:value-type="float" office:value="8.4101" calcext:value-type="float">
            <text:p>8.4101</text:p>
          </table:table-cell>
          <table:table-cell table:formula="of:=[.D31]/[.$D$2]" office:value-type="float" office:value="0.877227812276176" calcext:value-type="float">
            <text:p>0.877227812276176</text:p>
          </table:table-cell>
          <table:table-cell/>
          <table:table-cell office:value-type="float" office:value="7.5901" calcext:value-type="float">
            <text:p>7.5901</text:p>
          </table:table-cell>
          <table:table-cell table:formula="of:=([.G31]-9)/4.5" office:value-type="float" office:value="-0.313311111111111" calcext:value-type="float">
            <text:p>-0.313311111111111</text:p>
          </table:table-cell>
        </table:table-row>
        <table:table-row table:style-name="ro1">
          <table:table-cell office:value-type="float" office:value="8.2068" calcext:value-type="float">
            <text:p>8.2068</text:p>
          </table:table-cell>
          <table:table-cell office:value-type="float" office:value="8.2177" calcext:value-type="float">
            <text:p>8.2177</text:p>
          </table:table-cell>
          <table:table-cell office:value-type="float" office:value="8.2157" calcext:value-type="float">
            <text:p>8.2157</text:p>
          </table:table-cell>
          <table:table-cell table:formula="of:=AVERAGE([.A32:.C32])" office:value-type="float" office:value="8.2134" calcext:value-type="float">
            <text:p>8.2134</text:p>
          </table:table-cell>
          <table:table-cell table:formula="of:=[.D32]/[.$D$2]" office:value-type="float" office:value="0.856710730353877" calcext:value-type="float">
            <text:p>0.856710730353877</text:p>
          </table:table-cell>
          <table:table-cell/>
          <table:table-cell office:value-type="float" office:value="7.6905" calcext:value-type="float">
            <text:p>7.6905</text:p>
          </table:table-cell>
          <table:table-cell table:formula="of:=([.G32]-9)/4.5" office:value-type="float" office:value="-0.291" calcext:value-type="float">
            <text:p>-0.291</text:p>
          </table:table-cell>
        </table:table-row>
        <table:table-row table:style-name="ro1">
          <table:table-cell office:value-type="float" office:value="7.8755" calcext:value-type="float">
            <text:p>7.8755</text:p>
          </table:table-cell>
          <table:table-cell office:value-type="float" office:value="7.8841" calcext:value-type="float">
            <text:p>7.8841</text:p>
          </table:table-cell>
          <table:table-cell office:value-type="float" office:value="7.8829" calcext:value-type="float">
            <text:p>7.8829</text:p>
          </table:table-cell>
          <table:table-cell table:formula="of:=AVERAGE([.A33:.C33])" office:value-type="float" office:value="7.88083333333333" calcext:value-type="float">
            <text:p>7.88083333333333</text:p>
          </table:table-cell>
          <table:table-cell table:formula="of:=[.D33]/[.$D$2]" office:value-type="float" office:value="0.822021876542867" calcext:value-type="float">
            <text:p>0.822021876542867</text:p>
          </table:table-cell>
          <table:table-cell/>
          <table:table-cell office:value-type="float" office:value="7.7909" calcext:value-type="float">
            <text:p>7.7909</text:p>
          </table:table-cell>
          <table:table-cell table:formula="of:=([.G33]-9)/4.5" office:value-type="float" office:value="-0.268688888888889" calcext:value-type="float">
            <text:p>-0.268688888888889</text:p>
          </table:table-cell>
        </table:table-row>
        <table:table-row table:style-name="ro1">
          <table:table-cell office:value-type="float" office:value="7.5442" calcext:value-type="float">
            <text:p>7.5442</text:p>
          </table:table-cell>
          <table:table-cell office:value-type="float" office:value="7.5505" calcext:value-type="float">
            <text:p>7.5505</text:p>
          </table:table-cell>
          <table:table-cell office:value-type="float" office:value="7.5502" calcext:value-type="float">
            <text:p>7.5502</text:p>
          </table:table-cell>
          <table:table-cell table:formula="of:=AVERAGE([.A34:.C34])" office:value-type="float" office:value="7.5483" calcext:value-type="float">
            <text:p>7.5483</text:p>
          </table:table-cell>
          <table:table-cell table:formula="of:=[.D34]/[.$D$2]" office:value-type="float" office:value="0.787336499614066" calcext:value-type="float">
            <text:p>0.787336499614066</text:p>
          </table:table-cell>
          <table:table-cell/>
          <table:table-cell office:value-type="float" office:value="7.8912" calcext:value-type="float">
            <text:p>7.8912</text:p>
          </table:table-cell>
          <table:table-cell table:formula="of:=([.G34]-9)/4.5" office:value-type="float" office:value="-0.2464" calcext:value-type="float">
            <text:p>-0.2464</text:p>
          </table:table-cell>
        </table:table-row>
        <table:table-row table:style-name="ro1">
          <table:table-cell office:value-type="float" office:value="7.213" calcext:value-type="float">
            <text:p>7.213</text:p>
          </table:table-cell>
          <table:table-cell office:value-type="float" office:value="7.217" calcext:value-type="float">
            <text:p>7.217</text:p>
          </table:table-cell>
          <table:table-cell office:value-type="float" office:value="7.2174" calcext:value-type="float">
            <text:p>7.2174</text:p>
          </table:table-cell>
          <table:table-cell table:formula="of:=AVERAGE([.A35:.C35])" office:value-type="float" office:value="7.2158" calcext:value-type="float">
            <text:p>7.2158</text:p>
          </table:table-cell>
          <table:table-cell table:formula="of:=[.D35]/[.$D$2]" office:value-type="float" office:value="0.752654599567476" calcext:value-type="float">
            <text:p>0.752654599567476</text:p>
          </table:table-cell>
          <table:table-cell/>
          <table:table-cell office:value-type="float" office:value="7.9915" calcext:value-type="float">
            <text:p>7.9915</text:p>
          </table:table-cell>
          <table:table-cell table:formula="of:=([.G35]-9)/4.5" office:value-type="float" office:value="-0.224111111111111" calcext:value-type="float">
            <text:p>-0.224111111111111</text:p>
          </table:table-cell>
        </table:table-row>
        <table:table-row table:style-name="ro1">
          <table:table-cell office:value-type="float" office:value="6.8817" calcext:value-type="float">
            <text:p>6.8817</text:p>
          </table:table-cell>
          <table:table-cell office:value-type="float" office:value="6.8834" calcext:value-type="float">
            <text:p>6.8834</text:p>
          </table:table-cell>
          <table:table-cell office:value-type="float" office:value="6.8847" calcext:value-type="float">
            <text:p>6.8847</text:p>
          </table:table-cell>
          <table:table-cell table:formula="of:=AVERAGE([.A36:.C36])" office:value-type="float" office:value="6.88326666666667" calcext:value-type="float">
            <text:p>6.88326666666667</text:p>
          </table:table-cell>
          <table:table-cell table:formula="of:=[.D36]/[.$D$2]" office:value-type="float" office:value="0.717969222638676" calcext:value-type="float">
            <text:p>0.717969222638676</text:p>
          </table:table-cell>
          <table:table-cell/>
          <table:table-cell office:value-type="float" office:value="8.0919" calcext:value-type="float">
            <text:p>8.0919</text:p>
          </table:table-cell>
          <table:table-cell table:formula="of:=([.G36]-9)/4.5" office:value-type="float" office:value="-0.2018" calcext:value-type="float">
            <text:p>-0.2018</text:p>
          </table:table-cell>
        </table:table-row>
        <table:table-row table:style-name="ro1">
          <table:table-cell office:value-type="float" office:value="6.5504" calcext:value-type="float">
            <text:p>6.5504</text:p>
          </table:table-cell>
          <table:table-cell office:value-type="float" office:value="6.5498" calcext:value-type="float">
            <text:p>6.5498</text:p>
          </table:table-cell>
          <table:table-cell office:value-type="float" office:value="6.5519" calcext:value-type="float">
            <text:p>6.5519</text:p>
          </table:table-cell>
          <table:table-cell table:formula="of:=AVERAGE([.A37:.C37])" office:value-type="float" office:value="6.5507" calcext:value-type="float">
            <text:p>6.5507</text:p>
          </table:table-cell>
          <table:table-cell table:formula="of:=[.D37]/[.$D$2]" office:value-type="float" office:value="0.683280368827665" calcext:value-type="float">
            <text:p>0.683280368827665</text:p>
          </table:table-cell>
          <table:table-cell/>
          <table:table-cell office:value-type="float" office:value="8.1923" calcext:value-type="float">
            <text:p>8.1923</text:p>
          </table:table-cell>
          <table:table-cell table:formula="of:=([.G37]-9)/4.5" office:value-type="float" office:value="-0.179488888888889" calcext:value-type="float">
            <text:p>-0.179488888888889</text:p>
          </table:table-cell>
        </table:table-row>
        <table:table-row table:style-name="ro1">
          <table:table-cell office:value-type="float" office:value="6.2192" calcext:value-type="float">
            <text:p>6.2192</text:p>
          </table:table-cell>
          <table:table-cell office:value-type="float" office:value="6.2163" calcext:value-type="float">
            <text:p>6.2163</text:p>
          </table:table-cell>
          <table:table-cell office:value-type="float" office:value="6.2192" calcext:value-type="float">
            <text:p>6.2192</text:p>
          </table:table-cell>
          <table:table-cell table:formula="of:=AVERAGE([.A38:.C38])" office:value-type="float" office:value="6.21823333333333" calcext:value-type="float">
            <text:p>6.21823333333333</text:p>
          </table:table-cell>
          <table:table-cell table:formula="of:=[.D38]/[.$D$2]" office:value-type="float" office:value="0.648601945663285" calcext:value-type="float">
            <text:p>0.648601945663285</text:p>
          </table:table-cell>
          <table:table-cell/>
          <table:table-cell office:value-type="float" office:value="8.2926" calcext:value-type="float">
            <text:p>8.2926</text:p>
          </table:table-cell>
          <table:table-cell table:formula="of:=([.G38]-9)/4.5" office:value-type="float" office:value="-0.1572" calcext:value-type="float">
            <text:p>-0.1572</text:p>
          </table:table-cell>
        </table:table-row>
        <table:table-row table:style-name="ro1">
          <table:table-cell office:value-type="float" office:value="5.8879" calcext:value-type="float">
            <text:p>5.8879</text:p>
          </table:table-cell>
          <table:table-cell office:value-type="float" office:value="5.8827" calcext:value-type="float">
            <text:p>5.8827</text:p>
          </table:table-cell>
          <table:table-cell office:value-type="float" office:value="5.8864" calcext:value-type="float">
            <text:p>5.8864</text:p>
          </table:table-cell>
          <table:table-cell table:formula="of:=AVERAGE([.A39:.C39])" office:value-type="float" office:value="5.88566666666667" calcext:value-type="float">
            <text:p>5.88566666666667</text:p>
          </table:table-cell>
          <table:table-cell table:formula="of:=[.D39]/[.$D$2]" office:value-type="float" office:value="0.613913091852274" calcext:value-type="float">
            <text:p>0.613913091852274</text:p>
          </table:table-cell>
          <table:table-cell/>
          <table:table-cell office:value-type="float" office:value="8.393" calcext:value-type="float">
            <text:p>8.393</text:p>
          </table:table-cell>
          <table:table-cell table:formula="of:=([.G39]-9)/4.5" office:value-type="float" office:value="-0.134888888888889" calcext:value-type="float">
            <text:p>-0.134888888888889</text:p>
          </table:table-cell>
        </table:table-row>
        <table:table-row table:style-name="ro1">
          <table:table-cell office:value-type="float" office:value="5.5567" calcext:value-type="float">
            <text:p>5.5567</text:p>
          </table:table-cell>
          <table:table-cell office:value-type="float" office:value="5.5491" calcext:value-type="float">
            <text:p>5.5491</text:p>
          </table:table-cell>
          <table:table-cell office:value-type="float" office:value="5.5537" calcext:value-type="float">
            <text:p>5.5537</text:p>
          </table:table-cell>
          <table:table-cell table:formula="of:=AVERAGE([.A40:.C40])" office:value-type="float" office:value="5.55316666666667" calcext:value-type="float">
            <text:p>5.55316666666667</text:p>
          </table:table-cell>
          <table:table-cell table:formula="of:=[.D40]/[.$D$2]" office:value-type="float" office:value="0.579231191805684" calcext:value-type="float">
            <text:p>0.579231191805684</text:p>
          </table:table-cell>
          <table:table-cell/>
          <table:table-cell office:value-type="float" office:value="8.4933" calcext:value-type="float">
            <text:p>8.4933</text:p>
          </table:table-cell>
          <table:table-cell table:formula="of:=([.G40]-9)/4.5" office:value-type="float" office:value="-0.1126" calcext:value-type="float">
            <text:p>-0.1126</text:p>
          </table:table-cell>
        </table:table-row>
        <table:table-row table:style-name="ro1">
          <table:table-cell office:value-type="float" office:value="5.2848" calcext:value-type="float">
            <text:p>5.2848</text:p>
          </table:table-cell>
          <table:table-cell office:value-type="float" office:value="5.278" calcext:value-type="float">
            <text:p>5.278</text:p>
          </table:table-cell>
          <table:table-cell office:value-type="float" office:value="5.2823" calcext:value-type="float">
            <text:p>5.2823</text:p>
          </table:table-cell>
          <table:table-cell table:formula="of:=AVERAGE([.A41:.C41])" office:value-type="float" office:value="5.2817" calcext:value-type="float">
            <text:p>5.2817</text:p>
          </table:table-cell>
          <table:table-cell table:formula="of:=[.D41]/[.$D$2]" office:value-type="float" office:value="0.550915463085942" calcext:value-type="float">
            <text:p>0.550915463085942</text:p>
          </table:table-cell>
          <table:table-cell/>
          <table:table-cell office:value-type="float" office:value="8.5936" calcext:value-type="float">
            <text:p>8.5936</text:p>
          </table:table-cell>
          <table:table-cell table:formula="of:=([.G41]-9)/4.5" office:value-type="float" office:value="-0.090311111111111" calcext:value-type="float">
            <text:p>-0.090311111111111</text:p>
          </table:table-cell>
        </table:table-row>
        <table:table-row table:style-name="ro1">
          <table:table-cell office:value-type="float" office:value="5.0464" calcext:value-type="float">
            <text:p>5.0464</text:p>
          </table:table-cell>
          <table:table-cell office:value-type="float" office:value="5.0422" calcext:value-type="float">
            <text:p>5.0422</text:p>
          </table:table-cell>
          <table:table-cell office:value-type="float" office:value="5.0455" calcext:value-type="float">
            <text:p>5.0455</text:p>
          </table:table-cell>
          <table:table-cell table:formula="of:=AVERAGE([.A42:.C42])" office:value-type="float" office:value="5.0447" calcext:value-type="float">
            <text:p>5.0447</text:p>
          </table:table-cell>
          <table:table-cell table:formula="of:=[.D42]/[.$D$2]" office:value-type="float" office:value="0.52619483057153" calcext:value-type="float">
            <text:p>0.52619483057153</text:p>
          </table:table-cell>
          <table:table-cell/>
          <table:table-cell office:value-type="float" office:value="8.694" calcext:value-type="float">
            <text:p>8.694</text:p>
          </table:table-cell>
          <table:table-cell table:formula="of:=([.G42]-9)/4.5" office:value-type="float" office:value="-0.0679999999999998" calcext:value-type="float">
            <text:p>-0.068</text:p>
          </table:table-cell>
        </table:table-row>
        <table:table-row table:style-name="ro1">
          <table:table-cell office:value-type="float" office:value="4.8081" calcext:value-type="float">
            <text:p>4.8081</text:p>
          </table:table-cell>
          <table:table-cell office:value-type="float" office:value="4.8064" calcext:value-type="float">
            <text:p>4.8064</text:p>
          </table:table-cell>
          <table:table-cell office:value-type="float" office:value="4.8087" calcext:value-type="float">
            <text:p>4.8087</text:p>
          </table:table-cell>
          <table:table-cell table:formula="of:=AVERAGE([.A43:.C43])" office:value-type="float" office:value="4.80773333333333" calcext:value-type="float">
            <text:p>4.80773333333333</text:p>
          </table:table-cell>
          <table:table-cell table:formula="of:=[.D43]/[.$D$2]" office:value-type="float" office:value="0.501477674939328" calcext:value-type="float">
            <text:p>0.501477674939328</text:p>
          </table:table-cell>
          <table:table-cell/>
          <table:table-cell office:value-type="float" office:value="8.7943" calcext:value-type="float">
            <text:p>8.7943</text:p>
          </table:table-cell>
          <table:table-cell table:formula="of:=([.G43]-9)/4.5" office:value-type="float" office:value="-0.0457111111111112" calcext:value-type="float">
            <text:p>-0.045711111111111</text:p>
          </table:table-cell>
        </table:table-row>
        <table:table-row table:style-name="ro1">
          <table:table-cell office:value-type="float" office:value="4.5697" calcext:value-type="float">
            <text:p>4.5697</text:p>
          </table:table-cell>
          <table:table-cell office:value-type="float" office:value="4.5706" calcext:value-type="float">
            <text:p>4.5706</text:p>
          </table:table-cell>
          <table:table-cell office:value-type="float" office:value="4.5719" calcext:value-type="float">
            <text:p>4.5719</text:p>
          </table:table-cell>
          <table:table-cell table:formula="of:=AVERAGE([.A44:.C44])" office:value-type="float" office:value="4.57073333333333" calcext:value-type="float">
            <text:p>4.57073333333333</text:p>
          </table:table-cell>
          <table:table-cell table:formula="of:=[.D44]/[.$D$2]" office:value-type="float" office:value="0.476757042424917" calcext:value-type="float">
            <text:p>0.476757042424917</text:p>
          </table:table-cell>
          <table:table-cell/>
          <table:table-cell office:value-type="float" office:value="8.8947" calcext:value-type="float">
            <text:p>8.8947</text:p>
          </table:table-cell>
          <table:table-cell table:formula="of:=([.G44]-9)/4.5" office:value-type="float" office:value="-0.0233999999999999" calcext:value-type="float">
            <text:p>-0.0234</text:p>
          </table:table-cell>
        </table:table-row>
        <table:table-row table:style-name="ro1">
          <table:table-cell office:value-type="float" office:value="4.3313" calcext:value-type="float">
            <text:p>4.3313</text:p>
          </table:table-cell>
          <table:table-cell office:value-type="float" office:value="4.3348" calcext:value-type="float">
            <text:p>4.3348</text:p>
          </table:table-cell>
          <table:table-cell office:value-type="float" office:value="4.3351" calcext:value-type="float">
            <text:p>4.3351</text:p>
          </table:table-cell>
          <table:table-cell table:formula="of:=AVERAGE([.A45:.C45])" office:value-type="float" office:value="4.33373333333333" calcext:value-type="float">
            <text:p>4.33373333333333</text:p>
          </table:table-cell>
          <table:table-cell table:formula="of:=[.D45]/[.$D$2]" office:value-type="float" office:value="0.452036409910505" calcext:value-type="float">
            <text:p>0.452036409910505</text:p>
          </table:table-cell>
          <table:table-cell/>
          <table:table-cell office:value-type="float" office:value="8.9951" calcext:value-type="float">
            <text:p>8.9951</text:p>
          </table:table-cell>
          <table:table-cell table:formula="of:=([.G45]-9)/4.5" office:value-type="float" office:value="-0.00108888888888872" calcext:value-type="float">
            <text:p>-0.001088888888889</text:p>
          </table:table-cell>
        </table:table-row>
        <table:table-row table:style-name="ro1">
          <table:table-cell office:value-type="float" office:value="4.0929" calcext:value-type="float">
            <text:p>4.0929</text:p>
          </table:table-cell>
          <table:table-cell office:value-type="float" office:value="4.0989" calcext:value-type="float">
            <text:p>4.0989</text:p>
          </table:table-cell>
          <table:table-cell office:value-type="float" office:value="4.0983" calcext:value-type="float">
            <text:p>4.0983</text:p>
          </table:table-cell>
          <table:table-cell table:formula="of:=AVERAGE([.A46:.C46])" office:value-type="float" office:value="4.0967" calcext:value-type="float">
            <text:p>4.0967</text:p>
          </table:table-cell>
          <table:table-cell table:formula="of:=[.D46]/[.$D$2]" office:value-type="float" office:value="0.427312300513883" calcext:value-type="float">
            <text:p>0.427312300513883</text:p>
          </table:table-cell>
          <table:table-cell/>
          <table:table-cell office:value-type="float" office:value="9.0954" calcext:value-type="float">
            <text:p>9.0954</text:p>
          </table:table-cell>
          <table:table-cell table:formula="of:=([.G46]-9)/4.5" office:value-type="float" office:value="0.0211999999999999" calcext:value-type="float">
            <text:p>0.0212</text:p>
          </table:table-cell>
        </table:table-row>
        <table:table-row table:style-name="ro1">
          <table:table-cell office:value-type="float" office:value="3.8546" calcext:value-type="float">
            <text:p>3.8546</text:p>
          </table:table-cell>
          <table:table-cell office:value-type="float" office:value="3.8631" calcext:value-type="float">
            <text:p>3.8631</text:p>
          </table:table-cell>
          <table:table-cell office:value-type="float" office:value="3.8615" calcext:value-type="float">
            <text:p>3.8615</text:p>
          </table:table-cell>
          <table:table-cell table:formula="of:=AVERAGE([.A47:.C47])" office:value-type="float" office:value="3.85973333333333" calcext:value-type="float">
            <text:p>3.85973333333333</text:p>
          </table:table-cell>
          <table:table-cell table:formula="of:=[.D47]/[.$D$2]" office:value-type="float" office:value="0.402595144881682" calcext:value-type="float">
            <text:p>0.402595144881682</text:p>
          </table:table-cell>
          <table:table-cell/>
          <table:table-cell office:value-type="float" office:value="9.1958" calcext:value-type="float">
            <text:p>9.1958</text:p>
          </table:table-cell>
          <table:table-cell table:formula="of:=([.G47]-9)/4.5" office:value-type="float" office:value="0.0435111111111112" calcext:value-type="float">
            <text:p>0.043511111111111</text:p>
          </table:table-cell>
        </table:table-row>
        <table:table-row table:style-name="ro1">
          <table:table-cell office:value-type="float" office:value="3.6162" calcext:value-type="float">
            <text:p>3.6162</text:p>
          </table:table-cell>
          <table:table-cell office:value-type="float" office:value="3.6273" calcext:value-type="float">
            <text:p>3.6273</text:p>
          </table:table-cell>
          <table:table-cell office:value-type="float" office:value="3.6248" calcext:value-type="float">
            <text:p>3.6248</text:p>
          </table:table-cell>
          <table:table-cell table:formula="of:=AVERAGE([.A48:.C48])" office:value-type="float" office:value="3.62276666666667" calcext:value-type="float">
            <text:p>3.62276666666667</text:p>
          </table:table-cell>
          <table:table-cell table:formula="of:=[.D48]/[.$D$2]" office:value-type="float" office:value="0.37787798924948" calcext:value-type="float">
            <text:p>0.37787798924948</text:p>
          </table:table-cell>
          <table:table-cell/>
          <table:table-cell office:value-type="float" office:value="9.2961" calcext:value-type="float">
            <text:p>9.2961</text:p>
          </table:table-cell>
          <table:table-cell table:formula="of:=([.G48]-9)/4.5" office:value-type="float" office:value="0.0657999999999998" calcext:value-type="float">
            <text:p>0.0658</text:p>
          </table:table-cell>
        </table:table-row>
        <table:table-row table:style-name="ro1">
          <table:table-cell office:value-type="float" office:value="3.5118" calcext:value-type="float">
            <text:p>3.5118</text:p>
          </table:table-cell>
          <table:table-cell office:value-type="float" office:value="3.5294" calcext:value-type="float">
            <text:p>3.5294</text:p>
          </table:table-cell>
          <table:table-cell office:value-type="float" office:value="3.5187" calcext:value-type="float">
            <text:p>3.5187</text:p>
          </table:table-cell>
          <table:table-cell table:formula="of:=AVERAGE([.A49:.C49])" office:value-type="float" office:value="3.51996666666667" calcext:value-type="float">
            <text:p>3.51996666666667</text:p>
          </table:table-cell>
          <table:table-cell table:formula="of:=[.D49]/[.$D$2]" office:value-type="float" office:value="0.367155284513271" calcext:value-type="float">
            <text:p>0.367155284513271</text:p>
          </table:table-cell>
          <table:table-cell/>
          <table:table-cell office:value-type="float" office:value="9.3965" calcext:value-type="float">
            <text:p>9.3965</text:p>
          </table:table-cell>
          <table:table-cell table:formula="of:=([.G49]-9)/4.5" office:value-type="float" office:value="0.088111111111111" calcext:value-type="float">
            <text:p>0.088111111111111</text:p>
          </table:table-cell>
        </table:table-row>
        <table:table-row table:style-name="ro1">
          <table:table-cell office:value-type="float" office:value="3.5236" calcext:value-type="float">
            <text:p>3.5236</text:p>
          </table:table-cell>
          <table:table-cell office:value-type="float" office:value="3.5513" calcext:value-type="float">
            <text:p>3.5513</text:p>
          </table:table-cell>
          <table:table-cell office:value-type="float" office:value="3.5262" calcext:value-type="float">
            <text:p>3.5262</text:p>
          </table:table-cell>
          <table:table-cell table:formula="of:=AVERAGE([.A50:.C50])" office:value-type="float" office:value="3.5337" calcext:value-type="float">
            <text:p>3.5337</text:p>
          </table:table-cell>
          <table:table-cell table:formula="of:=[.D50]/[.$D$2]" office:value-type="float" office:value="0.368587759983867" calcext:value-type="float">
            <text:p>0.368587759983867</text:p>
          </table:table-cell>
          <table:table-cell/>
          <table:table-cell office:value-type="float" office:value="9.4968" calcext:value-type="float">
            <text:p>9.4968</text:p>
          </table:table-cell>
          <table:table-cell table:formula="of:=([.G50]-9)/4.5" office:value-type="float" office:value="0.1104" calcext:value-type="float">
            <text:p>0.1104</text:p>
          </table:table-cell>
        </table:table-row>
        <table:table-row table:style-name="ro1">
          <table:table-cell office:value-type="float" office:value="3.5355" calcext:value-type="float">
            <text:p>3.5355</text:p>
          </table:table-cell>
          <table:table-cell office:value-type="float" office:value="3.5732" calcext:value-type="float">
            <text:p>3.5732</text:p>
          </table:table-cell>
          <table:table-cell office:value-type="float" office:value="3.5336" calcext:value-type="float">
            <text:p>3.5336</text:p>
          </table:table-cell>
          <table:table-cell table:formula="of:=AVERAGE([.A51:.C51])" office:value-type="float" office:value="3.54743333333333" calcext:value-type="float">
            <text:p>3.54743333333333</text:p>
          </table:table-cell>
          <table:table-cell table:formula="of:=[.D51]/[.$D$2]" office:value-type="float" office:value="0.370020235454463" calcext:value-type="float">
            <text:p>0.370020235454463</text:p>
          </table:table-cell>
          <table:table-cell/>
          <table:table-cell office:value-type="float" office:value="9.5971" calcext:value-type="float">
            <text:p>9.5971</text:p>
          </table:table-cell>
          <table:table-cell table:formula="of:=([.G51]-9)/4.5" office:value-type="float" office:value="0.132688888888889" calcext:value-type="float">
            <text:p>0.132688888888889</text:p>
          </table:table-cell>
        </table:table-row>
        <table:table-row table:style-name="ro1">
          <table:table-cell office:value-type="float" office:value="3.5473" calcext:value-type="float">
            <text:p>3.5473</text:p>
          </table:table-cell>
          <table:table-cell office:value-type="float" office:value="3.595" calcext:value-type="float">
            <text:p>3.595</text:p>
          </table:table-cell>
          <table:table-cell office:value-type="float" office:value="3.5411" calcext:value-type="float">
            <text:p>3.5411</text:p>
          </table:table-cell>
          <table:table-cell table:formula="of:=AVERAGE([.A52:.C52])" office:value-type="float" office:value="3.56113333333333" calcext:value-type="float">
            <text:p>3.56113333333333</text:p>
          </table:table-cell>
          <table:table-cell table:formula="of:=[.D52]/[.$D$2]" office:value-type="float" office:value="0.371449234042849" calcext:value-type="float">
            <text:p>0.371449234042849</text:p>
          </table:table-cell>
          <table:table-cell/>
          <table:table-cell office:value-type="float" office:value="9.6975" calcext:value-type="float">
            <text:p>9.6975</text:p>
          </table:table-cell>
          <table:table-cell table:formula="of:=([.G52]-9)/4.5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3.5592" calcext:value-type="float">
            <text:p>3.5592</text:p>
          </table:table-cell>
          <table:table-cell office:value-type="float" office:value="3.6169" calcext:value-type="float">
            <text:p>3.6169</text:p>
          </table:table-cell>
          <table:table-cell office:value-type="float" office:value="3.5485" calcext:value-type="float">
            <text:p>3.5485</text:p>
          </table:table-cell>
          <table:table-cell table:formula="of:=AVERAGE([.A53:.C53])" office:value-type="float" office:value="3.57486666666667" calcext:value-type="float">
            <text:p>3.57486666666667</text:p>
          </table:table-cell>
          <table:table-cell table:formula="of:=[.D53]/[.$D$2]" office:value-type="float" office:value="0.372881709513445" calcext:value-type="float">
            <text:p>0.372881709513445</text:p>
          </table:table-cell>
          <table:table-cell/>
          <table:table-cell office:value-type="float" office:value="9.7978" calcext:value-type="float">
            <text:p>9.7978</text:p>
          </table:table-cell>
          <table:table-cell table:formula="of:=([.G53]-9)/4.5" office:value-type="float" office:value="0.177288888888889" calcext:value-type="float">
            <text:p>0.177288888888889</text:p>
          </table:table-cell>
        </table:table-row>
        <table:table-row table:style-name="ro1">
          <table:table-cell office:value-type="float" office:value="3.571" calcext:value-type="float">
            <text:p>3.571</text:p>
          </table:table-cell>
          <table:table-cell office:value-type="float" office:value="3.6388" calcext:value-type="float">
            <text:p>3.6388</text:p>
          </table:table-cell>
          <table:table-cell office:value-type="float" office:value="3.556" calcext:value-type="float">
            <text:p>3.556</text:p>
          </table:table-cell>
          <table:table-cell table:formula="of:=AVERAGE([.A54:.C54])" office:value-type="float" office:value="3.5886" calcext:value-type="float">
            <text:p>3.5886</text:p>
          </table:table-cell>
          <table:table-cell table:formula="of:=[.D54]/[.$D$2]" office:value-type="float" office:value="0.374314184984041" calcext:value-type="float">
            <text:p>0.374314184984041</text:p>
          </table:table-cell>
          <table:table-cell/>
          <table:table-cell office:value-type="float" office:value="9.8982" calcext:value-type="float">
            <text:p>9.8982</text:p>
          </table:table-cell>
          <table:table-cell table:formula="of:=([.G54]-9)/4.5"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3.5829" calcext:value-type="float">
            <text:p>3.5829</text:p>
          </table:table-cell>
          <table:table-cell office:value-type="float" office:value="3.6607" calcext:value-type="float">
            <text:p>3.6607</text:p>
          </table:table-cell>
          <table:table-cell office:value-type="float" office:value="3.5635" calcext:value-type="float">
            <text:p>3.5635</text:p>
          </table:table-cell>
          <table:table-cell table:formula="of:=AVERAGE([.A55:.C55])" office:value-type="float" office:value="3.60236666666667" calcext:value-type="float">
            <text:p>3.60236666666667</text:p>
          </table:table-cell>
          <table:table-cell table:formula="of:=[.D55]/[.$D$2]" office:value-type="float" office:value="0.375750137336847" calcext:value-type="float">
            <text:p>0.375750137336847</text:p>
          </table:table-cell>
          <table:table-cell/>
          <table:table-cell office:value-type="float" office:value="9.9986" calcext:value-type="float">
            <text:p>9.9986</text:p>
          </table:table-cell>
          <table:table-cell table:formula="of:=([.G55]-9)/4.5" office:value-type="float" office:value="0.221911111111111" calcext:value-type="float">
            <text:p>0.221911111111111</text:p>
          </table:table-cell>
        </table:table-row>
        <table:table-row table:style-name="ro1">
          <table:table-cell office:value-type="float" office:value="3.577" calcext:value-type="float">
            <text:p>3.577</text:p>
          </table:table-cell>
          <table:table-cell office:value-type="float" office:value="3.6638" calcext:value-type="float">
            <text:p>3.6638</text:p>
          </table:table-cell>
          <table:table-cell office:value-type="float" office:value="3.5537" calcext:value-type="float">
            <text:p>3.5537</text:p>
          </table:table-cell>
          <table:table-cell table:formula="of:=AVERAGE([.A56:.C56])" office:value-type="float" office:value="3.59816666666667" calcext:value-type="float">
            <text:p>3.59816666666667</text:p>
          </table:table-cell>
          <table:table-cell table:formula="of:=[.D56]/[.$D$2]" office:value-type="float" office:value="0.375312050178364" calcext:value-type="float">
            <text:p>0.375312050178364</text:p>
          </table:table-cell>
          <table:table-cell/>
          <table:table-cell office:value-type="float" office:value="10.099" calcext:value-type="float">
            <text:p>10.099</text:p>
          </table:table-cell>
          <table:table-cell table:formula="of:=([.G56]-9)/4.5" office:value-type="float" office:value="0.244222222222222" calcext:value-type="float">
            <text:p>0.244222222222222</text:p>
          </table:table-cell>
        </table:table-row>
        <table:table-row table:style-name="ro1">
          <table:table-cell office:value-type="float" office:value="3.4881" calcext:value-type="float">
            <text:p>3.4881</text:p>
          </table:table-cell>
          <table:table-cell office:value-type="float" office:value="3.5794" calcext:value-type="float">
            <text:p>3.5794</text:p>
          </table:table-cell>
          <table:table-cell office:value-type="float" office:value="3.4632" calcext:value-type="float">
            <text:p>3.4632</text:p>
          </table:table-cell>
          <table:table-cell table:formula="of:=AVERAGE([.A57:.C57])" office:value-type="float" office:value="3.51023333333333" calcext:value-type="float">
            <text:p>3.51023333333333</text:p>
          </table:table-cell>
          <table:table-cell table:formula="of:=[.D57]/[.$D$2]" office:value-type="float" office:value="0.366140034907897" calcext:value-type="float">
            <text:p>0.366140034907897</text:p>
          </table:table-cell>
          <table:table-cell/>
          <table:table-cell office:value-type="float" office:value="10.199" calcext:value-type="float">
            <text:p>10.199</text:p>
          </table:table-cell>
          <table:table-cell table:formula="of:=([.G57]-9)/4.5" office:value-type="float" office:value="0.266444444444444" calcext:value-type="float">
            <text:p>0.266444444444444</text:p>
          </table:table-cell>
        </table:table-row>
        <table:table-row table:style-name="ro1">
          <table:table-cell office:value-type="float" office:value="3.3992" calcext:value-type="float">
            <text:p>3.3992</text:p>
          </table:table-cell>
          <table:table-cell office:value-type="float" office:value="3.495" calcext:value-type="float">
            <text:p>3.495</text:p>
          </table:table-cell>
          <table:table-cell office:value-type="float" office:value="3.3728" calcext:value-type="float">
            <text:p>3.3728</text:p>
          </table:table-cell>
          <table:table-cell table:formula="of:=AVERAGE([.A58:.C58])" office:value-type="float" office:value="3.42233333333333" calcext:value-type="float">
            <text:p>3.42233333333333</text:p>
          </table:table-cell>
          <table:table-cell table:formula="of:=[.D58]/[.$D$2]" office:value-type="float" office:value="0.356971496519641" calcext:value-type="float">
            <text:p>0.356971496519641</text:p>
          </table:table-cell>
          <table:table-cell/>
          <table:table-cell office:value-type="float" office:value="10.3" calcext:value-type="float">
            <text:p>10.3</text:p>
          </table:table-cell>
          <table:table-cell table:formula="of:=([.G58]-9)/4.5"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3.3104" calcext:value-type="float">
            <text:p>3.3104</text:p>
          </table:table-cell>
          <table:table-cell office:value-type="float" office:value="3.4106" calcext:value-type="float">
            <text:p>3.4106</text:p>
          </table:table-cell>
          <table:table-cell office:value-type="float" office:value="3.2823" calcext:value-type="float">
            <text:p>3.2823</text:p>
          </table:table-cell>
          <table:table-cell table:formula="of:=AVERAGE([.A59:.C59])" office:value-type="float" office:value="3.33443333333333" calcext:value-type="float">
            <text:p>3.33443333333333</text:p>
          </table:table-cell>
          <table:table-cell table:formula="of:=[.D59]/[.$D$2]" office:value-type="float" office:value="0.347802958131384" calcext:value-type="float">
            <text:p>0.347802958131384</text:p>
          </table:table-cell>
          <table:table-cell/>
          <table:table-cell office:value-type="float" office:value="10.4" calcext:value-type="float">
            <text:p>10.4</text:p>
          </table:table-cell>
          <table:table-cell table:formula="of:=([.G59]-9)/4.5"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3.2215" calcext:value-type="float">
            <text:p>3.2215</text:p>
          </table:table-cell>
          <table:table-cell office:value-type="float" office:value="3.3262" calcext:value-type="float">
            <text:p>3.3262</text:p>
          </table:table-cell>
          <table:table-cell office:value-type="float" office:value="3.1919" calcext:value-type="float">
            <text:p>3.1919</text:p>
          </table:table-cell>
          <table:table-cell table:formula="of:=AVERAGE([.A60:.C60])" office:value-type="float" office:value="3.24653333333333" calcext:value-type="float">
            <text:p>3.24653333333333</text:p>
          </table:table-cell>
          <table:table-cell table:formula="of:=[.D60]/[.$D$2]" office:value-type="float" office:value="0.338634419743128" calcext:value-type="float">
            <text:p>0.338634419743128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([.G60]-9)/4.5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.1326" calcext:value-type="float">
            <text:p>3.1326</text:p>
          </table:table-cell>
          <table:table-cell office:value-type="float" office:value="3.2417" calcext:value-type="float">
            <text:p>3.2417</text:p>
          </table:table-cell>
          <table:table-cell office:value-type="float" office:value="3.1014" calcext:value-type="float">
            <text:p>3.1014</text:p>
          </table:table-cell>
          <table:table-cell table:formula="of:=AVERAGE([.A61:.C61])" office:value-type="float" office:value="3.15856666666667" calcext:value-type="float">
            <text:p>3.15856666666667</text:p>
          </table:table-cell>
          <table:table-cell table:formula="of:=[.D61]/[.$D$2]" office:value-type="float" office:value="0.329458927590451" calcext:value-type="float">
            <text:p>0.329458927590451</text:p>
          </table:table-cell>
          <table:table-cell/>
          <table:table-cell office:value-type="float" office:value="10.601" calcext:value-type="float">
            <text:p>10.601</text:p>
          </table:table-cell>
          <table:table-cell table:formula="of:=([.G61]-9)/4.5" office:value-type="float" office:value="0.355777777777778" calcext:value-type="float">
            <text:p>0.355777777777778</text:p>
          </table:table-cell>
        </table:table-row>
        <table:table-row table:style-name="ro1">
          <table:table-cell office:value-type="float" office:value="3.0438" calcext:value-type="float">
            <text:p>3.0438</text:p>
          </table:table-cell>
          <table:table-cell office:value-type="float" office:value="3.1573" calcext:value-type="float">
            <text:p>3.1573</text:p>
          </table:table-cell>
          <table:table-cell office:value-type="float" office:value="3.011" calcext:value-type="float">
            <text:p>3.011</text:p>
          </table:table-cell>
          <table:table-cell table:formula="of:=AVERAGE([.A62:.C62])" office:value-type="float" office:value="3.0707" calcext:value-type="float">
            <text:p>3.0707</text:p>
          </table:table-cell>
          <table:table-cell table:formula="of:=[.D62]/[.$D$2]" office:value-type="float" office:value="0.320293866084405" calcext:value-type="float">
            <text:p>0.320293866084405</text:p>
          </table:table-cell>
          <table:table-cell/>
          <table:table-cell office:value-type="float" office:value="10.701" calcext:value-type="float">
            <text:p>10.701</text:p>
          </table:table-cell>
          <table:table-cell table:formula="of:=([.G62]-9)/4.5"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3.0294" calcext:value-type="float">
            <text:p>3.0294</text:p>
          </table:table-cell>
          <table:table-cell office:value-type="float" office:value="3.1459" calcext:value-type="float">
            <text:p>3.1459</text:p>
          </table:table-cell>
          <table:table-cell office:value-type="float" office:value="2.9978" calcext:value-type="float">
            <text:p>2.9978</text:p>
          </table:table-cell>
          <table:table-cell table:formula="of:=AVERAGE([.A63:.C63])" office:value-type="float" office:value="3.0577" calcext:value-type="float">
            <text:p>3.0577</text:p>
          </table:table-cell>
          <table:table-cell table:formula="of:=[.D63]/[.$D$2]" office:value-type="float" office:value="0.318937882022433" calcext:value-type="float">
            <text:p>0.318937882022433</text:p>
          </table:table-cell>
          <table:table-cell/>
          <table:table-cell office:value-type="float" office:value="10.801" calcext:value-type="float">
            <text:p>10.801</text:p>
          </table:table-cell>
          <table:table-cell table:formula="of:=([.G63]-9)/4.5" office:value-type="float" office:value="0.400222222222222" calcext:value-type="float">
            <text:p>0.400222222222222</text:p>
          </table:table-cell>
        </table:table-row>
        <table:table-row table:style-name="ro1">
          <table:table-cell office:value-type="float" office:value="3.0912" calcext:value-type="float">
            <text:p>3.0912</text:p>
          </table:table-cell>
          <table:table-cell office:value-type="float" office:value="3.2091" calcext:value-type="float">
            <text:p>3.2091</text:p>
          </table:table-cell>
          <table:table-cell office:value-type="float" office:value="3.0639" calcext:value-type="float">
            <text:p>3.0639</text:p>
          </table:table-cell>
          <table:table-cell table:formula="of:=AVERAGE([.A64:.C64])" office:value-type="float" office:value="3.1214" calcext:value-type="float">
            <text:p>3.1214</text:p>
          </table:table-cell>
          <table:table-cell table:formula="of:=[.D64]/[.$D$2]" office:value-type="float" office:value="0.325582203926095" calcext:value-type="float">
            <text:p>0.325582203926095</text:p>
          </table:table-cell>
          <table:table-cell/>
          <table:table-cell office:value-type="float" office:value="10.902" calcext:value-type="float">
            <text:p>10.902</text:p>
          </table:table-cell>
          <table:table-cell table:formula="of:=([.G64]-9)/4.5" office:value-type="float" office:value="0.422666666666667" calcext:value-type="float">
            <text:p>0.422666666666667</text:p>
          </table:table-cell>
        </table:table-row>
        <table:table-row table:style-name="ro1">
          <table:table-cell office:value-type="float" office:value="3.1531" calcext:value-type="float">
            <text:p>3.1531</text:p>
          </table:table-cell>
          <table:table-cell office:value-type="float" office:value="3.2724" calcext:value-type="float">
            <text:p>3.2724</text:p>
          </table:table-cell>
          <table:table-cell office:value-type="float" office:value="3.1299" calcext:value-type="float">
            <text:p>3.1299</text:p>
          </table:table-cell>
          <table:table-cell table:formula="of:=AVERAGE([.A65:.C65])" office:value-type="float" office:value="3.18513333333333" calcext:value-type="float">
            <text:p>3.18513333333333</text:p>
          </table:table-cell>
          <table:table-cell table:formula="of:=[.D65]/[.$D$2]" office:value-type="float" office:value="0.332230002711968" calcext:value-type="float">
            <text:p>0.332230002711968</text:p>
          </table:table-cell>
          <table:table-cell/>
          <table:table-cell office:value-type="float" office:value="11.002" calcext:value-type="float">
            <text:p>11.002</text:p>
          </table:table-cell>
          <table:table-cell table:formula="of:=([.G65]-9)/4.5" office:value-type="float" office:value="0.444888888888889" calcext:value-type="float">
            <text:p>0.444888888888889</text:p>
          </table:table-cell>
        </table:table-row>
        <table:table-row table:style-name="ro1">
          <table:table-cell office:value-type="float" office:value="3.2149" calcext:value-type="float">
            <text:p>3.2149</text:p>
          </table:table-cell>
          <table:table-cell office:value-type="float" office:value="3.3356" calcext:value-type="float">
            <text:p>3.3356</text:p>
          </table:table-cell>
          <table:table-cell office:value-type="float" office:value="3.196" calcext:value-type="float">
            <text:p>3.196</text:p>
          </table:table-cell>
          <table:table-cell table:formula="of:=AVERAGE([.A66:.C66])" office:value-type="float" office:value="3.24883333333333" calcext:value-type="float">
            <text:p>3.24883333333333</text:p>
          </table:table-cell>
          <table:table-cell table:formula="of:=[.D66]/[.$D$2]" office:value-type="float" office:value="0.338874324615631" calcext:value-type="float">
            <text:p>0.338874324615631</text:p>
          </table:table-cell>
          <table:table-cell/>
          <table:table-cell office:value-type="float" office:value="11.102" calcext:value-type="float">
            <text:p>11.102</text:p>
          </table:table-cell>
          <table:table-cell table:formula="of:=([.G66]-9)/4.5" office:value-type="float" office:value="0.467111111111111" calcext:value-type="float">
            <text:p>0.467111111111111</text:p>
          </table:table-cell>
        </table:table-row>
        <table:table-row table:style-name="ro1">
          <table:table-cell office:value-type="float" office:value="3.2768" calcext:value-type="float">
            <text:p>3.2768</text:p>
          </table:table-cell>
          <table:table-cell office:value-type="float" office:value="3.3988" calcext:value-type="float">
            <text:p>3.3988</text:p>
          </table:table-cell>
          <table:table-cell office:value-type="float" office:value="3.262" calcext:value-type="float">
            <text:p>3.262</text:p>
          </table:table-cell>
          <table:table-cell table:formula="of:=AVERAGE([.A67:.C67])" office:value-type="float" office:value="3.31253333333333" calcext:value-type="float">
            <text:p>3.31253333333333</text:p>
          </table:table-cell>
          <table:table-cell table:formula="of:=[.D67]/[.$D$2]" office:value-type="float" office:value="0.345518646519293" calcext:value-type="float">
            <text:p>0.345518646519293</text:p>
          </table:table-cell>
          <table:table-cell/>
          <table:table-cell office:value-type="float" office:value="11.203" calcext:value-type="float">
            <text:p>11.203</text:p>
          </table:table-cell>
          <table:table-cell table:formula="of:=([.G67]-9)/4.5" office:value-type="float" office:value="0.489555555555555" calcext:value-type="float">
            <text:p>0.489555555555555</text:p>
          </table:table-cell>
        </table:table-row>
        <table:table-row table:style-name="ro1">
          <table:table-cell office:value-type="float" office:value="3.3387" calcext:value-type="float">
            <text:p>3.3387</text:p>
          </table:table-cell>
          <table:table-cell office:value-type="float" office:value="3.4621" calcext:value-type="float">
            <text:p>3.4621</text:p>
          </table:table-cell>
          <table:table-cell office:value-type="float" office:value="3.328" calcext:value-type="float">
            <text:p>3.328</text:p>
          </table:table-cell>
          <table:table-cell table:formula="of:=AVERAGE([.A68:.C68])" office:value-type="float" office:value="3.37626666666667" calcext:value-type="float">
            <text:p>3.37626666666667</text:p>
          </table:table-cell>
          <table:table-cell table:formula="of:=[.D68]/[.$D$2]" office:value-type="float" office:value="0.352166445305166" calcext:value-type="float">
            <text:p>0.352166445305166</text:p>
          </table:table-cell>
          <table:table-cell/>
          <table:table-cell office:value-type="float" office:value="11.303" calcext:value-type="float">
            <text:p>11.303</text:p>
          </table:table-cell>
          <table:table-cell table:formula="of:=([.G68]-9)/4.5" office:value-type="float" office:value="0.511777777777778" calcext:value-type="float">
            <text:p>0.511777777777778</text:p>
          </table:table-cell>
        </table:table-row>
        <table:table-row table:style-name="ro1">
          <table:table-cell office:value-type="float" office:value="3.3839" calcext:value-type="float">
            <text:p>3.3839</text:p>
          </table:table-cell>
          <table:table-cell office:value-type="float" office:value="3.5083" calcext:value-type="float">
            <text:p>3.5083</text:p>
          </table:table-cell>
          <table:table-cell office:value-type="float" office:value="3.3758" calcext:value-type="float">
            <text:p>3.3758</text:p>
          </table:table-cell>
          <table:table-cell table:formula="of:=AVERAGE([.A69:.C69])" office:value-type="float" office:value="3.42266666666667" calcext:value-type="float">
            <text:p>3.42266666666667</text:p>
          </table:table-cell>
          <table:table-cell table:formula="of:=[.D69]/[.$D$2]" office:value-type="float" office:value="0.357006265341743" calcext:value-type="float">
            <text:p>0.357006265341743</text:p>
          </table:table-cell>
          <table:table-cell/>
          <table:table-cell office:value-type="float" office:value="11.403" calcext:value-type="float">
            <text:p>11.403</text:p>
          </table:table-cell>
          <table:table-cell table:formula="of:=([.G69]-9)/4.5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3.4066" calcext:value-type="float">
            <text:p>3.4066</text:p>
          </table:table-cell>
          <table:table-cell office:value-type="float" office:value="3.5317" calcext:value-type="float">
            <text:p>3.5317</text:p>
          </table:table-cell>
          <table:table-cell office:value-type="float" office:value="3.3991" calcext:value-type="float">
            <text:p>3.3991</text:p>
          </table:table-cell>
          <table:table-cell table:formula="of:=AVERAGE([.A70:.C70])" office:value-type="float" office:value="3.4458" calcext:value-type="float">
            <text:p>3.4458</text:p>
          </table:table-cell>
          <table:table-cell table:formula="of:=[.D70]/[.$D$2]" office:value-type="float" office:value="0.359419221595611" calcext:value-type="float">
            <text:p>0.359419221595611</text:p>
          </table:table-cell>
          <table:table-cell/>
          <table:table-cell office:value-type="float" office:value="11.504" calcext:value-type="float">
            <text:p>11.504</text:p>
          </table:table-cell>
          <table:table-cell table:formula="of:=([.G70]-9)/4.5" office:value-type="float" office:value="0.556444444444444" calcext:value-type="float">
            <text:p>0.556444444444444</text:p>
          </table:table-cell>
        </table:table-row>
        <table:table-row table:style-name="ro1">
          <table:table-cell office:value-type="float" office:value="3.4294" calcext:value-type="float">
            <text:p>3.4294</text:p>
          </table:table-cell>
          <table:table-cell office:value-type="float" office:value="3.555" calcext:value-type="float">
            <text:p>3.555</text:p>
          </table:table-cell>
          <table:table-cell office:value-type="float" office:value="3.4223" calcext:value-type="float">
            <text:p>3.4223</text:p>
          </table:table-cell>
          <table:table-cell table:formula="of:=AVERAGE([.A71:.C71])" office:value-type="float" office:value="3.4689" calcext:value-type="float">
            <text:p>3.4689</text:p>
          </table:table-cell>
          <table:table-cell table:formula="of:=[.D71]/[.$D$2]" office:value-type="float" office:value="0.361828700967269" calcext:value-type="float">
            <text:p>0.361828700967269</text:p>
          </table:table-cell>
          <table:table-cell/>
          <table:table-cell office:value-type="float" office:value="11.604" calcext:value-type="float">
            <text:p>11.604</text:p>
          </table:table-cell>
          <table:table-cell table:formula="of:=([.G71]-9)/4.5" office:value-type="float" office:value="0.578666666666666" calcext:value-type="float">
            <text:p>0.578666666666666</text:p>
          </table:table-cell>
        </table:table-row>
        <table:table-row table:style-name="ro1">
          <table:table-cell office:value-type="float" office:value="3.4522" calcext:value-type="float">
            <text:p>3.4522</text:p>
          </table:table-cell>
          <table:table-cell office:value-type="float" office:value="3.5784" calcext:value-type="float">
            <text:p>3.5784</text:p>
          </table:table-cell>
          <table:table-cell office:value-type="float" office:value="3.4455" calcext:value-type="float">
            <text:p>3.4455</text:p>
          </table:table-cell>
          <table:table-cell table:formula="of:=AVERAGE([.A72:.C72])" office:value-type="float" office:value="3.49203333333333" calcext:value-type="float">
            <text:p>3.49203333333333</text:p>
          </table:table-cell>
          <table:table-cell table:formula="of:=[.D72]/[.$D$2]" office:value-type="float" office:value="0.364241657221137" calcext:value-type="float">
            <text:p>0.364241657221137</text:p>
          </table:table-cell>
          <table:table-cell/>
          <table:table-cell office:value-type="float" office:value="11.705" calcext:value-type="float">
            <text:p>11.705</text:p>
          </table:table-cell>
          <table:table-cell table:formula="of:=([.G72]-9)/4.5" office:value-type="float" office:value="0.601111111111111" calcext:value-type="float">
            <text:p>0.601111111111111</text:p>
          </table:table-cell>
        </table:table-row>
        <table:table-row table:style-name="ro1">
          <table:table-cell office:value-type="float" office:value="3.4749" calcext:value-type="float">
            <text:p>3.4749</text:p>
          </table:table-cell>
          <table:table-cell office:value-type="float" office:value="3.6017" calcext:value-type="float">
            <text:p>3.6017</text:p>
          </table:table-cell>
          <table:table-cell office:value-type="float" office:value="3.4688" calcext:value-type="float">
            <text:p>3.4688</text:p>
          </table:table-cell>
          <table:table-cell table:formula="of:=AVERAGE([.A73:.C73])" office:value-type="float" office:value="3.51513333333333" calcext:value-type="float">
            <text:p>3.51513333333333</text:p>
          </table:table-cell>
          <table:table-cell table:formula="of:=[.D73]/[.$D$2]" office:value-type="float" office:value="0.366651136592795" calcext:value-type="float">
            <text:p>0.366651136592795</text:p>
          </table:table-cell>
          <table:table-cell/>
          <table:table-cell office:value-type="float" office:value="11.805" calcext:value-type="float">
            <text:p>11.805</text:p>
          </table:table-cell>
          <table:table-cell table:formula="of:=([.G73]-9)/4.5" office:value-type="float" office:value="0.623333333333333" calcext:value-type="float">
            <text:p>0.623333333333333</text:p>
          </table:table-cell>
        </table:table-row>
        <table:table-row table:style-name="ro1">
          <table:table-cell office:value-type="float" office:value="3.4977" calcext:value-type="float">
            <text:p>3.4977</text:p>
          </table:table-cell>
          <table:table-cell office:value-type="float" office:value="3.6251" calcext:value-type="float">
            <text:p>3.6251</text:p>
          </table:table-cell>
          <table:table-cell office:value-type="float" office:value="3.492" calcext:value-type="float">
            <text:p>3.492</text:p>
          </table:table-cell>
          <table:table-cell table:formula="of:=AVERAGE([.A74:.C74])" office:value-type="float" office:value="3.53826666666667" calcext:value-type="float">
            <text:p>3.53826666666667</text:p>
          </table:table-cell>
          <table:table-cell table:formula="of:=[.D74]/[.$D$2]" office:value-type="float" office:value="0.369064092846663" calcext:value-type="float">
            <text:p>0.369064092846663</text:p>
          </table:table-cell>
          <table:table-cell/>
          <table:table-cell office:value-type="float" office:value="11.905" calcext:value-type="float">
            <text:p>11.905</text:p>
          </table:table-cell>
          <table:table-cell table:formula="of:=([.G74]-9)/4.5" office:value-type="float" office:value="0.645555555555555" calcext:value-type="float">
            <text:p>0.645555555555555</text:p>
          </table:table-cell>
        </table:table-row>
        <table:table-row table:style-name="ro1">
          <table:table-cell office:value-type="float" office:value="3.5591" calcext:value-type="float">
            <text:p>3.5591</text:p>
          </table:table-cell>
          <table:table-cell office:value-type="float" office:value="3.6846" calcext:value-type="float">
            <text:p>3.6846</text:p>
          </table:table-cell>
          <table:table-cell office:value-type="float" office:value="3.5571" calcext:value-type="float">
            <text:p>3.5571</text:p>
          </table:table-cell>
          <table:table-cell table:formula="of:=AVERAGE([.A75:.C75])" office:value-type="float" office:value="3.60026666666667" calcext:value-type="float">
            <text:p>3.60026666666667</text:p>
          </table:table-cell>
          <table:table-cell table:formula="of:=[.D75]/[.$D$2]" office:value-type="float" office:value="0.375531093757606" calcext:value-type="float">
            <text:p>0.375531093757606</text:p>
          </table:table-cell>
          <table:table-cell/>
          <table:table-cell office:value-type="float" office:value="12.006" calcext:value-type="float">
            <text:p>12.006</text:p>
          </table:table-cell>
          <table:table-cell table:formula="of:=([.G75]-9)/4.5"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3.7474" calcext:value-type="float">
            <text:p>3.7474</text:p>
          </table:table-cell>
          <table:table-cell office:value-type="float" office:value="3.6261" calcext:value-type="float">
            <text:p>3.6261</text:p>
          </table:table-cell>
          <table:table-cell table:formula="of:=AVERAGE([.A76:.C76])" office:value-type="float" office:value="3.66583333333333" calcext:value-type="float">
            <text:p>3.66583333333333</text:p>
          </table:table-cell>
          <table:table-cell table:formula="of:=[.D76]/[.$D$2]" office:value-type="float" office:value="0.382370121065039" calcext:value-type="float">
            <text:p>0.382370121065039</text:p>
          </table:table-cell>
          <table:table-cell/>
          <table:table-cell office:value-type="float" office:value="12.106" calcext:value-type="float">
            <text:p>12.106</text:p>
          </table:table-cell>
          <table:table-cell table:formula="of:=([.G76]-9)/4.5" office:value-type="float" office:value="0.690222222222222" calcext:value-type="float">
            <text:p>0.690222222222222</text:p>
          </table:table-cell>
        </table:table-row>
        <table:table-row table:style-name="ro1">
          <table:table-cell office:value-type="float" office:value="3.6889" calcext:value-type="float">
            <text:p>3.6889</text:p>
          </table:table-cell>
          <table:table-cell office:value-type="float" office:value="3.8102" calcext:value-type="float">
            <text:p>3.8102</text:p>
          </table:table-cell>
          <table:table-cell office:value-type="float" office:value="3.695" calcext:value-type="float">
            <text:p>3.695</text:p>
          </table:table-cell>
          <table:table-cell table:formula="of:=AVERAGE([.A77:.C77])" office:value-type="float" office:value="3.73136666666667" calcext:value-type="float">
            <text:p>3.73136666666667</text:p>
          </table:table-cell>
          <table:table-cell table:formula="of:=[.D77]/[.$D$2]" office:value-type="float" office:value="0.389205671490261" calcext:value-type="float">
            <text:p>0.389205671490261</text:p>
          </table:table-cell>
          <table:table-cell/>
          <table:table-cell office:value-type="float" office:value="12.206" calcext:value-type="float">
            <text:p>12.206</text:p>
          </table:table-cell>
          <table:table-cell table:formula="of:=([.G77]-9)/4.5" office:value-type="float" office:value="0.712444444444444" calcext:value-type="float">
            <text:p>0.712444444444444</text:p>
          </table:table-cell>
        </table:table-row>
        <table:table-row table:style-name="ro1">
          <table:table-cell office:value-type="float" office:value="3.7539" calcext:value-type="float">
            <text:p>3.7539</text:p>
          </table:table-cell>
          <table:table-cell office:value-type="float" office:value="3.8729" calcext:value-type="float">
            <text:p>3.8729</text:p>
          </table:table-cell>
          <table:table-cell office:value-type="float" office:value="3.764" calcext:value-type="float">
            <text:p>3.764</text:p>
          </table:table-cell>
          <table:table-cell table:formula="of:=AVERAGE([.A78:.C78])" office:value-type="float" office:value="3.79693333333333" calcext:value-type="float">
            <text:p>3.79693333333333</text:p>
          </table:table-cell>
          <table:table-cell table:formula="of:=[.D78]/[.$D$2]" office:value-type="float" office:value="0.396044698797694" calcext:value-type="float">
            <text:p>0.396044698797694</text:p>
          </table:table-cell>
          <table:table-cell/>
          <table:table-cell office:value-type="float" office:value="12.307" calcext:value-type="float">
            <text:p>12.307</text:p>
          </table:table-cell>
          <table:table-cell table:formula="of:=([.G78]-9)/4.5" office:value-type="float" office:value="0.734888888888889" calcext:value-type="float">
            <text:p>0.734888888888889</text:p>
          </table:table-cell>
        </table:table-row>
        <table:table-row table:style-name="ro1">
          <table:table-cell office:value-type="float" office:value="3.8188" calcext:value-type="float">
            <text:p>3.8188</text:p>
          </table:table-cell>
          <table:table-cell office:value-type="float" office:value="3.9357" calcext:value-type="float">
            <text:p>3.9357</text:p>
          </table:table-cell>
          <table:table-cell office:value-type="float" office:value="3.8329" calcext:value-type="float">
            <text:p>3.8329</text:p>
          </table:table-cell>
          <table:table-cell table:formula="of:=AVERAGE([.A79:.C79])" office:value-type="float" office:value="3.86246666666667" calcext:value-type="float">
            <text:p>3.86246666666667</text:p>
          </table:table-cell>
          <table:table-cell table:formula="of:=[.D79]/[.$D$2]" office:value-type="float" office:value="0.402880249222917" calcext:value-type="float">
            <text:p>0.402880249222917</text:p>
          </table:table-cell>
          <table:table-cell/>
          <table:table-cell office:value-type="float" office:value="12.407" calcext:value-type="float">
            <text:p>12.407</text:p>
          </table:table-cell>
          <table:table-cell table:formula="of:=([.G79]-9)/4.5" office:value-type="float" office:value="0.757111111111111" calcext:value-type="float">
            <text:p>0.757111111111111</text:p>
          </table:table-cell>
        </table:table-row>
        <table:table-row table:style-name="ro1">
          <table:table-cell office:value-type="float" office:value="3.8833" calcext:value-type="float">
            <text:p>3.8833</text:p>
          </table:table-cell>
          <table:table-cell office:value-type="float" office:value="3.9982" calcext:value-type="float">
            <text:p>3.9982</text:p>
          </table:table-cell>
          <table:table-cell office:value-type="float" office:value="3.9008" calcext:value-type="float">
            <text:p>3.9008</text:p>
          </table:table-cell>
          <table:table-cell table:formula="of:=AVERAGE([.A80:.C80])" office:value-type="float" office:value="3.92743333333333" calcext:value-type="float">
            <text:p>3.92743333333333</text:p>
          </table:table-cell>
          <table:table-cell table:formula="of:=[.D80]/[.$D$2]" office:value-type="float" office:value="0.409656692650566" calcext:value-type="float">
            <text:p>0.409656692650566</text:p>
          </table:table-cell>
          <table:table-cell/>
          <table:table-cell office:value-type="float" office:value="12.507" calcext:value-type="float">
            <text:p>12.507</text:p>
          </table:table-cell>
          <table:table-cell table:formula="of:=([.G80]-9)/4.5" office:value-type="float" office:value="0.779333333333333" calcext:value-type="float">
            <text:p>0.779333333333333</text:p>
          </table:table-cell>
        </table:table-row>
        <table:table-row table:style-name="ro1">
          <table:table-cell office:value-type="float" office:value="3.9477" calcext:value-type="float">
            <text:p>3.9477</text:p>
          </table:table-cell>
          <table:table-cell office:value-type="float" office:value="4.0606" calcext:value-type="float">
            <text:p>4.0606</text:p>
          </table:table-cell>
          <table:table-cell office:value-type="float" office:value="3.9685" calcext:value-type="float">
            <text:p>3.9685</text:p>
          </table:table-cell>
          <table:table-cell table:formula="of:=AVERAGE([.A81:.C81])" office:value-type="float" office:value="3.99226666666667" calcext:value-type="float">
            <text:p>3.99226666666667</text:p>
          </table:table-cell>
          <table:table-cell table:formula="of:=[.D81]/[.$D$2]" office:value-type="float" office:value="0.416419228549375" calcext:value-type="float">
            <text:p>0.416419228549375</text:p>
          </table:table-cell>
          <table:table-cell/>
          <table:table-cell office:value-type="float" office:value="12.608" calcext:value-type="float">
            <text:p>12.608</text:p>
          </table:table-cell>
          <table:table-cell table:formula="of:=([.G81]-9)/4.5" office:value-type="float" office:value="0.801777777777778" calcext:value-type="float">
            <text:p>0.801777777777778</text:p>
          </table:table-cell>
        </table:table-row>
        <table:table-row table:style-name="ro1">
          <table:table-cell office:value-type="float" office:value="4.0122" calcext:value-type="float">
            <text:p>4.0122</text:p>
          </table:table-cell>
          <table:table-cell office:value-type="float" office:value="4.123" calcext:value-type="float">
            <text:p>4.123</text:p>
          </table:table-cell>
          <table:table-cell office:value-type="float" office:value="4.0363" calcext:value-type="float">
            <text:p>4.0363</text:p>
          </table:table-cell>
          <table:table-cell table:formula="of:=AVERAGE([.A82:.C82])" office:value-type="float" office:value="4.05716666666667" calcext:value-type="float">
            <text:p>4.05716666666667</text:p>
          </table:table-cell>
          <table:table-cell table:formula="of:=[.D82]/[.$D$2]" office:value-type="float" office:value="0.423188718212604" calcext:value-type="float">
            <text:p>0.423188718212604</text:p>
          </table:table-cell>
          <table:table-cell/>
          <table:table-cell office:value-type="float" office:value="12.708" calcext:value-type="float">
            <text:p>12.708</text:p>
          </table:table-cell>
          <table:table-cell table:formula="of:=([.G82]-9)/4.5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4.0767" calcext:value-type="float">
            <text:p>4.0767</text:p>
          </table:table-cell>
          <table:table-cell office:value-type="float" office:value="4.1855" calcext:value-type="float">
            <text:p>4.1855</text:p>
          </table:table-cell>
          <table:table-cell office:value-type="float" office:value="4.104" calcext:value-type="float">
            <text:p>4.104</text:p>
          </table:table-cell>
          <table:table-cell table:formula="of:=AVERAGE([.A83:.C83])" office:value-type="float" office:value="4.12206666666667" calcext:value-type="float">
            <text:p>4.12206666666667</text:p>
          </table:table-cell>
          <table:table-cell table:formula="of:=[.D83]/[.$D$2]" office:value-type="float" office:value="0.429958207875834" calcext:value-type="float">
            <text:p>0.429958207875834</text:p>
          </table:table-cell>
          <table:table-cell/>
          <table:table-cell office:value-type="float" office:value="12.808" calcext:value-type="float">
            <text:p>12.808</text:p>
          </table:table-cell>
          <table:table-cell table:formula="of:=([.G83]-9)/4.5" office:value-type="float" office:value="0.846222222222222" calcext:value-type="float">
            <text:p>0.846222222222222</text:p>
          </table:table-cell>
        </table:table-row>
        <table:table-row table:style-name="ro1">
          <table:table-cell office:value-type="float" office:value="4.1449" calcext:value-type="float">
            <text:p>4.1449</text:p>
          </table:table-cell>
          <table:table-cell office:value-type="float" office:value="4.2514" calcext:value-type="float">
            <text:p>4.2514</text:p>
          </table:table-cell>
          <table:table-cell office:value-type="float" office:value="4.1758" calcext:value-type="float">
            <text:p>4.1758</text:p>
          </table:table-cell>
          <table:table-cell table:formula="of:=AVERAGE([.A84:.C84])" office:value-type="float" office:value="4.1907" calcext:value-type="float">
            <text:p>4.1907</text:p>
          </table:table-cell>
          <table:table-cell table:formula="of:=[.D84]/[.$D$2]" office:value-type="float" office:value="0.437117108346603" calcext:value-type="float">
            <text:p>0.437117108346603</text:p>
          </table:table-cell>
          <table:table-cell/>
          <table:table-cell office:value-type="float" office:value="12.909" calcext:value-type="float">
            <text:p>12.909</text:p>
          </table:table-cell>
          <table:table-cell table:formula="of:=([.G84]-9)/4.5" office:value-type="float" office:value="0.868666666666667" calcext:value-type="float">
            <text:p>0.868666666666667</text:p>
          </table:table-cell>
        </table:table-row>
        <table:table-row table:style-name="ro1">
          <table:table-cell office:value-type="float" office:value="4.2196" calcext:value-type="float">
            <text:p>4.2196</text:p>
          </table:table-cell>
          <table:table-cell office:value-type="float" office:value="4.3232" calcext:value-type="float">
            <text:p>4.3232</text:p>
          </table:table-cell>
          <table:table-cell office:value-type="float" office:value="4.2547" calcext:value-type="float">
            <text:p>4.2547</text:p>
          </table:table-cell>
          <table:table-cell table:formula="of:=AVERAGE([.A85:.C85])" office:value-type="float" office:value="4.26583333333333" calcext:value-type="float">
            <text:p>4.26583333333333</text:p>
          </table:table-cell>
          <table:table-cell table:formula="of:=[.D85]/[.$D$2]" office:value-type="float" office:value="0.444954000848359" calcext:value-type="float">
            <text:p>0.444954000848359</text:p>
          </table:table-cell>
          <table:table-cell/>
          <table:table-cell office:value-type="float" office:value="13.009" calcext:value-type="float">
            <text:p>13.009</text:p>
          </table:table-cell>
          <table:table-cell table:formula="of:=([.G85]-9)/4.5" office:value-type="float" office:value="0.890888888888889" calcext:value-type="float">
            <text:p>0.890888888888889</text:p>
          </table:table-cell>
        </table:table-row>
        <table:table-row table:style-name="ro1">
          <table:table-cell office:value-type="float" office:value="4.2942" calcext:value-type="float">
            <text:p>4.2942</text:p>
          </table:table-cell>
          <table:table-cell office:value-type="float" office:value="4.3951" calcext:value-type="float">
            <text:p>4.3951</text:p>
          </table:table-cell>
          <table:table-cell office:value-type="float" office:value="4.3335" calcext:value-type="float">
            <text:p>4.3335</text:p>
          </table:table-cell>
          <table:table-cell table:formula="of:=AVERAGE([.A86:.C86])" office:value-type="float" office:value="4.34093333333333" calcext:value-type="float">
            <text:p>4.34093333333333</text:p>
          </table:table-cell>
          <table:table-cell table:formula="of:=[.D86]/[.$D$2]" office:value-type="float" office:value="0.452787416467905" calcext:value-type="float">
            <text:p>0.452787416467905</text:p>
          </table:table-cell>
          <table:table-cell/>
          <table:table-cell office:value-type="float" office:value="13.109" calcext:value-type="float">
            <text:p>13.109</text:p>
          </table:table-cell>
          <table:table-cell table:formula="of:=([.G86]-9)/4.5" office:value-type="float" office:value="0.913111111111111" calcext:value-type="float">
            <text:p>0.913111111111111</text:p>
          </table:table-cell>
        </table:table-row>
        <table:table-row table:style-name="ro1">
          <table:table-cell office:value-type="float" office:value="4.3689" calcext:value-type="float">
            <text:p>4.3689</text:p>
          </table:table-cell>
          <table:table-cell office:value-type="float" office:value="4.467" calcext:value-type="float">
            <text:p>4.467</text:p>
          </table:table-cell>
          <table:table-cell office:value-type="float" office:value="4.4123" calcext:value-type="float">
            <text:p>4.4123</text:p>
          </table:table-cell>
          <table:table-cell table:formula="of:=AVERAGE([.A87:.C87])" office:value-type="float" office:value="4.41606666666667" calcext:value-type="float">
            <text:p>4.41606666666667</text:p>
          </table:table-cell>
          <table:table-cell table:formula="of:=[.D87]/[.$D$2]" office:value-type="float" office:value="0.460624308969661" calcext:value-type="float">
            <text:p>0.460624308969661</text:p>
          </table:table-cell>
          <table:table-cell/>
          <table:table-cell office:value-type="float" office:value="13.21" calcext:value-type="float">
            <text:p>13.21</text:p>
          </table:table-cell>
          <table:table-cell table:formula="of:=([.G87]-9)/4.5" office:value-type="float" office:value="0.935555555555556" calcext:value-type="float">
            <text:p>0.935555555555556</text:p>
          </table:table-cell>
        </table:table-row>
        <table:table-row table:style-name="ro1">
          <table:table-cell office:value-type="float" office:value="4.4447" calcext:value-type="float">
            <text:p>4.4447</text:p>
          </table:table-cell>
          <table:table-cell office:value-type="float" office:value="4.54" calcext:value-type="float">
            <text:p>4.54</text:p>
          </table:table-cell>
          <table:table-cell office:value-type="float" office:value="4.4922" calcext:value-type="float">
            <text:p>4.4922</text:p>
          </table:table-cell>
          <table:table-cell table:formula="of:=AVERAGE([.A88:.C88])" office:value-type="float" office:value="4.4923" calcext:value-type="float">
            <text:p>4.4923</text:p>
          </table:table-cell>
          <table:table-cell table:formula="of:=[.D88]/[.$D$2]" office:value-type="float" office:value="0.468575938584353" calcext:value-type="float">
            <text:p>0.468575938584353</text:p>
          </table:table-cell>
          <table:table-cell/>
          <table:table-cell office:value-type="float" office:value="13.31" calcext:value-type="float">
            <text:p>13.31</text:p>
          </table:table-cell>
          <table:table-cell table:formula="of:=([.G88]-9)/4.5" office:value-type="float" office:value="0.957777777777778" calcext:value-type="float">
            <text:p>0.957777777777778</text:p>
          </table:table-cell>
        </table:table-row>
        <table:table-row table:style-name="ro1">
          <table:table-cell office:value-type="float" office:value="4.5241" calcext:value-type="float">
            <text:p>4.5241</text:p>
          </table:table-cell>
          <table:table-cell office:value-type="float" office:value="4.6167" calcext:value-type="float">
            <text:p>4.6167</text:p>
          </table:table-cell>
          <table:table-cell office:value-type="float" office:value="4.5755" calcext:value-type="float">
            <text:p>4.5755</text:p>
          </table:table-cell>
          <table:table-cell table:formula="of:=AVERAGE([.A89:.C89])" office:value-type="float" office:value="4.5721" calcext:value-type="float">
            <text:p>4.5721</text:p>
          </table:table-cell>
          <table:table-cell table:formula="of:=[.D89]/[.$D$2]" office:value-type="float" office:value="0.476899594595534" calcext:value-type="float">
            <text:p>0.476899594595534</text:p>
          </table:table-cell>
          <table:table-cell/>
          <table:table-cell office:value-type="float" office:value="13.41" calcext:value-type="float">
            <text:p>13.41</text:p>
          </table:table-cell>
          <table:table-cell table:formula="of:=([.G89]-9)/4.5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.6034" calcext:value-type="float">
            <text:p>4.6034</text:p>
          </table:table-cell>
          <table:table-cell office:value-type="float" office:value="4.6933" calcext:value-type="float">
            <text:p>4.6933</text:p>
          </table:table-cell>
          <table:table-cell office:value-type="float" office:value="4.6588" calcext:value-type="float">
            <text:p>4.6588</text:p>
          </table:table-cell>
          <table:table-cell table:formula="of:=AVERAGE([.A90:.C90])" office:value-type="float" office:value="4.65183333333333" calcext:value-type="float">
            <text:p>4.65183333333333</text:p>
          </table:table-cell>
          <table:table-cell table:formula="of:=[.D90]/[.$D$2]" office:value-type="float" office:value="0.485216296842296" calcext:value-type="float">
            <text:p>0.485216296842296</text:p>
          </table:table-cell>
          <table:table-cell/>
          <table:table-cell office:value-type="float" office:value="13.511" calcext:value-type="float">
            <text:p>13.511</text:p>
          </table:table-cell>
          <table:table-cell table:formula="of:=([.G90]-9)/4.5" office:value-type="float" office:value="1.00244444444444" calcext:value-type="float">
            <text:p>1.00244444444444</text:p>
          </table:table-cell>
        </table:table-row>
        <table:table-row table:style-name="ro1">
          <table:table-cell office:value-type="float" office:value="4.6827" calcext:value-type="float">
            <text:p>4.6827</text:p>
          </table:table-cell>
          <table:table-cell office:value-type="float" office:value="4.77" calcext:value-type="float">
            <text:p>4.77</text:p>
          </table:table-cell>
          <table:table-cell office:value-type="float" office:value="4.7422" calcext:value-type="float">
            <text:p>4.7422</text:p>
          </table:table-cell>
          <table:table-cell table:formula="of:=AVERAGE([.A91:.C91])" office:value-type="float" office:value="4.73163333333333" calcext:value-type="float">
            <text:p>4.73163333333333</text:p>
          </table:table-cell>
          <table:table-cell table:formula="of:=[.D91]/[.$D$2]" office:value-type="float" office:value="0.493539952853477" calcext:value-type="float">
            <text:p>0.493539952853477</text:p>
          </table:table-cell>
          <table:table-cell/>
          <table:table-cell office:value-type="float" office:value="13.611" calcext:value-type="float">
            <text:p>13.611</text:p>
          </table:table-cell>
          <table:table-cell table:formula="of:=([.G91]-9)/4.5" office:value-type="float" office:value="1.02466666666667" calcext:value-type="float">
            <text:p>1.02466666666667</text:p>
          </table:table-cell>
        </table:table-row>
        <table:table-row table:style-name="ro1">
          <table:table-cell office:value-type="float" office:value="4.7639" calcext:value-type="float">
            <text:p>4.7639</text:p>
          </table:table-cell>
          <table:table-cell office:value-type="float" office:value="4.8487" calcext:value-type="float">
            <text:p>4.8487</text:p>
          </table:table-cell>
          <table:table-cell office:value-type="float" office:value="4.8271" calcext:value-type="float">
            <text:p>4.8271</text:p>
          </table:table-cell>
          <table:table-cell table:formula="of:=AVERAGE([.A92:.C92])" office:value-type="float" office:value="4.81323333333333" calcext:value-type="float">
            <text:p>4.81323333333333</text:p>
          </table:table-cell>
          <table:table-cell table:formula="of:=[.D92]/[.$D$2]" office:value-type="float" office:value="0.502051360504009" calcext:value-type="float">
            <text:p>0.502051360504009</text:p>
          </table:table-cell>
          <table:table-cell/>
          <table:table-cell office:value-type="float" office:value="13.712" calcext:value-type="float">
            <text:p>13.712</text:p>
          </table:table-cell>
          <table:table-cell table:formula="of:=([.G92]-9)/4.5" office:value-type="float" office:value="1.04711111111111" calcext:value-type="float">
            <text:p>1.04711111111111</text:p>
          </table:table-cell>
        </table:table-row>
        <table:table-row table:style-name="ro1">
          <table:table-cell office:value-type="float" office:value="4.847" calcext:value-type="float">
            <text:p>4.847</text:p>
          </table:table-cell>
          <table:table-cell office:value-type="float" office:value="4.9295" calcext:value-type="float">
            <text:p>4.9295</text:p>
          </table:table-cell>
          <table:table-cell office:value-type="float" office:value="4.9138" calcext:value-type="float">
            <text:p>4.9138</text:p>
          </table:table-cell>
          <table:table-cell table:formula="of:=AVERAGE([.A93:.C93])" office:value-type="float" office:value="4.89676666666667" calcext:value-type="float">
            <text:p>4.89676666666667</text:p>
          </table:table-cell>
          <table:table-cell table:formula="of:=[.D93]/[.$D$2]" office:value-type="float" office:value="0.510764427322731" calcext:value-type="float">
            <text:p>0.510764427322731</text:p>
          </table:table-cell>
          <table:table-cell/>
          <table:table-cell office:value-type="float" office:value="13.812" calcext:value-type="float">
            <text:p>13.812</text:p>
          </table:table-cell>
          <table:table-cell table:formula="of:=([.G93]-9)/4.5" office:value-type="float" office:value="1.06933333333333" calcext:value-type="float">
            <text:p>1.06933333333333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5.0103" calcext:value-type="float">
            <text:p>5.0103</text:p>
          </table:table-cell>
          <table:table-cell office:value-type="float" office:value="5.0005" calcext:value-type="float">
            <text:p>5.0005</text:p>
          </table:table-cell>
          <table:table-cell table:formula="of:=AVERAGE([.A94:.C94])" office:value-type="float" office:value="4.98026666666667" calcext:value-type="float">
            <text:p>4.98026666666667</text:p>
          </table:table-cell>
          <table:table-cell table:formula="of:=[.D94]/[.$D$2]" office:value-type="float" office:value="0.519474017259243" calcext:value-type="float">
            <text:p>0.519474017259243</text:p>
          </table:table-cell>
          <table:table-cell/>
          <table:table-cell office:value-type="float" office:value="13.912" calcext:value-type="float">
            <text:p>13.912</text:p>
          </table:table-cell>
          <table:table-cell table:formula="of:=([.G94]-9)/4.5" office:value-type="float" office:value="1.09155555555556" calcext:value-type="float">
            <text:p>1.09155555555556</text:p>
          </table:table-cell>
        </table:table-row>
        <table:table-row table:style-name="ro1">
          <table:table-cell office:value-type="float" office:value="5.0132" calcext:value-type="float">
            <text:p>5.0132</text:p>
          </table:table-cell>
          <table:table-cell office:value-type="float" office:value="5.0913" calcext:value-type="float">
            <text:p>5.0913</text:p>
          </table:table-cell>
          <table:table-cell office:value-type="float" office:value="5.0872" calcext:value-type="float">
            <text:p>5.0872</text:p>
          </table:table-cell>
          <table:table-cell table:formula="of:=AVERAGE([.A95:.C95])" office:value-type="float" office:value="5.0639" calcext:value-type="float">
            <text:p>5.0639</text:p>
          </table:table-cell>
          <table:table-cell table:formula="of:=[.D95]/[.$D$2]" office:value-type="float" office:value="0.528197514724596" calcext:value-type="float">
            <text:p>0.528197514724596</text:p>
          </table:table-cell>
          <table:table-cell/>
          <table:table-cell office:value-type="float" office:value="14.013" calcext:value-type="float">
            <text:p>14.013</text:p>
          </table:table-cell>
          <table:table-cell table:formula="of:=([.G95]-9)/4.5"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5.0981" calcext:value-type="float">
            <text:p>5.0981</text:p>
          </table:table-cell>
          <table:table-cell office:value-type="float" office:value="5.1747" calcext:value-type="float">
            <text:p>5.1747</text:p>
          </table:table-cell>
          <table:table-cell office:value-type="float" office:value="5.1748" calcext:value-type="float">
            <text:p>5.1748</text:p>
          </table:table-cell>
          <table:table-cell table:formula="of:=AVERAGE([.A96:.C96])" office:value-type="float" office:value="5.1492" calcext:value-type="float">
            <text:p>5.1492</text:p>
          </table:table-cell>
          <table:table-cell table:formula="of:=[.D96]/[.$D$2]" office:value-type="float" office:value="0.537094856300458" calcext:value-type="float">
            <text:p>0.537094856300458</text:p>
          </table:table-cell>
          <table:table-cell/>
          <table:table-cell office:value-type="float" office:value="14.113" calcext:value-type="float">
            <text:p>14.113</text:p>
          </table:table-cell>
          <table:table-cell table:formula="of:=([.G96]-9)/4.5" office:value-type="float" office:value="1.13622222222222" calcext:value-type="float">
            <text:p>1.13622222222222</text:p>
          </table:table-cell>
        </table:table-row>
        <table:table-row table:style-name="ro1">
          <table:table-cell office:value-type="float" office:value="5.1829" calcext:value-type="float">
            <text:p>5.1829</text:p>
          </table:table-cell>
          <table:table-cell office:value-type="float" office:value="5.2581" calcext:value-type="float">
            <text:p>5.2581</text:p>
          </table:table-cell>
          <table:table-cell office:value-type="float" office:value="5.2624" calcext:value-type="float">
            <text:p>5.2624</text:p>
          </table:table-cell>
          <table:table-cell table:formula="of:=AVERAGE([.A97:.C97])" office:value-type="float" office:value="5.23446666666667" calcext:value-type="float">
            <text:p>5.23446666666667</text:p>
          </table:table-cell>
          <table:table-cell table:formula="of:=[.D97]/[.$D$2]" office:value-type="float" office:value="0.54598872099411" calcext:value-type="float">
            <text:p>0.54598872099411</text:p>
          </table:table-cell>
          <table:table-cell/>
          <table:table-cell office:value-type="float" office:value="14.213" calcext:value-type="float">
            <text:p>14.213</text:p>
          </table:table-cell>
          <table:table-cell table:formula="of:=([.G97]-9)/4.5" office:value-type="float" office:value="1.15844444444444" calcext:value-type="float">
            <text:p>1.15844444444444</text:p>
          </table:table-cell>
        </table:table-row>
        <table:table-row table:style-name="ro1">
          <table:table-cell office:value-type="float" office:value="5.2677" calcext:value-type="float">
            <text:p>5.2677</text:p>
          </table:table-cell>
          <table:table-cell office:value-type="float" office:value="5.3416" calcext:value-type="float">
            <text:p>5.3416</text:p>
          </table:table-cell>
          <table:table-cell office:value-type="float" office:value="5.35" calcext:value-type="float">
            <text:p>5.35</text:p>
          </table:table-cell>
          <table:table-cell table:formula="of:=AVERAGE([.A98:.C98])" office:value-type="float" office:value="5.31976666666667" calcext:value-type="float">
            <text:p>5.31976666666667</text:p>
          </table:table-cell>
          <table:table-cell table:formula="of:=[.D98]/[.$D$2]" office:value-type="float" office:value="0.554886062569972" calcext:value-type="float">
            <text:p>0.554886062569972</text:p>
          </table:table-cell>
          <table:table-cell/>
          <table:table-cell office:value-type="float" office:value="14.314" calcext:value-type="float">
            <text:p>14.314</text:p>
          </table:table-cell>
          <table:table-cell table:formula="of:=([.G98]-9)/4.5" office:value-type="float" office:value="1.18088888888889" calcext:value-type="float">
            <text:p>1.18088888888889</text:p>
          </table:table-cell>
        </table:table-row>
        <table:table-row table:style-name="ro1">
          <table:table-cell office:value-type="float" office:value="5.3553" calcext:value-type="float">
            <text:p>5.3553</text:p>
          </table:table-cell>
          <table:table-cell office:value-type="float" office:value="5.4288" calcext:value-type="float">
            <text:p>5.4288</text:p>
          </table:table-cell>
          <table:table-cell office:value-type="float" office:value="5.439" calcext:value-type="float">
            <text:p>5.439</text:p>
          </table:table-cell>
          <table:table-cell table:formula="of:=AVERAGE([.A99:.C99])" office:value-type="float" office:value="5.4077" calcext:value-type="float">
            <text:p>5.4077</text:p>
          </table:table-cell>
          <table:table-cell table:formula="of:=[.D99]/[.$D$2]" office:value-type="float" office:value="0.564058077840439" calcext:value-type="float">
            <text:p>0.564058077840439</text:p>
          </table:table-cell>
          <table:table-cell/>
          <table:table-cell office:value-type="float" office:value="14.414" calcext:value-type="float">
            <text:p>14.414</text:p>
          </table:table-cell>
          <table:table-cell table:formula="of:=([.G99]-9)/4.5" office:value-type="float" office:value="1.20311111111111" calcext:value-type="float">
            <text:p>1.20311111111111</text:p>
          </table:table-cell>
        </table:table-row>
        <table:table-row table:style-name="ro1">
          <table:table-cell office:value-type="float" office:value="5.4429" calcext:value-type="float">
            <text:p>5.4429</text:p>
          </table:table-cell>
          <table:table-cell office:value-type="float" office:value="5.516" calcext:value-type="float">
            <text:p>5.516</text:p>
          </table:table-cell>
          <table:table-cell office:value-type="float" office:value="5.5281" calcext:value-type="float">
            <text:p>5.5281</text:p>
          </table:table-cell>
          <table:table-cell table:formula="of:=AVERAGE([.A100:.C100])" office:value-type="float" office:value="5.49566666666667" calcext:value-type="float">
            <text:p>5.49566666666667</text:p>
          </table:table-cell>
          <table:table-cell table:formula="of:=[.D100]/[.$D$2]" office:value-type="float" office:value="0.573233569993116" calcext:value-type="float">
            <text:p>0.573233569993116</text:p>
          </table:table-cell>
          <table:table-cell/>
          <table:table-cell office:value-type="float" office:value="14.514" calcext:value-type="float">
            <text:p>14.514</text:p>
          </table:table-cell>
          <table:table-cell table:formula="of:=([.G100]-9)/4.5" office:value-type="float" office:value="1.22533333333333" calcext:value-type="float">
            <text:p>1.22533333333333</text:p>
          </table:table-cell>
        </table:table-row>
        <table:table-row table:style-name="ro1">
          <table:table-cell office:value-type="float" office:value="5.5277" calcext:value-type="float">
            <text:p>5.5277</text:p>
          </table:table-cell>
          <table:table-cell office:value-type="float" office:value="5.6006" calcext:value-type="float">
            <text:p>5.6006</text:p>
          </table:table-cell>
          <table:table-cell office:value-type="float" office:value="5.614" calcext:value-type="float">
            <text:p>5.614</text:p>
          </table:table-cell>
          <table:table-cell table:formula="of:=AVERAGE([.A101:.C101])" office:value-type="float" office:value="5.58076666666667" calcext:value-type="float">
            <text:p>5.58076666666667</text:p>
          </table:table-cell>
          <table:table-cell table:formula="of:=[.D101]/[.$D$2]" office:value-type="float" office:value="0.582110050275717" calcext:value-type="float">
            <text:p>0.582110050275717</text:p>
          </table:table-cell>
          <table:table-cell/>
          <table:table-cell office:value-type="float" office:value="14.615" calcext:value-type="float">
            <text:p>14.615</text:p>
          </table:table-cell>
          <table:table-cell table:formula="of:=([.G101]-9)/4.5" office:value-type="float" office:value="1.24777777777778" calcext:value-type="float">
            <text:p>1.24777777777778</text:p>
          </table:table-cell>
        </table:table-row>
        <table:table-row table:style-name="ro1">
          <table:table-cell office:value-type="float" office:value="5.6013" calcext:value-type="float">
            <text:p>5.6013</text:p>
          </table:table-cell>
          <table:table-cell office:value-type="float" office:value="5.6744" calcext:value-type="float">
            <text:p>5.6744</text:p>
          </table:table-cell>
          <table:table-cell office:value-type="float" office:value="5.6879" calcext:value-type="float">
            <text:p>5.6879</text:p>
          </table:table-cell>
          <table:table-cell table:formula="of:=AVERAGE([.A102:.C102])" office:value-type="float" office:value="5.65453333333333" calcext:value-type="float">
            <text:p>5.65453333333333</text:p>
          </table:table-cell>
          <table:table-cell table:formula="of:=[.D102]/[.$D$2]" office:value-type="float" office:value="0.589804390606855" calcext:value-type="float">
            <text:p>0.589804390606855</text:p>
          </table:table-cell>
          <table:table-cell/>
          <table:table-cell office:value-type="float" office:value="14.715" calcext:value-type="float">
            <text:p>14.715</text:p>
          </table:table-cell>
          <table:table-cell table:formula="of:=([.G102]-9)/4.5" office:value-type="float" office:value="1.27" calcext:value-type="float">
            <text:p>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52:36.311107265</meta:creation-date>
    <meta:generator>LibreOffice/6.2.0.3$MacOSX_X86_64 LibreOffice_project/98c6a8a1c6c7b144ce3cc729e34964b47ce25d62</meta:generator>
    <dc:date>2019-02-14T18:33:39.329248162</dc:date>
    <meta:editing-duration>PT2H41M17S</meta:editing-duration>
    <meta:editing-cycles>1</meta:editing-cycles>
    <meta:document-statistic meta:table-count="2" meta:cell-count="1426" meta:object-count="0"/>
  </office:meta>
</office:document-meta>
</file>